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85pt"/>
    </style:style>
    <style:style style:name="co2" style:family="table-column">
      <style:table-column-properties fo:break-before="auto" style:column-width="54.7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opulation on 1 January by age groups and sex - cities and greater cities [urb_cpop1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ast update</text:p>
          </table:table-cell>
          <table:table-cell table:style-name="ce5" office:value-type="date" office:date-value="2019-08-02T07:06:32" calcext:value-type="date">
            <text:p>02.08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cted on</text:p>
          </table:table-cell>
          <table:table-cell table:style-name="ce5" office:value-type="date" office:date-value="2019-08-03T11:55:48.464" calcext:value-type="date">
            <text:p>03.08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of data</text:p>
          </table:table-cell>
          <table:table-cell table:style-name="ce1" office:value-type="string" calcext:value-type="string">
            <text:p>Eurost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IC_UR</text:p>
          </table:table-cell>
          <table:table-cell table:style-name="ce1" office:value-type="string" calcext:value-type="string">
            <text:p>Population on the 1st of January, tot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ITIES/TIME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7</text:p>
          </table:table-cell>
          <table:table-cell table:style-name="ce2" office:value-type="string" calcext:value-type="string">
            <text:p>201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Belgium</text:p>
          </table:table-cell>
          <table:covered-table-cell table:number-columns-repeated="5" table:style-name="ce6"/>
          <table:covered-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Bruxelles / Brussel</text:p>
          </table:table-cell>
          <table:table-cell table:style-name="ce6" office:value-type="float" office:value="1174624" calcext:value-type="float">
            <text:p>1,174,624</text:p>
          </table:table-cell>
          <table:table-cell table:style-name="ce6" office:value-type="float" office:value="1183841" calcext:value-type="float">
            <text:p>1,183,841</text:p>
          </table:table-cell>
          <table:table-cell table:style-name="ce6" office:value-type="float" office:value="1196831" calcext:value-type="float">
            <text:p>1,196,831</text:p>
          </table:table-cell>
          <table:table-cell table:style-name="ce6" office:value-type="float" office:value="1201129" calcext:value-type="float">
            <text:p>1,201,129</text:p>
          </table:table-cell>
          <table:table-cell table:style-name="ce6" office:value-type="float" office:value="1199095" calcext:value-type="float">
            <text:p>1,199,095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twerpen</text:p>
          </table:table-cell>
          <table:table-cell table:style-name="ce6" office:value-type="float" office:value="512230" calcext:value-type="float">
            <text:p>512,230</text:p>
          </table:table-cell>
          <table:table-cell table:style-name="ce6" office:value-type="float" office:value="513915" calcext:value-type="float">
            <text:p>513,915</text:p>
          </table:table-cell>
          <table:table-cell table:style-name="ce6" office:value-type="float" office:value="515593" calcext:value-type="float">
            <text:p>515,593</text:p>
          </table:table-cell>
          <table:table-cell table:style-name="ce6" office:value-type="float" office:value="517731" calcext:value-type="float">
            <text:p>517,731</text:p>
          </table:table-cell>
          <table:table-cell table:style-name="ce6" office:value-type="float" office:value="520859" calcext:value-type="float">
            <text:p>520,85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t</text:p>
          </table:table-cell>
          <table:table-cell table:style-name="ce6" office:value-type="float" office:value="249754" calcext:value-type="float">
            <text:p>249,754</text:p>
          </table:table-cell>
          <table:table-cell table:style-name="ce6" office:value-type="float" office:value="251984" calcext:value-type="float">
            <text:p>251,984</text:p>
          </table:table-cell>
          <table:table-cell table:style-name="ce6" office:value-type="float" office:value="253914" calcext:value-type="float">
            <text:p>253,914</text:p>
          </table:table-cell>
          <table:table-cell table:style-name="ce6" office:value-type="float" office:value="257226" calcext:value-type="float">
            <text:p>257,226</text:p>
          </table:table-cell>
          <table:table-cell table:style-name="ce6" office:value-type="float" office:value="259462" calcext:value-type="float">
            <text:p>259,46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arleroi</text:p>
          </table:table-cell>
          <table:table-cell table:style-name="ce6" office:value-type="float" office:value="204826" calcext:value-type="float">
            <text:p>204,826</text:p>
          </table:table-cell>
          <table:table-cell table:style-name="ce6" office:value-type="float" office:value="203640" calcext:value-type="float">
            <text:p>203,640</text:p>
          </table:table-cell>
          <table:table-cell table:style-name="ce6" office:value-type="float" office:value="203228" calcext:value-type="float">
            <text:p>203,228</text:p>
          </table:table-cell>
          <table:table-cell table:style-name="ce6" office:value-type="float" office:value="202602" calcext:value-type="float">
            <text:p>202,602</text:p>
          </table:table-cell>
          <table:table-cell table:style-name="ce6" office:value-type="float" office:value="201884" calcext:value-type="float">
            <text:p>201,88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ège</text:p>
          </table:table-cell>
          <table:table-cell table:style-name="ce6" office:value-type="float" office:value="382009" calcext:value-type="float">
            <text:p>382,009</text:p>
          </table:table-cell>
          <table:table-cell table:style-name="ce6" office:value-type="float" office:value="382637" calcext:value-type="float">
            <text:p>382,637</text:p>
          </table:table-cell>
          <table:table-cell table:style-name="ce6" office:value-type="float" office:value="382852" calcext:value-type="float">
            <text:p>382,852</text:p>
          </table:table-cell>
          <table:table-cell table:style-name="ce6" office:value-type="float" office:value="382488" calcext:value-type="float">
            <text:p>382,488</text:p>
          </table:table-cell>
          <table:table-cell table:style-name="ce6" office:value-type="float" office:value="383725" calcext:value-type="float">
            <text:p>383,725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ugge</text:p>
          </table:table-cell>
          <table:table-cell table:style-name="ce6" office:value-type="float" office:value="118145" calcext:value-type="float">
            <text:p>118,145</text:p>
          </table:table-cell>
          <table:table-cell table:style-name="ce6" office:value-type="float" office:value="117886" calcext:value-type="float">
            <text:p>117,886</text:p>
          </table:table-cell>
          <table:table-cell table:style-name="ce6" office:value-type="float" office:value="118335" calcext:value-type="float">
            <text:p>118,335</text:p>
          </table:table-cell>
          <table:table-cell table:style-name="ce6" office:value-type="float" office:value="118219" calcext:value-type="float">
            <text:p>118,219</text:p>
          </table:table-cell>
          <table:table-cell table:style-name="ce6" office:value-type="float" office:value="118393" calcext:value-type="float">
            <text:p>118,393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mur</text:p>
          </table:table-cell>
          <table:table-cell table:style-name="ce6" office:value-type="float" office:value="111224" calcext:value-type="float">
            <text:p>111,224</text:p>
          </table:table-cell>
          <table:table-cell table:style-name="ce6" office:value-type="float" office:value="111348" calcext:value-type="float">
            <text:p>111,348</text:p>
          </table:table-cell>
          <table:table-cell table:style-name="ce6" office:value-type="float" office:value="111312" calcext:value-type="float">
            <text:p>111,312</text:p>
          </table:table-cell>
          <table:table-cell table:style-name="ce6" office:value-type="float" office:value="110738" calcext:value-type="float">
            <text:p>110,738</text:p>
          </table:table-cell>
          <table:table-cell table:style-name="ce6" office:value-type="float" office:value="111111" calcext:value-type="float">
            <text:p>111,11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uven</text:p>
          </table:table-cell>
          <table:table-cell table:style-name="ce6" office:value-type="float" office:value="98119" calcext:value-type="float">
            <text:p>98,119</text:p>
          </table:table-cell>
          <table:table-cell table:style-name="ce6" office:value-type="float" office:value="98591" calcext:value-type="float">
            <text:p>98,591</text:p>
          </table:table-cell>
          <table:table-cell table:style-name="ce6" office:value-type="float" office:value="98531" calcext:value-type="float">
            <text:p>98,531</text:p>
          </table:table-cell>
          <table:table-cell table:style-name="ce6" office:value-type="float" office:value="99365" calcext:value-type="float">
            <text:p>99,365</text:p>
          </table:table-cell>
          <table:table-cell table:style-name="ce6" office:value-type="float" office:value="99640" calcext:value-type="float">
            <text:p>99,64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s</text:p>
          </table:table-cell>
          <table:table-cell table:style-name="ce6" office:value-type="float" office:value="94316" calcext:value-type="float">
            <text:p>94,316</text:p>
          </table:table-cell>
          <table:table-cell table:style-name="ce6" office:value-type="float" office:value="95357" calcext:value-type="float">
            <text:p>95,357</text:p>
          </table:table-cell>
          <table:table-cell table:style-name="ce6" office:value-type="float" office:value="95469" calcext:value-type="float">
            <text:p>95,469</text:p>
          </table:table-cell>
          <table:table-cell table:style-name="ce6" office:value-type="float" office:value="95046" calcext:value-type="float">
            <text:p>95,046</text:p>
          </table:table-cell>
          <table:table-cell table:style-name="ce6" office:value-type="float" office:value="95332" calcext:value-type="float">
            <text:p>95,33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ortrijk</text:p>
          </table:table-cell>
          <table:table-cell table:style-name="ce6" office:value-type="float" office:value="75687" calcext:value-type="float">
            <text:p>75,687</text:p>
          </table:table-cell>
          <table:table-cell table:style-name="ce6" office:value-type="float" office:value="75604" calcext:value-type="float">
            <text:p>75,604</text:p>
          </table:table-cell>
          <table:table-cell table:style-name="ce6" office:value-type="float" office:value="75577" calcext:value-type="float">
            <text:p>75,577</text:p>
          </table:table-cell>
          <table:table-cell table:style-name="ce6" office:value-type="float" office:value="75639" calcext:value-type="float">
            <text:p>75,639</text:p>
          </table:table-cell>
          <table:table-cell table:style-name="ce6" office:value-type="float" office:value="75849" calcext:value-type="float">
            <text:p>75,84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ostende</text:p>
          </table:table-cell>
          <table:table-cell table:style-name="ce6" office:value-type="float" office:value="70458" calcext:value-type="float">
            <text:p>70,458</text:p>
          </table:table-cell>
          <table:table-cell table:style-name="ce6" office:value-type="float" office:value="70681" calcext:value-type="float">
            <text:p>70,681</text:p>
          </table:table-cell>
          <table:table-cell table:style-name="ce6" office:value-type="float" office:value="70813" calcext:value-type="float">
            <text:p>70,813</text:p>
          </table:table-cell>
          <table:table-cell table:style-name="ce6" office:value-type="float" office:value="70782" calcext:value-type="float">
            <text:p>70,782</text:p>
          </table:table-cell>
          <table:table-cell table:style-name="ce6" office:value-type="float" office:value="71204" calcext:value-type="float">
            <text:p>71,20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Czech Republic</text:p>
          </table:table-cell>
          <table:covered-table-cell table:number-columns-repeated="5" table:style-name="ce6"/>
          <table:covered-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Praha</text:p>
          </table:table-cell>
          <table:table-cell table:style-name="ce6" office:value-type="float" office:value="1243201" calcext:value-type="float">
            <text:p>1,243,201</text:p>
          </table:table-cell>
          <table:table-cell table:style-name="ce6" office:value-type="float" office:value="1259079" calcext:value-type="float">
            <text:p>1,259,079</text:p>
          </table:table-cell>
          <table:table-cell table:style-name="ce6" office:value-type="float" office:value="1267449" calcext:value-type="float">
            <text:p>1,267,449</text:p>
          </table:table-cell>
          <table:table-cell table:style-name="ce6" office:value-type="float" office:value="1280508" calcext:value-type="float">
            <text:p>1,280,508</text:p>
          </table:table-cell>
          <table:table-cell table:style-name="ce6" office:value-type="float" office:value="1294513" calcext:value-type="float">
            <text:p>1,294,513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no</text:p>
          </table:table-cell>
          <table:table-cell table:style-name="ce6" office:value-type="float" office:value="377508" calcext:value-type="float">
            <text:p>377,508</text:p>
          </table:table-cell>
          <table:table-cell table:style-name="ce6" office:value-type="float" office:value="377440" calcext:value-type="float">
            <text:p>377,440</text:p>
          </table:table-cell>
          <table:table-cell table:style-name="ce6" office:value-type="float" office:value="377028" calcext:value-type="float">
            <text:p>377,028</text:p>
          </table:table-cell>
          <table:table-cell table:style-name="ce6" office:value-type="float" office:value="377973" calcext:value-type="float">
            <text:p>377,973</text:p>
          </table:table-cell>
          <table:table-cell table:style-name="ce6" office:value-type="float" office:value="379527" calcext:value-type="float">
            <text:p>379,52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trava</text:p>
          </table:table-cell>
          <table:table-cell table:style-name="ce6" office:value-type="float" office:value="295653" calcext:value-type="float">
            <text:p>295,653</text:p>
          </table:table-cell>
          <table:table-cell table:style-name="ce6" office:value-type="float" office:value="294200" calcext:value-type="float">
            <text:p>294,200</text:p>
          </table:table-cell>
          <table:table-cell table:style-name="ce6" office:value-type="float" office:value="292681" calcext:value-type="float">
            <text:p>292,681</text:p>
          </table:table-cell>
          <table:table-cell table:style-name="ce6" office:value-type="float" office:value="291634" calcext:value-type="float">
            <text:p>291,634</text:p>
          </table:table-cell>
          <table:table-cell table:style-name="ce6" office:value-type="float" office:value="290450" calcext:value-type="float">
            <text:p>290,45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lzen</text:p>
          </table:table-cell>
          <table:table-cell table:style-name="ce6" office:value-type="float" office:value="168034" calcext:value-type="float">
            <text:p>168,034</text:p>
          </table:table-cell>
          <table:table-cell table:style-name="ce6" office:value-type="float" office:value="169033" calcext:value-type="float">
            <text:p>169,033</text:p>
          </table:table-cell>
          <table:table-cell table:style-name="ce6" office:value-type="float" office:value="169858" calcext:value-type="float">
            <text:p>169,858</text:p>
          </table:table-cell>
          <table:table-cell table:style-name="ce6" office:value-type="float" office:value="170548" calcext:value-type="float">
            <text:p>170,548</text:p>
          </table:table-cell>
          <table:table-cell table:style-name="ce6" office:value-type="float" office:value="170936" calcext:value-type="float">
            <text:p>170,93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Ústí nad Labem</text:p>
          </table:table-cell>
          <table:table-cell table:style-name="ce6" office:value-type="float" office:value="93523" calcext:value-type="float">
            <text:p>93,523</text:p>
          </table:table-cell>
          <table:table-cell table:style-name="ce6" office:value-type="float" office:value="93409" calcext:value-type="float">
            <text:p>93,409</text:p>
          </table:table-cell>
          <table:table-cell table:style-name="ce6" office:value-type="float" office:value="93248" calcext:value-type="float">
            <text:p>93,248</text:p>
          </table:table-cell>
          <table:table-cell table:style-name="ce6" office:value-type="float" office:value="92984" calcext:value-type="float">
            <text:p>92,984</text:p>
          </table:table-cell>
          <table:table-cell table:style-name="ce6" office:value-type="float" office:value="93040" calcext:value-type="float">
            <text:p>93,04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lomouc</text:p>
          </table:table-cell>
          <table:table-cell table:style-name="ce6" office:value-type="float" office:value="99489" calcext:value-type="float">
            <text:p>99,489</text:p>
          </table:table-cell>
          <table:table-cell table:style-name="ce6" office:value-type="float" office:value="99809" calcext:value-type="float">
            <text:p>99,809</text:p>
          </table:table-cell>
          <table:table-cell table:style-name="ce6" office:value-type="float" office:value="100154" calcext:value-type="float">
            <text:p>100,154</text:p>
          </table:table-cell>
          <table:table-cell table:style-name="ce6" office:value-type="float" office:value="100378" calcext:value-type="float">
            <text:p>100,378</text:p>
          </table:table-cell>
          <table:table-cell table:style-name="ce6" office:value-type="float" office:value="100494" calcext:value-type="float">
            <text:p>100,49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berec</text:p>
          </table:table-cell>
          <table:table-cell table:style-name="ce6" office:value-type="float" office:value="102301" calcext:value-type="float">
            <text:p>102,301</text:p>
          </table:table-cell>
          <table:table-cell table:style-name="ce6" office:value-type="float" office:value="102562" calcext:value-type="float">
            <text:p>102,562</text:p>
          </table:table-cell>
          <table:table-cell table:style-name="ce6" office:value-type="float" office:value="103288" calcext:value-type="float">
            <text:p>103,288</text:p>
          </table:table-cell>
          <table:table-cell table:style-name="ce6" office:value-type="float" office:value="103853" calcext:value-type="float">
            <text:p>103,853</text:p>
          </table:table-cell>
          <table:table-cell table:style-name="ce6" office:value-type="float" office:value="103979" calcext:value-type="float">
            <text:p>103,97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eské Budejovice</text:p>
          </table:table-cell>
          <table:table-cell table:style-name="ce6" office:value-type="float" office:value="93253" calcext:value-type="float">
            <text:p>93,253</text:p>
          </table:table-cell>
          <table:table-cell table:style-name="ce6" office:value-type="float" office:value="93285" calcext:value-type="float">
            <text:p>93,285</text:p>
          </table:table-cell>
          <table:table-cell table:style-name="ce6" office:value-type="float" office:value="93513" calcext:value-type="float">
            <text:p>93,513</text:p>
          </table:table-cell>
          <table:table-cell table:style-name="ce6" office:value-type="float" office:value="93470" calcext:value-type="float">
            <text:p>93,470</text:p>
          </table:table-cell>
          <table:table-cell table:style-name="ce6" office:value-type="float" office:value="93863" calcext:value-type="float">
            <text:p>93,863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radec Králové</text:p>
          </table:table-cell>
          <table:table-cell table:style-name="ce6" office:value-type="float" office:value="92904" calcext:value-type="float">
            <text:p>92,904</text:p>
          </table:table-cell>
          <table:table-cell table:style-name="ce6" office:value-type="float" office:value="92808" calcext:value-type="float">
            <text:p>92,808</text:p>
          </table:table-cell>
          <table:table-cell table:style-name="ce6" office:value-type="float" office:value="92891" calcext:value-type="float">
            <text:p>92,891</text:p>
          </table:table-cell>
          <table:table-cell table:style-name="ce6" office:value-type="float" office:value="92929" calcext:value-type="float">
            <text:p>92,929</text:p>
          </table:table-cell>
          <table:table-cell table:style-name="ce6" office:value-type="float" office:value="92917" calcext:value-type="float">
            <text:p>92,91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rdubice</text:p>
          </table:table-cell>
          <table:table-cell table:style-name="ce6" office:value-type="float" office:value="89432" calcext:value-type="float">
            <text:p>89,432</text:p>
          </table:table-cell>
          <table:table-cell table:style-name="ce6" office:value-type="float" office:value="89693" calcext:value-type="float">
            <text:p>89,693</text:p>
          </table:table-cell>
          <table:table-cell table:style-name="ce6" office:value-type="float" office:value="89638" calcext:value-type="float">
            <text:p>89,638</text:p>
          </table:table-cell>
          <table:table-cell table:style-name="ce6" office:value-type="float" office:value="90044" calcext:value-type="float">
            <text:p>90,044</text:p>
          </table:table-cell>
          <table:table-cell table:style-name="ce6" office:value-type="float" office:value="90335" calcext:value-type="float">
            <text:p>90,335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lín</text:p>
          </table:table-cell>
          <table:table-cell table:style-name="ce6" office:value-type="float" office:value="75278" calcext:value-type="float">
            <text:p>75,278</text:p>
          </table:table-cell>
          <table:table-cell table:style-name="ce6" office:value-type="float" office:value="75112" calcext:value-type="float">
            <text:p>75,112</text:p>
          </table:table-cell>
          <table:table-cell table:style-name="ce6" office:value-type="float" office:value="75171" calcext:value-type="float">
            <text:p>75,171</text:p>
          </table:table-cell>
          <table:table-cell table:style-name="ce6" office:value-type="float" office:value="75117" calcext:value-type="float">
            <text:p>75,117</text:p>
          </table:table-cell>
          <table:table-cell table:style-name="ce6" office:value-type="float" office:value="74947" calcext:value-type="float">
            <text:p>74,94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ladno</text:p>
          </table:table-cell>
          <table:table-cell table:style-name="ce6" office:value-type="float" office:value="68519" calcext:value-type="float">
            <text:p>68,519</text:p>
          </table:table-cell>
          <table:table-cell table:style-name="ce6" office:value-type="float" office:value="68552" calcext:value-type="float">
            <text:p>68,552</text:p>
          </table:table-cell>
          <table:table-cell table:style-name="ce6" office:value-type="float" office:value="68466" calcext:value-type="float">
            <text:p>68,466</text:p>
          </table:table-cell>
          <table:table-cell table:style-name="ce6" office:value-type="float" office:value="68660" calcext:value-type="float">
            <text:p>68,660</text:p>
          </table:table-cell>
          <table:table-cell table:style-name="ce6" office:value-type="float" office:value="68804" calcext:value-type="float">
            <text:p>68,80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arlovy Vary</text:p>
          </table:table-cell>
          <table:table-cell table:style-name="ce6" office:value-type="float" office:value="49864" calcext:value-type="float">
            <text:p>49,864</text:p>
          </table:table-cell>
          <table:table-cell table:style-name="ce6" office:value-type="float" office:value="49781" calcext:value-type="float">
            <text:p>49,781</text:p>
          </table:table-cell>
          <table:table-cell table:style-name="ce6" office:value-type="float" office:value="49326" calcext:value-type="float">
            <text:p>49,326</text:p>
          </table:table-cell>
          <table:table-cell table:style-name="ce6" office:value-type="float" office:value="49046" calcext:value-type="float">
            <text:p>49,046</text:p>
          </table:table-cell>
          <table:table-cell table:style-name="ce6" office:value-type="float" office:value="48776" calcext:value-type="float">
            <text:p>48,77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ihlava</text:p>
          </table:table-cell>
          <table:table-cell table:style-name="ce6" office:value-type="float" office:value="50510" calcext:value-type="float">
            <text:p>50,510</text:p>
          </table:table-cell>
          <table:table-cell table:style-name="ce6" office:value-type="float" office:value="50521" calcext:value-type="float">
            <text:p>50,521</text:p>
          </table:table-cell>
          <table:table-cell table:style-name="ce6" office:value-type="float" office:value="50714" calcext:value-type="float">
            <text:p>50,714</text:p>
          </table:table-cell>
          <table:table-cell table:style-name="ce6" office:value-type="float" office:value="50559" calcext:value-type="float">
            <text:p>50,559</text:p>
          </table:table-cell>
          <table:table-cell table:style-name="ce6" office:value-type="float" office:value="50724" calcext:value-type="float">
            <text:p>50,72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vírov</text:p>
          </table:table-cell>
          <table:table-cell table:style-name="ce6" office:value-type="float" office:value="76109" calcext:value-type="float">
            <text:p>76,109</text:p>
          </table:table-cell>
          <table:table-cell table:style-name="ce6" office:value-type="float" office:value="75049" calcext:value-type="float">
            <text:p>75,049</text:p>
          </table:table-cell>
          <table:table-cell table:style-name="ce6" office:value-type="float" office:value="74101" calcext:value-type="float">
            <text:p>74,101</text:p>
          </table:table-cell>
          <table:table-cell table:style-name="ce6" office:value-type="float" office:value="73274" calcext:value-type="float">
            <text:p>73,274</text:p>
          </table:table-cell>
          <table:table-cell table:style-name="ce6" office:value-type="float" office:value="72382" calcext:value-type="float">
            <text:p>72,38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st</text:p>
          </table:table-cell>
          <table:table-cell table:style-name="ce6" office:value-type="float" office:value="67332" calcext:value-type="float">
            <text:p>67,332</text:p>
          </table:table-cell>
          <table:table-cell table:style-name="ce6" office:value-type="float" office:value="67089" calcext:value-type="float">
            <text:p>67,089</text:p>
          </table:table-cell>
          <table:table-cell table:style-name="ce6" office:value-type="float" office:value="67002" calcext:value-type="float">
            <text:p>67,002</text:p>
          </table:table-cell>
          <table:table-cell table:style-name="ce6" office:value-type="float" office:value="66768" calcext:value-type="float">
            <text:p>66,768</text:p>
          </table:table-cell>
          <table:table-cell table:style-name="ce6" office:value-type="float" office:value="66644" calcext:value-type="float">
            <text:p>66,64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arviná</text:p>
          </table:table-cell>
          <table:table-cell table:style-name="ce6" office:value-type="float" office:value="56848" calcext:value-type="float">
            <text:p>56,848</text:p>
          </table:table-cell>
          <table:table-cell table:style-name="ce6" office:value-type="float" office:value="55985" calcext:value-type="float">
            <text:p>55,985</text:p>
          </table:table-cell>
          <table:table-cell table:style-name="ce6" office:value-type="float" office:value="55163" calcext:value-type="float">
            <text:p>55,163</text:p>
          </table:table-cell>
          <table:table-cell table:style-name="ce6" office:value-type="float" office:value="54413" calcext:value-type="float">
            <text:p>54,413</text:p>
          </table:table-cell>
          <table:table-cell table:style-name="ce6" office:value-type="float" office:value="53522" calcext:value-type="float">
            <text:p>53,52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omutov-Jirkov</text:p>
          </table:table-cell>
          <table:table-cell table:style-name="ce6" office:value-type="float" office:value="69214" calcext:value-type="float">
            <text:p>69,214</text:p>
          </table:table-cell>
          <table:table-cell table:style-name="ce6" office:value-type="float" office:value="68842" calcext:value-type="float">
            <text:p>68,842</text:p>
          </table:table-cell>
          <table:table-cell table:style-name="ce6" office:value-type="float" office:value="68545" calcext:value-type="float">
            <text:p>68,545</text:p>
          </table:table-cell>
          <table:table-cell table:style-name="ce6" office:value-type="float" office:value="68334" calcext:value-type="float">
            <text:p>68,334</text:p>
          </table:table-cell>
          <table:table-cell table:style-name="ce6" office:value-type="float" office:value="68132" calcext:value-type="float">
            <text:p>68,13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Germany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München</text:p>
          </table:table-cell>
          <table:table-cell table:style-name="ce6" office:value-type="float" office:value="1388308" calcext:value-type="float">
            <text:p>1,388,308</text:p>
          </table:table-cell>
          <table:table-cell table:style-name="ce6" office:value-type="float" office:value="1407836" calcext:value-type="float">
            <text:p>1,407,836</text:p>
          </table:table-cell>
          <table:table-cell table:style-name="ce6" office:value-type="float" office:value="1429584" calcext:value-type="float">
            <text:p>1,429,584</text:p>
          </table:table-cell>
          <table:table-cell table:style-name="ce6" office:value-type="float" office:value="1450381" calcext:value-type="float">
            <text:p>1,450,381</text:p>
          </table:table-cell>
          <table:table-cell table:style-name="ce6" office:value-type="float" office:value="1464301" calcext:value-type="float">
            <text:p>1,464,301</text:p>
          </table:table-cell>
          <table:table-cell table:style-name="ce6" office:value-type="float" office:value="1456039" calcext:value-type="float">
            <text:p>1,456,03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tuttgart</text:p>
          </table:table-cell>
          <table:table-cell table:style-name="ce6" office:value-type="float" office:value="597939" calcext:value-type="float">
            <text:p>597,939</text:p>
          </table:table-cell>
          <table:table-cell table:style-name="ce6" office:value-type="float" office:value="604297" calcext:value-type="float">
            <text:p>604,297</text:p>
          </table:table-cell>
          <table:table-cell table:style-name="ce6" office:value-type="float" office:value="612441" calcext:value-type="float">
            <text:p>612,441</text:p>
          </table:table-cell>
          <table:table-cell table:style-name="ce6" office:value-type="float" office:value="623738" calcext:value-type="float">
            <text:p>623,738</text:p>
          </table:table-cell>
          <table:table-cell table:style-name="ce6" office:value-type="float" office:value="628032" calcext:value-type="float">
            <text:p>628,032</text:p>
          </table:table-cell>
          <table:table-cell table:style-name="ce6" office:value-type="float" office:value="632743" calcext:value-type="float">
            <text:p>632,7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ürnberg</text:p>
          </table:table-cell>
          <table:table-cell table:style-name="ce6" office:value-type="float" office:value="495121" calcext:value-type="float">
            <text:p>495,121</text:p>
          </table:table-cell>
          <table:table-cell table:style-name="ce6" office:value-type="float" office:value="498876" calcext:value-type="float">
            <text:p>498,876</text:p>
          </table:table-cell>
          <table:table-cell table:style-name="ce6" office:value-type="float" office:value="501072" calcext:value-type="float">
            <text:p>501,072</text:p>
          </table:table-cell>
          <table:table-cell table:style-name="ce6" office:value-type="float" office:value="509975" calcext:value-type="float">
            <text:p>509,975</text:p>
          </table:table-cell>
          <table:table-cell table:style-name="ce6" office:value-type="float" office:value="511628" calcext:value-type="float">
            <text:p>511,628</text:p>
          </table:table-cell>
          <table:table-cell table:style-name="ce6" office:value-type="float" office:value="515201" calcext:value-type="float">
            <text:p>515,2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eiburg im Breisgau</text:p>
          </table:table-cell>
          <table:table-cell table:style-name="ce6" office:value-type="float" office:value="218043" calcext:value-type="float">
            <text:p>218,043</text:p>
          </table:table-cell>
          <table:table-cell table:style-name="ce6" office:value-type="float" office:value="220286" calcext:value-type="float">
            <text:p>220,286</text:p>
          </table:table-cell>
          <table:table-cell table:style-name="ce6" office:value-type="float" office:value="222203" calcext:value-type="float">
            <text:p>222,203</text:p>
          </table:table-cell>
          <table:table-cell table:style-name="ce6" office:value-type="float" office:value="226393" calcext:value-type="float">
            <text:p>226,393</text:p>
          </table:table-cell>
          <table:table-cell table:style-name="ce6" office:value-type="float" office:value="227590" calcext:value-type="float">
            <text:p>227,590</text:p>
          </table:table-cell>
          <table:table-cell table:style-name="ce6" office:value-type="float" office:value="229636" calcext:value-type="float">
            <text:p>229,63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gensburg</text:p>
          </table:table-cell>
          <table:table-cell table:style-name="ce6" office:value-type="float" office:value="138296" calcext:value-type="float">
            <text:p>138,296</text:p>
          </table:table-cell>
          <table:table-cell table:style-name="ce6" office:value-type="float" office:value="140276" calcext:value-type="float">
            <text:p>140,276</text:p>
          </table:table-cell>
          <table:table-cell table:style-name="ce6" office:value-type="float" office:value="142292" calcext:value-type="float">
            <text:p>142,292</text:p>
          </table:table-cell>
          <table:table-cell table:style-name="ce6" office:value-type="float" office:value="145465" calcext:value-type="float">
            <text:p>145,465</text:p>
          </table:table-cell>
          <table:table-cell table:style-name="ce6" office:value-type="float" office:value="148638" calcext:value-type="float">
            <text:p>148,638</text:p>
          </table:table-cell>
          <table:table-cell table:style-name="ce6" office:value-type="float" office:value="150894" calcext:value-type="float">
            <text:p>150,89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ugsburg</text:p>
          </table:table-cell>
          <table:table-cell table:style-name="ce6" office:value-type="float" office:value="272699" calcext:value-type="float">
            <text:p>272,699</text:p>
          </table:table-cell>
          <table:table-cell table:style-name="ce6" office:value-type="float" office:value="276542" calcext:value-type="float">
            <text:p>276,542</text:p>
          </table:table-cell>
          <table:table-cell table:style-name="ce6" office:value-type="float" office:value="281111" calcext:value-type="float">
            <text:p>281,111</text:p>
          </table:table-cell>
          <table:table-cell table:style-name="ce6" office:value-type="float" office:value="286374" calcext:value-type="float">
            <text:p>286,374</text:p>
          </table:table-cell>
          <table:table-cell table:style-name="ce6" office:value-type="float" office:value="289584" calcext:value-type="float">
            <text:p>289,584</text:p>
          </table:table-cell>
          <table:table-cell table:style-name="ce6" office:value-type="float" office:value="292851" calcext:value-type="float">
            <text:p>292,851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Karlsruhe</text:p>
          </table:table-cell>
          <table:table-cell table:style-name="ce6" office:value-type="float" office:value="296033" calcext:value-type="float">
            <text:p>296,033</text:p>
          </table:table-cell>
          <table:table-cell table:style-name="ce6" office:value-type="float" office:value="299103" calcext:value-type="float">
            <text:p>299,103</text:p>
          </table:table-cell>
          <table:table-cell table:style-name="ce6" office:value-type="float" office:value="300051" calcext:value-type="float">
            <text:p>300,051</text:p>
          </table:table-cell>
          <table:table-cell table:style-name="ce6" office:value-type="float" office:value="307755" calcext:value-type="float">
            <text:p>307,755</text:p>
          </table:table-cell>
          <table:table-cell table:style-name="ce6" office:value-type="float" office:value="309999" calcext:value-type="float">
            <text:p>309,999</text:p>
          </table:table-cell>
          <table:table-cell table:style-name="ce6" office:value-type="float" office:value="311919" calcext:value-type="float">
            <text:p>311,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sslingen am Neckar</text:p>
          </table:table-cell>
          <table:table-cell table:style-name="ce6" office:value-type="float" office:value="88295" calcext:value-type="float">
            <text:p>88,295</text:p>
          </table:table-cell>
          <table:table-cell table:style-name="ce6" office:value-type="float" office:value="89242" calcext:value-type="float">
            <text:p>89,242</text:p>
          </table:table-cell>
          <table:table-cell table:style-name="ce6" office:value-type="float" office:value="90378" calcext:value-type="float">
            <text:p>90,378</text:p>
          </table:table-cell>
          <table:table-cell table:style-name="ce6" office:value-type="float" office:value="91271" calcext:value-type="float">
            <text:p>91,271</text:p>
          </table:table-cell>
          <table:table-cell table:style-name="ce6" office:value-type="float" office:value="92186" calcext:value-type="float">
            <text:p>92,186</text:p>
          </table:table-cell>
          <table:table-cell table:style-name="ce6" office:value-type="float" office:value="93004" calcext:value-type="float">
            <text:p>93,00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wigsburg</text:p>
          </table:table-cell>
          <table:table-cell table:style-name="ce6" office:value-type="float" office:value="88200" calcext:value-type="float">
            <text:p>88,200</text:p>
          </table:table-cell>
          <table:table-cell table:style-name="ce6" office:value-type="float" office:value="89639" calcext:value-type="float">
            <text:p>89,639</text:p>
          </table:table-cell>
          <table:table-cell table:style-name="ce6" office:value-type="float" office:value="91116" calcext:value-type="float">
            <text:p>91,116</text:p>
          </table:table-cell>
          <table:table-cell table:style-name="ce6" office:value-type="float" office:value="92973" calcext:value-type="float">
            <text:p>92,973</text:p>
          </table:table-cell>
          <table:table-cell table:style-name="ce6" office:value-type="float" office:value="93035" calcext:value-type="float">
            <text:p>93,035</text:p>
          </table:table-cell>
          <table:table-cell table:style-name="ce6" office:value-type="float" office:value="93593" calcext:value-type="float">
            <text:p>93,59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übingen</text:p>
          </table:table-cell>
          <table:table-cell table:style-name="ce6" office:value-type="float" office:value="84496" calcext:value-type="float">
            <text:p>84,496</text:p>
          </table:table-cell>
          <table:table-cell table:style-name="ce6" office:value-type="float" office:value="85383" calcext:value-type="float">
            <text:p>85,383</text:p>
          </table:table-cell>
          <table:table-cell table:style-name="ce6" office:value-type="float" office:value="85871" calcext:value-type="float">
            <text:p>85,871</text:p>
          </table:table-cell>
          <table:table-cell table:style-name="ce6" office:value-type="float" office:value="87464" calcext:value-type="float">
            <text:p>87,464</text:p>
          </table:table-cell>
          <table:table-cell table:style-name="ce6" office:value-type="float" office:value="88347" calcext:value-type="float">
            <text:p>88,347</text:p>
          </table:table-cell>
          <table:table-cell table:style-name="ce6" office:value-type="float" office:value="89447" calcext:value-type="float">
            <text:p>89,44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illingen-Schwenningen</text:p>
          </table:table-cell>
          <table:table-cell table:style-name="ce6" office:value-type="float" office:value="80923" calcext:value-type="float">
            <text:p>80,923</text:p>
          </table:table-cell>
          <table:table-cell table:style-name="ce6" office:value-type="float" office:value="81128" calcext:value-type="float">
            <text:p>81,128</text:p>
          </table:table-cell>
          <table:table-cell table:style-name="ce6" office:value-type="float" office:value="81916" calcext:value-type="float">
            <text:p>81,916</text:p>
          </table:table-cell>
          <table:table-cell table:style-name="ce6" office:value-type="float" office:value="84674" calcext:value-type="float">
            <text:p>84,674</text:p>
          </table:table-cell>
          <table:table-cell table:style-name="ce6" office:value-type="float" office:value="84070" calcext:value-type="float">
            <text:p>84,070</text:p>
          </table:table-cell>
          <table:table-cell table:style-name="ce6" office:value-type="float" office:value="84557" calcext:value-type="float">
            <text:p>84,5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onstanz</text:p>
          </table:table-cell>
          <table:table-cell table:style-name="ce6" office:value-type="float" office:value="79645" calcext:value-type="float">
            <text:p>79,645</text:p>
          </table:table-cell>
          <table:table-cell table:style-name="ce6" office:value-type="float" office:value="81141" calcext:value-type="float">
            <text:p>81,141</text:p>
          </table:table-cell>
          <table:table-cell table:style-name="ce6" office:value-type="float" office:value="81692" calcext:value-type="float">
            <text:p>81,692</text:p>
          </table:table-cell>
          <table:table-cell table:style-name="ce6" office:value-type="float" office:value="82859" calcext:value-type="float">
            <text:p>82,859</text:p>
          </table:table-cell>
          <table:table-cell table:style-name="ce6" office:value-type="float" office:value="83789" calcext:value-type="float">
            <text:p>83,789</text:p>
          </table:table-cell>
          <table:table-cell table:style-name="ce6" office:value-type="float" office:value="84441" calcext:value-type="float">
            <text:p>84,4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yreuth</text:p>
          </table:table-cell>
          <table:table-cell table:style-name="ce6" office:value-type="float" office:value="71482" calcext:value-type="float">
            <text:p>71,482</text:p>
          </table:table-cell>
          <table:table-cell table:style-name="ce6" office:value-type="float" office:value="71572" calcext:value-type="float">
            <text:p>71,572</text:p>
          </table:table-cell>
          <table:table-cell table:style-name="ce6" office:value-type="float" office:value="71601" calcext:value-type="float">
            <text:p>71,601</text:p>
          </table:table-cell>
          <table:table-cell table:style-name="ce6" office:value-type="float" office:value="72148" calcext:value-type="float">
            <text:p>72,148</text:p>
          </table:table-cell>
          <table:table-cell table:style-name="ce6" office:value-type="float" office:value="73065" calcext:value-type="float">
            <text:p>73,065</text:p>
          </table:table-cell>
          <table:table-cell table:style-name="ce6" office:value-type="float" office:value="73999" calcext:value-type="float">
            <text:p>73,9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schaffenburg</text:p>
          </table:table-cell>
          <table:table-cell table:style-name="ce6" office:value-type="float" office:value="67681" calcext:value-type="float">
            <text:p>67,681</text:p>
          </table:table-cell>
          <table:table-cell table:style-name="ce6" office:value-type="float" office:value="67844" calcext:value-type="float">
            <text:p>67,844</text:p>
          </table:table-cell>
          <table:table-cell table:style-name="ce6" office:value-type="float" office:value="68167" calcext:value-type="float">
            <text:p>68,167</text:p>
          </table:table-cell>
          <table:table-cell table:style-name="ce6" office:value-type="float" office:value="68986" calcext:value-type="float">
            <text:p>68,986</text:p>
          </table:table-cell>
          <table:table-cell table:style-name="ce6" office:value-type="float" office:value="69187" calcext:value-type="float">
            <text:p>69,187</text:p>
          </table:table-cell>
          <table:table-cell table:style-name="ce6" office:value-type="float" office:value="69928" calcext:value-type="float">
            <text:p>69,92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mberg</text:p>
          </table:table-cell>
          <table:table-cell table:style-name="ce6" office:value-type="float" office:value="70863" calcext:value-type="float">
            <text:p>70,863</text:p>
          </table:table-cell>
          <table:table-cell table:style-name="ce6" office:value-type="float" office:value="71167" calcext:value-type="float">
            <text:p>71,167</text:p>
          </table:table-cell>
          <table:table-cell table:style-name="ce6" office:value-type="float" office:value="71952" calcext:value-type="float">
            <text:p>71,952</text:p>
          </table:table-cell>
          <table:table-cell table:style-name="ce6" office:value-type="float" office:value="73331" calcext:value-type="float">
            <text:p>73,331</text:p>
          </table:table-cell>
          <table:table-cell table:style-name="ce6" office:value-type="float" office:value="75743" calcext:value-type="float">
            <text:p>75,743</text:p>
          </table:table-cell>
          <table:table-cell table:style-name="ce6" office:value-type="float" office:value="77179" calcext:value-type="float">
            <text:p>77,17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empten (Allgäu)</text:p>
          </table:table-cell>
          <table:table-cell table:style-name="ce6" office:value-type="float" office:value="64625" calcext:value-type="float">
            <text:p>64,625</text:p>
          </table:table-cell>
          <table:table-cell table:style-name="ce6" office:value-type="float" office:value="65044" calcext:value-type="float">
            <text:p>65,044</text:p>
          </table:table-cell>
          <table:table-cell table:style-name="ce6" office:value-type="float" office:value="65624" calcext:value-type="float">
            <text:p>65,624</text:p>
          </table:table-cell>
          <table:table-cell table:style-name="ce6" office:value-type="float" office:value="66947" calcext:value-type="float">
            <text:p>66,947</text:p>
          </table:table-cell>
          <table:table-cell table:style-name="ce6" office:value-type="float" office:value="67529" calcext:value-type="float">
            <text:p>67,529</text:p>
          </table:table-cell>
          <table:table-cell table:style-name="ce6" office:value-type="float" office:value="68330" calcext:value-type="float">
            <text:p>68,3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andshut</text:p>
          </table:table-cell>
          <table:table-cell table:style-name="ce6" office:value-type="float" office:value="65322" calcext:value-type="float">
            <text:p>65,322</text:p>
          </table:table-cell>
          <table:table-cell table:style-name="ce6" office:value-type="float" office:value="66179" calcext:value-type="float">
            <text:p>66,179</text:p>
          </table:table-cell>
          <table:table-cell table:style-name="ce6" office:value-type="float" office:value="67509" calcext:value-type="float">
            <text:p>67,509</text:p>
          </table:table-cell>
          <table:table-cell table:style-name="ce6" office:value-type="float" office:value="69211" calcext:value-type="float">
            <text:p>69,211</text:p>
          </table:table-cell>
          <table:table-cell table:style-name="ce6" office:value-type="float" office:value="70025" calcext:value-type="float">
            <text:p>70,025</text:p>
          </table:table-cell>
          <table:table-cell table:style-name="ce6" office:value-type="float" office:value="71193" calcext:value-type="float">
            <text:p>71,19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ndelfingen</text:p>
          </table:table-cell>
          <table:table-cell table:style-name="ce6" office:value-type="float" office:value="60795" calcext:value-type="float">
            <text:p>60,795</text:p>
          </table:table-cell>
          <table:table-cell table:style-name="ce6" office:value-type="float" office:value="61669" calcext:value-type="float">
            <text:p>61,669</text:p>
          </table:table-cell>
          <table:table-cell table:style-name="ce6" office:value-type="float" office:value="62215" calcext:value-type="float">
            <text:p>62,215</text:p>
          </table:table-cell>
          <table:table-cell table:style-name="ce6" office:value-type="float" office:value="63971" calcext:value-type="float">
            <text:p>63,971</text:p>
          </table:table-cell>
          <table:table-cell table:style-name="ce6" office:value-type="float" office:value="64159" calcext:value-type="float">
            <text:p>64,159</text:p>
          </table:table-cell>
          <table:table-cell table:style-name="ce6" office:value-type="float" office:value="64599" calcext:value-type="float">
            <text:p>64,5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osenheim</text:p>
          </table:table-cell>
          <table:table-cell table:style-name="ce6" office:value-type="float" office:value="59935" calcext:value-type="float">
            <text:p>59,935</text:p>
          </table:table-cell>
          <table:table-cell table:style-name="ce6" office:value-type="float" office:value="60464" calcext:value-type="float">
            <text:p>60,464</text:p>
          </table:table-cell>
          <table:table-cell table:style-name="ce6" office:value-type="float" office:value="60889" calcext:value-type="float">
            <text:p>60,889</text:p>
          </table:table-cell>
          <table:table-cell table:style-name="ce6" office:value-type="float" office:value="61844" calcext:value-type="float">
            <text:p>61,844</text:p>
          </table:table-cell>
          <table:table-cell table:style-name="ce6" office:value-type="float" office:value="62672" calcext:value-type="float">
            <text:p>62,672</text:p>
          </table:table-cell>
          <table:table-cell table:style-name="ce6" office:value-type="float" office:value="63080" calcext:value-type="float">
            <text:p>63,08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Neu-Ulm</text:p>
          </table:table-cell>
          <table:table-cell table:style-name="ce6" office:value-type="float" office:value="53888" calcext:value-type="float">
            <text:p>53,888</text:p>
          </table:table-cell>
          <table:table-cell table:style-name="ce6" office:value-type="float" office:value="54969" calcext:value-type="float">
            <text:p>54,969</text:p>
          </table:table-cell>
          <table:table-cell table:style-name="ce6" office:value-type="float" office:value="55689" calcext:value-type="float">
            <text:p>55,689</text:p>
          </table:table-cell>
          <table:table-cell table:style-name="ce6" office:value-type="float" office:value="57237" calcext:value-type="float">
            <text:p>57,237</text:p>
          </table:table-cell>
          <table:table-cell table:style-name="ce6" office:value-type="float" office:value="56978" calcext:value-type="float">
            <text:p>56,978</text:p>
          </table:table-cell>
          <table:table-cell table:style-name="ce6" office:value-type="float" office:value="57727" calcext:value-type="float">
            <text:p>57,7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chweinfurt</text:p>
          </table:table-cell>
          <table:table-cell table:style-name="ce6" office:value-type="float" office:value="52098" calcext:value-type="float">
            <text:p>52,098</text:p>
          </table:table-cell>
          <table:table-cell table:style-name="ce6" office:value-type="float" office:value="51851" calcext:value-type="float">
            <text:p>51,851</text:p>
          </table:table-cell>
          <table:table-cell table:style-name="ce6" office:value-type="float" office:value="51610" calcext:value-type="float">
            <text:p>51,610</text:p>
          </table:table-cell>
          <table:table-cell table:style-name="ce6" office:value-type="float" office:value="51969" calcext:value-type="float">
            <text:p>51,969</text:p>
          </table:table-cell>
          <table:table-cell table:style-name="ce6" office:value-type="float" office:value="52724" calcext:value-type="float">
            <text:p>52,724</text:p>
          </table:table-cell>
          <table:table-cell table:style-name="ce6" office:value-type="float" office:value="53437" calcext:value-type="float">
            <text:p>53,43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ssau</text:p>
          </table:table-cell>
          <table:table-cell table:style-name="ce6" office:value-type="float" office:value="49038" calcext:value-type="float">
            <text:p>49,038</text:p>
          </table:table-cell>
          <table:table-cell table:style-name="ce6" office:value-type="float" office:value="49454" calcext:value-type="float">
            <text:p>49,454</text:p>
          </table:table-cell>
          <table:table-cell table:style-name="ce6" office:value-type="float" office:value="49952" calcext:value-type="float">
            <text:p>49,952</text:p>
          </table:table-cell>
          <table:table-cell table:style-name="ce6" office:value-type="float" office:value="50566" calcext:value-type="float">
            <text:p>50,566</text:p>
          </table:table-cell>
          <table:table-cell table:style-name="ce6" office:value-type="float" office:value="51074" calcext:value-type="float">
            <text:p>51,074</text:p>
          </table:table-cell>
          <table:table-cell table:style-name="ce6" office:value-type="float" office:value="51781" calcext:value-type="float">
            <text:p>51,78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nnheim</text:p>
          </table:table-cell>
          <table:table-cell table:style-name="ce6" office:value-type="float" office:value="294627" calcext:value-type="float">
            <text:p>294,627</text:p>
          </table:table-cell>
          <table:table-cell table:style-name="ce6" office:value-type="float" office:value="296690" calcext:value-type="float">
            <text:p>296,690</text:p>
          </table:table-cell>
          <table:table-cell table:style-name="ce6" office:value-type="float" office:value="299844" calcext:value-type="float">
            <text:p>299,844</text:p>
          </table:table-cell>
          <table:table-cell table:style-name="ce6" office:value-type="float" office:value="305780" calcext:value-type="float">
            <text:p>305,780</text:p>
          </table:table-cell>
          <table:table-cell table:style-name="ce6" office:value-type="float" office:value="304781" calcext:value-type="float">
            <text:p>304,781</text:p>
          </table:table-cell>
          <table:table-cell table:style-name="ce6" office:value-type="float" office:value="307997" calcext:value-type="float">
            <text:p>307,99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eidelberg</text:p>
          </table:table-cell>
          <table:table-cell table:style-name="ce6" office:value-type="float" office:value="150335" calcext:value-type="float">
            <text:p>150,335</text:p>
          </table:table-cell>
          <table:table-cell table:style-name="ce6" office:value-type="float" office:value="152113" calcext:value-type="float">
            <text:p>152,113</text:p>
          </table:table-cell>
          <table:table-cell table:style-name="ce6" office:value-type="float" office:value="154715" calcext:value-type="float">
            <text:p>154,715</text:p>
          </table:table-cell>
          <table:table-cell table:style-name="ce6" office:value-type="float" office:value="156267" calcext:value-type="float">
            <text:p>156,267</text:p>
          </table:table-cell>
          <table:table-cell table:style-name="ce6" office:value-type="float" office:value="159914" calcext:value-type="float">
            <text:p>159,914</text:p>
          </table:table-cell>
          <table:table-cell table:style-name="ce6" office:value-type="float" office:value="160601" calcext:value-type="float">
            <text:p>160,60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ürzburg</text:p>
          </table:table-cell>
          <table:table-cell table:style-name="ce6" office:value-type="float" office:value="124577" calcext:value-type="float">
            <text:p>124,577</text:p>
          </table:table-cell>
          <table:table-cell table:style-name="ce6" office:value-type="float" office:value="124698" calcext:value-type="float">
            <text:p>124,698</text:p>
          </table:table-cell>
          <table:table-cell table:style-name="ce6" office:value-type="float" office:value="124219" calcext:value-type="float">
            <text:p>124,219</text:p>
          </table:table-cell>
          <table:table-cell table:style-name="ce6" office:value-type="float" office:value="124873" calcext:value-type="float">
            <text:p>124,873</text:p>
          </table:table-cell>
          <table:table-cell table:style-name="ce6" office:value-type="float" office:value="126010" calcext:value-type="float">
            <text:p>126,010</text:p>
          </table:table-cell>
          <table:table-cell table:style-name="ce6" office:value-type="float" office:value="126635" calcext:value-type="float">
            <text:p>126,6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eilbronn</text:p>
          </table:table-cell>
          <table:table-cell table:style-name="ce6" office:value-type="float" office:value="117531" calcext:value-type="float">
            <text:p>117,531</text:p>
          </table:table-cell>
          <table:table-cell table:style-name="ce6" office:value-type="float" office:value="118122" calcext:value-type="float">
            <text:p>118,122</text:p>
          </table:table-cell>
          <table:table-cell table:style-name="ce6" office:value-type="float" office:value="119841" calcext:value-type="float">
            <text:p>119,841</text:p>
          </table:table-cell>
          <table:table-cell table:style-name="ce6" office:value-type="float" office:value="122567" calcext:value-type="float">
            <text:p>122,567</text:p>
          </table:table-cell>
          <table:table-cell table:style-name="ce6" office:value-type="float" office:value="123771" calcext:value-type="float">
            <text:p>123,771</text:p>
          </table:table-cell>
          <table:table-cell table:style-name="ce6" office:value-type="float" office:value="125113" calcext:value-type="float">
            <text:p>125,1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lm</text:p>
          </table:table-cell>
          <table:table-cell table:style-name="ce6" office:value-type="float" office:value="117977" calcext:value-type="float">
            <text:p>117,977</text:p>
          </table:table-cell>
          <table:table-cell table:style-name="ce6" office:value-type="float" office:value="119218" calcext:value-type="float">
            <text:p>119,218</text:p>
          </table:table-cell>
          <table:table-cell table:style-name="ce6" office:value-type="float" office:value="120714" calcext:value-type="float">
            <text:p>120,714</text:p>
          </table:table-cell>
          <table:table-cell table:style-name="ce6" office:value-type="float" office:value="122636" calcext:value-type="float">
            <text:p>122,636</text:p>
          </table:table-cell>
          <table:table-cell table:style-name="ce6" office:value-type="float" office:value="123953" calcext:value-type="float">
            <text:p>123,953</text:p>
          </table:table-cell>
          <table:table-cell table:style-name="ce6" office:value-type="float" office:value="125596" calcext:value-type="float">
            <text:p>125,59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forzheim</text:p>
          </table:table-cell>
          <table:table-cell table:style-name="ce6" office:value-type="float" office:value="116425" calcext:value-type="float">
            <text:p>116,425</text:p>
          </table:table-cell>
          <table:table-cell table:style-name="ce6" office:value-type="float" office:value="117754" calcext:value-type="float">
            <text:p>117,754</text:p>
          </table:table-cell>
          <table:table-cell table:style-name="ce6" office:value-type="float" office:value="119291" calcext:value-type="float">
            <text:p>119,291</text:p>
          </table:table-cell>
          <table:table-cell table:style-name="ce6" office:value-type="float" office:value="122247" calcext:value-type="float">
            <text:p>122,247</text:p>
          </table:table-cell>
          <table:table-cell table:style-name="ce6" office:value-type="float" office:value="123493" calcext:value-type="float">
            <text:p>123,493</text:p>
          </table:table-cell>
          <table:table-cell table:style-name="ce6" office:value-type="float" office:value="124289" calcext:value-type="float">
            <text:p>124,2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golstadt</text:p>
          </table:table-cell>
          <table:table-cell table:style-name="ce6" office:value-type="float" office:value="127886" calcext:value-type="float">
            <text:p>127,886</text:p>
          </table:table-cell>
          <table:table-cell table:style-name="ce6" office:value-type="float" office:value="129136" calcext:value-type="float">
            <text:p>129,136</text:p>
          </table:table-cell>
          <table:table-cell table:style-name="ce6" office:value-type="float" office:value="131002" calcext:value-type="float">
            <text:p>131,002</text:p>
          </table:table-cell>
          <table:table-cell table:style-name="ce6" office:value-type="float" office:value="132438" calcext:value-type="float">
            <text:p>132,438</text:p>
          </table:table-cell>
          <table:table-cell table:style-name="ce6" office:value-type="float" office:value="133639" calcext:value-type="float">
            <text:p>133,639</text:p>
          </table:table-cell>
          <table:table-cell table:style-name="ce6" office:value-type="float" office:value="135244" calcext:value-type="float">
            <text:p>135,24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utlingen</text:p>
          </table:table-cell>
          <table:table-cell table:style-name="ce6" office:value-type="float" office:value="110681" calcext:value-type="float">
            <text:p>110,681</text:p>
          </table:table-cell>
          <table:table-cell table:style-name="ce6" office:value-type="float" office:value="111357" calcext:value-type="float">
            <text:p>111,357</text:p>
          </table:table-cell>
          <table:table-cell table:style-name="ce6" office:value-type="float" office:value="112452" calcext:value-type="float">
            <text:p>112,452</text:p>
          </table:table-cell>
          <table:table-cell table:style-name="ce6" office:value-type="float" office:value="114310" calcext:value-type="float">
            <text:p>114,310</text:p>
          </table:table-cell>
          <table:table-cell table:style-name="ce6" office:value-type="float" office:value="115006" calcext:value-type="float">
            <text:p>115,006</text:p>
          </table:table-cell>
          <table:table-cell table:style-name="ce6" office:value-type="float" office:value="115762" calcext:value-type="float">
            <text:p>115,76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ürth</text:p>
          </table:table-cell>
          <table:table-cell table:style-name="ce6" office:value-type="float" office:value="118358" calcext:value-type="float">
            <text:p>118,358</text:p>
          </table:table-cell>
          <table:table-cell table:style-name="ce6" office:value-type="float" office:value="119808" calcext:value-type="float">
            <text:p>119,808</text:p>
          </table:table-cell>
          <table:table-cell table:style-name="ce6" office:value-type="float" office:value="121519" calcext:value-type="float">
            <text:p>121,519</text:p>
          </table:table-cell>
          <table:table-cell table:style-name="ce6" office:value-type="float" office:value="124171" calcext:value-type="float">
            <text:p>124,171</text:p>
          </table:table-cell>
          <table:table-cell table:style-name="ce6" office:value-type="float" office:value="125403" calcext:value-type="float">
            <text:p>125,403</text:p>
          </table:table-cell>
          <table:table-cell table:style-name="ce6" office:value-type="float" office:value="126526" calcext:value-type="float">
            <text:p>126,5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rlangen</text:p>
          </table:table-cell>
          <table:table-cell table:style-name="ce6" office:value-type="float" office:value="105412" calcext:value-type="float">
            <text:p>105,412</text:p>
          </table:table-cell>
          <table:table-cell table:style-name="ce6" office:value-type="float" office:value="105624" calcext:value-type="float">
            <text:p>105,624</text:p>
          </table:table-cell>
          <table:table-cell table:style-name="ce6" office:value-type="float" office:value="106423" calcext:value-type="float">
            <text:p>106,423</text:p>
          </table:table-cell>
          <table:table-cell table:style-name="ce6" office:value-type="float" office:value="108336" calcext:value-type="float">
            <text:p>108,336</text:p>
          </table:table-cell>
          <table:table-cell table:style-name="ce6" office:value-type="float" office:value="110238" calcext:value-type="float">
            <text:p>110,238</text:p>
          </table:table-cell>
          <table:table-cell table:style-name="ce6" office:value-type="float" office:value="110998" calcext:value-type="float">
            <text:p>110,99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Ireland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Dublin</text:p>
          </table:table-cell>
          <table:table-cell table:number-columns-repeated="6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blin (greater city)</text:p>
          </table:table-cell>
          <table:table-cell table:style-name="ce6" office:value-type="float" office:value="1262400" calcext:value-type="float">
            <text:p>1,262,400</text:p>
          </table:table-cell>
          <table:table-cell table:style-name="ce6" office:value-type="float" office:value="1274600" calcext:value-type="float">
            <text:p>1,274,600</text:p>
          </table:table-cell>
          <table:table-cell table:style-name="ce6" office:value-type="float" office:value="1305300" calcext:value-type="float">
            <text:p>1,305,300</text:p>
          </table:table-cell>
          <table:table-cell table:style-name="ce6" office:value-type="float" office:value="1325700" calcext:value-type="float">
            <text:p>1,325,70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rk</text:p>
          </table:table-cell>
          <table:table-cell table:number-columns-repeated="6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merick</text:p>
          </table:table-cell>
          <table:table-cell table:number-columns-repeated="6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lway</text:p>
          </table:table-cell>
          <table:table-cell table:number-columns-repeated="6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aterford</text:p>
          </table:table-cell>
          <table:table-cell table:number-columns-repeated="6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Croatia</text:p>
          </table:table-cell>
          <table:covered-table-cell table:style-name="ce12"/>
          <table:covered-table-cell table:style-name="ce6"/>
          <table:covered-table-cell table:number-columns-repeated="4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Zagreb</text:p>
          </table:table-cell>
          <table:table-cell table:style-name="ce6" office:value-type="float" office:value="791946" calcext:value-type="float">
            <text:p>791,946</text:p>
          </table:table-cell>
          <table:table-cell table:style-name="ce6" office:value-type="float" office:value="793049" calcext:value-type="float">
            <text:p>793,049</text:p>
          </table:table-cell>
          <table:table-cell table:style-name="ce6" office:value-type="float" office:value="799999" calcext:value-type="float">
            <text:p>799,999</text:p>
          </table:table-cell>
          <table:table-cell table:style-name="ce6" office:value-type="float" office:value="801349" calcext:value-type="float">
            <text:p>801,349</text:p>
          </table:table-cell>
          <table:table-cell table:style-name="ce6" office:value-type="float" office:value="802701" calcext:value-type="float">
            <text:p>802,70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ijeka</text:p>
          </table:table-cell>
          <table:table-cell table:style-name="ce6" office:value-type="float" office:value="126215" calcext:value-type="float">
            <text:p>126,215</text:p>
          </table:table-cell>
          <table:table-cell table:style-name="ce6" office:value-type="float" office:value="124838" calcext:value-type="float">
            <text:p>124,838</text:p>
          </table:table-cell>
          <table:table-cell table:style-name="ce6" office:value-type="float" office:value="123725" calcext:value-type="float">
            <text:p>123,725</text:p>
          </table:table-cell>
          <table:table-cell table:style-name="ce6" office:value-type="float" office:value="121975" calcext:value-type="float">
            <text:p>121,975</text:p>
          </table:table-cell>
          <table:table-cell table:style-name="ce6" office:value-type="float" office:value="120250" calcext:value-type="float">
            <text:p>120,25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lavonski Brod</text:p>
          </table:table-cell>
          <table:table-cell table:style-name="ce6" office:value-type="float" office:value="58265" calcext:value-type="float">
            <text:p>58,265</text:p>
          </table:table-cell>
          <table:table-cell table:style-name="ce6" office:value-type="float" office:value="57764" calcext:value-type="float">
            <text:p>57,764</text:p>
          </table:table-cell>
          <table:table-cell table:style-name="ce6" office:value-type="float" office:value="57797" calcext:value-type="float">
            <text:p>57,797</text:p>
          </table:table-cell>
          <table:table-cell table:style-name="ce6" office:value-type="float" office:value="56769" calcext:value-type="float">
            <text:p>56,769</text:p>
          </table:table-cell>
          <table:table-cell table:style-name="ce6" office:value-type="float" office:value="55759" calcext:value-type="float">
            <text:p>55,75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ijek</text:p>
          </table:table-cell>
          <table:table-cell table:style-name="ce6" office:value-type="float" office:value="106964" calcext:value-type="float">
            <text:p>106,964</text:p>
          </table:table-cell>
          <table:table-cell table:style-name="ce6" office:value-type="float" office:value="106345" calcext:value-type="float">
            <text:p>106,345</text:p>
          </table:table-cell>
          <table:table-cell table:style-name="ce6" office:value-type="float" office:value="106610" calcext:value-type="float">
            <text:p>106,610</text:p>
          </table:table-cell>
          <table:table-cell table:style-name="ce6" office:value-type="float" office:value="105921" calcext:value-type="float">
            <text:p>105,921</text:p>
          </table:table-cell>
          <table:table-cell table:style-name="ce6" office:value-type="float" office:value="105236" calcext:value-type="float">
            <text:p>105,23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plit</text:p>
          </table:table-cell>
          <table:table-cell table:style-name="ce6" office:value-type="float" office:value="176352" calcext:value-type="float">
            <text:p>176,352</text:p>
          </table:table-cell>
          <table:table-cell table:style-name="ce6" office:value-type="float" office:value="175353" calcext:value-type="float">
            <text:p>175,353</text:p>
          </table:table-cell>
          <table:table-cell table:style-name="ce6" office:value-type="float" office:value="174333" calcext:value-type="float">
            <text:p>174,333</text:p>
          </table:table-cell>
          <table:table-cell table:style-name="ce6" office:value-type="float" office:value="173109" calcext:value-type="float">
            <text:p>173,109</text:p>
          </table:table-cell>
          <table:table-cell table:style-name="ce6" office:value-type="float" office:value="171894" calcext:value-type="float">
            <text:p>171,89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ula - Pola</text:p>
          </table:table-cell>
          <table:table-cell table:number-columns-repeated="2" table:style-name="ce12" office:value-type="string" calcext:value-type="string">
            <text:p>:</text:p>
          </table:table-cell>
          <table:table-cell table:style-name="ce6" office:value-type="float" office:value="56676" calcext:value-type="float">
            <text:p>56,676</text:p>
          </table:table-cell>
          <table:table-cell table:style-name="ce6" office:value-type="float" office:value="56540" calcext:value-type="float">
            <text:p>56,540</text:p>
          </table:table-cell>
          <table:table-cell table:style-name="ce6" office:value-type="float" office:value="56404" calcext:value-type="float">
            <text:p>56,40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adar</text:p>
          </table:table-cell>
          <table:table-cell table:number-columns-repeated="2" table:style-name="ce12" office:value-type="string" calcext:value-type="string">
            <text:p>:</text:p>
          </table:table-cell>
          <table:table-cell table:style-name="ce6" office:value-type="float" office:value="75537" calcext:value-type="float">
            <text:p>75,537</text:p>
          </table:table-cell>
          <table:table-cell table:style-name="ce6" office:value-type="float" office:value="75346" calcext:value-type="float">
            <text:p>75,346</text:p>
          </table:table-cell>
          <table:table-cell table:style-name="ce6" office:value-type="float" office:value="75155" calcext:value-type="float">
            <text:p>75,155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Italy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6" office:value-type="float" office:value="2638842" calcext:value-type="float">
            <text:p>2,638,842</text:p>
          </table:table-cell>
          <table:table-cell table:style-name="ce6" office:value-type="float" office:value="2863322" calcext:value-type="float">
            <text:p>2,863,322</text:p>
          </table:table-cell>
          <table:table-cell table:style-name="ce6" office:value-type="float" office:value="2872021" calcext:value-type="float">
            <text:p>2,872,021</text:p>
          </table:table-cell>
          <table:table-cell table:style-name="ce6" office:value-type="float" office:value="2864731" calcext:value-type="float">
            <text:p>2,864,731</text:p>
          </table:table-cell>
          <table:table-cell table:style-name="ce6" office:value-type="float" office:value="2873494" calcext:value-type="float">
            <text:p>2,873,494</text:p>
          </table:table-cell>
          <table:table-cell table:style-name="ce6" office:value-type="float" office:value="2872800" calcext:value-type="float">
            <text:p>2,872,8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6" office:value-type="float" office:value="1262101" calcext:value-type="float">
            <text:p>1,262,101</text:p>
          </table:table-cell>
          <table:table-cell table:style-name="ce6" office:value-type="float" office:value="1324169" calcext:value-type="float">
            <text:p>1,324,169</text:p>
          </table:table-cell>
          <table:table-cell table:style-name="ce6" office:value-type="float" office:value="1337155" calcext:value-type="float">
            <text:p>1,337,155</text:p>
          </table:table-cell>
          <table:table-cell table:style-name="ce6" office:value-type="float" office:value="1345851" calcext:value-type="float">
            <text:p>1,345,851</text:p>
          </table:table-cell>
          <table:table-cell table:style-name="ce6" office:value-type="float" office:value="1351562" calcext:value-type="float">
            <text:p>1,351,562</text:p>
          </table:table-cell>
          <table:table-cell table:style-name="ce6" office:value-type="float" office:value="1366180" calcext:value-type="float">
            <text:p>1,366,1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lano (greater city)</text:p>
          </table:table-cell>
          <table:table-cell table:style-name="ce6" office:value-type="float" office:value="3925767" calcext:value-type="float">
            <text:p>3,925,767</text:p>
          </table:table-cell>
          <table:table-cell table:style-name="ce6" office:value-type="float" office:value="4038864" calcext:value-type="float">
            <text:p>4,038,864</text:p>
          </table:table-cell>
          <table:table-cell table:style-name="ce6" office:value-type="float" office:value="4061382" calcext:value-type="float">
            <text:p>4,061,382</text:p>
          </table:table-cell>
          <table:table-cell table:style-name="ce6" office:value-type="float" office:value="4074585" calcext:value-type="float">
            <text:p>4,074,585</text:p>
          </table:table-cell>
          <table:table-cell table:style-name="ce6" office:value-type="float" office:value="4087060" calcext:value-type="float">
            <text:p>4,087,060</text:p>
          </table:table-cell>
          <table:table-cell table:style-name="ce6" office:value-type="float" office:value="4106356" calcext:value-type="float">
            <text:p>4,106,3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6" office:value-type="float" office:value="959052" calcext:value-type="float">
            <text:p>959,052</text:p>
          </table:table-cell>
          <table:table-cell table:style-name="ce6" office:value-type="float" office:value="989111" calcext:value-type="float">
            <text:p>989,111</text:p>
          </table:table-cell>
          <table:table-cell table:style-name="ce6" office:value-type="float" office:value="978399" calcext:value-type="float">
            <text:p>978,399</text:p>
          </table:table-cell>
          <table:table-cell table:style-name="ce6" office:value-type="float" office:value="974074" calcext:value-type="float">
            <text:p>974,074</text:p>
          </table:table-cell>
          <table:table-cell table:style-name="ce6" office:value-type="float" office:value="970185" calcext:value-type="float">
            <text:p>970,185</text:p>
          </table:table-cell>
          <table:table-cell table:style-name="ce6" office:value-type="float" office:value="966144" calcext:value-type="float">
            <text:p>966,1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poli (greater city)</text:p>
          </table:table-cell>
          <table:table-cell table:style-name="ce6" office:value-type="float" office:value="3055339" calcext:value-type="float">
            <text:p>3,055,339</text:p>
          </table:table-cell>
          <table:table-cell table:style-name="ce6" office:value-type="float" office:value="3127390" calcext:value-type="float">
            <text:p>3,127,390</text:p>
          </table:table-cell>
          <table:table-cell table:style-name="ce6" office:value-type="float" office:value="3118149" calcext:value-type="float">
            <text:p>3,118,149</text:p>
          </table:table-cell>
          <table:table-cell table:style-name="ce6" office:value-type="float" office:value="3113898" calcext:value-type="float">
            <text:p>3,113,898</text:p>
          </table:table-cell>
          <table:table-cell table:style-name="ce6" office:value-type="float" office:value="3107006" calcext:value-type="float">
            <text:p>3,107,006</text:p>
          </table:table-cell>
          <table:table-cell table:style-name="ce6" office:value-type="float" office:value="3101002" calcext:value-type="float">
            <text:p>3,101,0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ino</text:p>
          </table:table-cell>
          <table:table-cell table:style-name="ce6" office:value-type="float" office:value="872091" calcext:value-type="float">
            <text:p>872,091</text:p>
          </table:table-cell>
          <table:table-cell table:style-name="ce6" office:value-type="float" office:value="902137" calcext:value-type="float">
            <text:p>902,137</text:p>
          </table:table-cell>
          <table:table-cell table:style-name="ce6" office:value-type="float" office:value="896773" calcext:value-type="float">
            <text:p>896,773</text:p>
          </table:table-cell>
          <table:table-cell table:style-name="ce6" office:value-type="float" office:value="890529" calcext:value-type="float">
            <text:p>890,529</text:p>
          </table:table-cell>
          <table:table-cell table:style-name="ce6" office:value-type="float" office:value="886837" calcext:value-type="float">
            <text:p>886,837</text:p>
          </table:table-cell>
          <table:table-cell table:style-name="ce6" office:value-type="float" office:value="882523" calcext:value-type="float">
            <text:p>882,5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6" office:value-type="float" office:value="654987" calcext:value-type="float">
            <text:p>654,987</text:p>
          </table:table-cell>
          <table:table-cell table:number-columns-repeated="2" table:style-name="ce6" office:value-type="float" office:value="678492" calcext:value-type="float">
            <text:p>678,492</text:p>
          </table:table-cell>
          <table:table-cell table:style-name="ce6" office:value-type="float" office:value="674435" calcext:value-type="float">
            <text:p>674,435</text:p>
          </table:table-cell>
          <table:table-cell table:style-name="ce6" office:value-type="float" office:value="673735" calcext:value-type="float">
            <text:p>673,735</text:p>
          </table:table-cell>
          <table:table-cell table:style-name="ce6" office:value-type="float" office:value="668405" calcext:value-type="float">
            <text:p>668,4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ova</text:p>
          </table:table-cell>
          <table:table-cell table:style-name="ce6" office:value-type="float" office:value="582320" calcext:value-type="float">
            <text:p>582,320</text:p>
          </table:table-cell>
          <table:table-cell table:style-name="ce6" office:value-type="float" office:value="596958" calcext:value-type="float">
            <text:p>596,958</text:p>
          </table:table-cell>
          <table:table-cell table:style-name="ce6" office:value-type="float" office:value="592507" calcext:value-type="float">
            <text:p>592,507</text:p>
          </table:table-cell>
          <table:table-cell table:style-name="ce6" office:value-type="float" office:value="586655" calcext:value-type="float">
            <text:p>586,655</text:p>
          </table:table-cell>
          <table:table-cell table:style-name="ce6" office:value-type="float" office:value="583601" calcext:value-type="float">
            <text:p>583,601</text:p>
          </table:table-cell>
          <table:table-cell table:style-name="ce6" office:value-type="float" office:value="580097" calcext:value-type="float">
            <text:p>580,0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nze</text:p>
          </table:table-cell>
          <table:table-cell table:style-name="ce6" office:value-type="float" office:value="366039" calcext:value-type="float">
            <text:p>366,039</text:p>
          </table:table-cell>
          <table:table-cell table:style-name="ce6" office:value-type="float" office:value="377207" calcext:value-type="float">
            <text:p>377,207</text:p>
          </table:table-cell>
          <table:table-cell table:style-name="ce6" office:value-type="float" office:value="381037" calcext:value-type="float">
            <text:p>381,037</text:p>
          </table:table-cell>
          <table:table-cell table:style-name="ce6" office:value-type="float" office:value="382808" calcext:value-type="float">
            <text:p>382,808</text:p>
          </table:table-cell>
          <table:table-cell table:style-name="ce6" office:value-type="float" office:value="382258" calcext:value-type="float">
            <text:p>382,258</text:p>
          </table:table-cell>
          <table:table-cell table:style-name="ce6" office:value-type="float" office:value="380948" calcext:value-type="float">
            <text:p>380,9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ri</text:p>
          </table:table-cell>
          <table:table-cell table:style-name="ce6" office:value-type="float" office:value="313213" calcext:value-type="float">
            <text:p>313,213</text:p>
          </table:table-cell>
          <table:table-cell table:style-name="ce6" office:value-type="float" office:value="322751" calcext:value-type="float">
            <text:p>322,751</text:p>
          </table:table-cell>
          <table:table-cell table:style-name="ce6" office:value-type="float" office:value="327361" calcext:value-type="float">
            <text:p>327,361</text:p>
          </table:table-cell>
          <table:table-cell table:style-name="ce6" office:value-type="float" office:value="326344" calcext:value-type="float">
            <text:p>326,344</text:p>
          </table:table-cell>
          <table:table-cell table:style-name="ce6" office:value-type="float" office:value="324198" calcext:value-type="float">
            <text:p>324,198</text:p>
          </table:table-cell>
          <table:table-cell table:style-name="ce6" office:value-type="float" office:value="323370" calcext:value-type="float">
            <text:p>323,3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logna</text:p>
          </table:table-cell>
          <table:table-cell table:style-name="ce6" office:value-type="float" office:value="380635" calcext:value-type="float">
            <text:p>380,635</text:p>
          </table:table-cell>
          <table:table-cell table:style-name="ce6" office:value-type="float" office:value="384202" calcext:value-type="float">
            <text:p>384,202</text:p>
          </table:table-cell>
          <table:table-cell table:style-name="ce6" office:value-type="float" office:value="386181" calcext:value-type="float">
            <text:p>386,181</text:p>
          </table:table-cell>
          <table:table-cell table:style-name="ce6" office:value-type="float" office:value="386663" calcext:value-type="float">
            <text:p>386,663</text:p>
          </table:table-cell>
          <table:table-cell table:style-name="ce6" office:value-type="float" office:value="388367" calcext:value-type="float">
            <text:p>388,367</text:p>
          </table:table-cell>
          <table:table-cell table:style-name="ce6" office:value-type="float" office:value="389261" calcext:value-type="float">
            <text:p>389,2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tania</text:p>
          </table:table-cell>
          <table:table-cell table:style-name="ce6" office:value-type="float" office:value="290678" calcext:value-type="float">
            <text:p>290,678</text:p>
          </table:table-cell>
          <table:table-cell table:style-name="ce6" office:value-type="float" office:value="315576" calcext:value-type="float">
            <text:p>315,576</text:p>
          </table:table-cell>
          <table:table-cell table:style-name="ce6" office:value-type="float" office:value="315601" calcext:value-type="float">
            <text:p>315,601</text:p>
          </table:table-cell>
          <table:table-cell table:style-name="ce6" office:value-type="float" office:value="314555" calcext:value-type="float">
            <text:p>314,555</text:p>
          </table:table-cell>
          <table:table-cell table:style-name="ce6" office:value-type="float" office:value="313396" calcext:value-type="float">
            <text:p>313,396</text:p>
          </table:table-cell>
          <table:table-cell table:style-name="ce6" office:value-type="float" office:value="311620" calcext:value-type="float">
            <text:p>311,6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nezia</text:p>
          </table:table-cell>
          <table:table-cell table:style-name="ce6" office:value-type="float" office:value="259263" calcext:value-type="float">
            <text:p>259,263</text:p>
          </table:table-cell>
          <table:table-cell table:style-name="ce6" office:value-type="float" office:value="264534" calcext:value-type="float">
            <text:p>264,534</text:p>
          </table:table-cell>
          <table:table-cell table:style-name="ce6" office:value-type="float" office:value="264579" calcext:value-type="float">
            <text:p>264,579</text:p>
          </table:table-cell>
          <table:table-cell table:style-name="ce6" office:value-type="float" office:value="263352" calcext:value-type="float">
            <text:p>263,352</text:p>
          </table:table-cell>
          <table:table-cell table:style-name="ce6" office:value-type="float" office:value="261905" calcext:value-type="float">
            <text:p>261,905</text:p>
          </table:table-cell>
          <table:table-cell table:style-name="ce6" office:value-type="float" office:value="261321" calcext:value-type="float">
            <text:p>261,3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rona</text:p>
          </table:table-cell>
          <table:table-cell table:style-name="ce6" office:value-type="float" office:value="253409" calcext:value-type="float">
            <text:p>253,409</text:p>
          </table:table-cell>
          <table:table-cell table:style-name="ce6" office:value-type="float" office:value="259966" calcext:value-type="float">
            <text:p>259,966</text:p>
          </table:table-cell>
          <table:table-cell table:style-name="ce6" office:value-type="float" office:value="260125" calcext:value-type="float">
            <text:p>260,125</text:p>
          </table:table-cell>
          <table:table-cell table:style-name="ce6" office:value-type="float" office:value="258765" calcext:value-type="float">
            <text:p>258,765</text:p>
          </table:table-cell>
          <table:table-cell table:style-name="ce6" office:value-type="float" office:value="257353" calcext:value-type="float">
            <text:p>257,353</text:p>
          </table:table-cell>
          <table:table-cell table:style-name="ce6" office:value-type="float" office:value="257275" calcext:value-type="float">
            <text:p>257,2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mona</text:p>
          </table:table-cell>
          <table:table-cell table:style-name="ce6" office:value-type="float" office:value="72137" calcext:value-type="float">
            <text:p>72,137</text:p>
          </table:table-cell>
          <table:table-cell table:style-name="ce6" office:value-type="float" office:value="71184" calcext:value-type="float">
            <text:p>71,184</text:p>
          </table:table-cell>
          <table:table-cell table:style-name="ce6" office:value-type="float" office:value="71657" calcext:value-type="float">
            <text:p>71,657</text:p>
          </table:table-cell>
          <table:table-cell table:style-name="ce6" office:value-type="float" office:value="71901" calcext:value-type="float">
            <text:p>71,901</text:p>
          </table:table-cell>
          <table:table-cell table:style-name="ce6" office:value-type="float" office:value="71924" calcext:value-type="float">
            <text:p>71,924</text:p>
          </table:table-cell>
          <table:table-cell table:style-name="ce6" office:value-type="float" office:value="72077" calcext:value-type="float">
            <text:p>72,0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ento</text:p>
          </table:table-cell>
          <table:table-cell table:style-name="ce6" office:value-type="float" office:value="115540" calcext:value-type="float">
            <text:p>115,540</text:p>
          </table:table-cell>
          <table:table-cell table:style-name="ce6" office:value-type="float" office:value="117285" calcext:value-type="float">
            <text:p>117,285</text:p>
          </table:table-cell>
          <table:table-cell table:style-name="ce6" office:value-type="float" office:value="117304" calcext:value-type="float">
            <text:p>117,304</text:p>
          </table:table-cell>
          <table:table-cell table:style-name="ce6" office:value-type="float" office:value="117317" calcext:value-type="float">
            <text:p>117,317</text:p>
          </table:table-cell>
          <table:table-cell table:style-name="ce6" office:value-type="float" office:value="117417" calcext:value-type="float">
            <text:p>117,417</text:p>
          </table:table-cell>
          <table:table-cell table:style-name="ce6" office:value-type="float" office:value="117997" calcext:value-type="float">
            <text:p>117,99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ieste</text:p>
          </table:table-cell>
          <table:table-cell table:style-name="ce6" office:value-type="float" office:value="201148" calcext:value-type="float">
            <text:p>201,148</text:p>
          </table:table-cell>
          <table:table-cell table:style-name="ce6" office:value-type="float" office:value="204849" calcext:value-type="float">
            <text:p>204,849</text:p>
          </table:table-cell>
          <table:table-cell table:style-name="ce6" office:value-type="float" office:value="205413" calcext:value-type="float">
            <text:p>205,413</text:p>
          </table:table-cell>
          <table:table-cell table:style-name="ce6" office:value-type="float" office:value="204420" calcext:value-type="float">
            <text:p>204,420</text:p>
          </table:table-cell>
          <table:table-cell table:style-name="ce6" office:value-type="float" office:value="204234" calcext:value-type="float">
            <text:p>204,234</text:p>
          </table:table-cell>
          <table:table-cell table:style-name="ce6" office:value-type="float" office:value="204338" calcext:value-type="float">
            <text:p>204,3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rugia</text:p>
          </table:table-cell>
          <table:table-cell table:style-name="ce6" office:value-type="float" office:value="162986" calcext:value-type="float">
            <text:p>162,986</text:p>
          </table:table-cell>
          <table:table-cell table:style-name="ce6" office:value-type="float" office:value="166030" calcext:value-type="float">
            <text:p>166,030</text:p>
          </table:table-cell>
          <table:table-cell table:style-name="ce6" office:value-type="float" office:value="165668" calcext:value-type="float">
            <text:p>165,668</text:p>
          </table:table-cell>
          <table:table-cell table:style-name="ce6" office:value-type="float" office:value="166134" calcext:value-type="float">
            <text:p>166,134</text:p>
          </table:table-cell>
          <table:table-cell table:style-name="ce6" office:value-type="float" office:value="166676" calcext:value-type="float">
            <text:p>166,676</text:p>
          </table:table-cell>
          <table:table-cell table:style-name="ce6" office:value-type="float" office:value="165683" calcext:value-type="float">
            <text:p>165,6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cona</text:p>
          </table:table-cell>
          <table:table-cell table:style-name="ce6" office:value-type="float" office:value="100343" calcext:value-type="float">
            <text:p>100,343</text:p>
          </table:table-cell>
          <table:table-cell table:style-name="ce6" office:value-type="float" office:value="101742" calcext:value-type="float">
            <text:p>101,742</text:p>
          </table:table-cell>
          <table:table-cell table:style-name="ce6" office:value-type="float" office:value="101518" calcext:value-type="float">
            <text:p>101,518</text:p>
          </table:table-cell>
          <table:table-cell table:style-name="ce6" office:value-type="float" office:value="100861" calcext:value-type="float">
            <text:p>100,861</text:p>
          </table:table-cell>
          <table:table-cell table:style-name="ce6" office:value-type="float" office:value="100696" calcext:value-type="float">
            <text:p>100,696</text:p>
          </table:table-cell>
          <table:table-cell table:style-name="ce6" office:value-type="float" office:value="100924" calcext:value-type="float">
            <text:p>100,9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scara</text:p>
          </table:table-cell>
          <table:table-cell table:style-name="ce6" office:value-type="float" office:value="117091" calcext:value-type="float">
            <text:p>117,091</text:p>
          </table:table-cell>
          <table:table-cell table:style-name="ce6" office:value-type="float" office:value="121325" calcext:value-type="float">
            <text:p>121,325</text:p>
          </table:table-cell>
          <table:table-cell table:style-name="ce6" office:value-type="float" office:value="121366" calcext:value-type="float">
            <text:p>121,366</text:p>
          </table:table-cell>
          <table:table-cell table:style-name="ce6" office:value-type="float" office:value="121014" calcext:value-type="float">
            <text:p>121,014</text:p>
          </table:table-cell>
          <table:table-cell table:style-name="ce6" office:value-type="float" office:value="120420" calcext:value-type="float">
            <text:p>120,420</text:p>
          </table:table-cell>
          <table:table-cell table:style-name="ce6" office:value-type="float" office:value="119217" calcext:value-type="float">
            <text:p>119,2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mpobasso</text:p>
          </table:table-cell>
          <table:table-cell table:style-name="ce6" office:value-type="float" office:value="48487" calcext:value-type="float">
            <text:p>48,487</text:p>
          </table:table-cell>
          <table:table-cell table:style-name="ce6" office:value-type="float" office:value="49392" calcext:value-type="float">
            <text:p>49,392</text:p>
          </table:table-cell>
          <table:table-cell table:style-name="ce6" office:value-type="float" office:value="49434" calcext:value-type="float">
            <text:p>49,434</text:p>
          </table:table-cell>
          <table:table-cell table:style-name="ce6" office:value-type="float" office:value="49431" calcext:value-type="float">
            <text:p>49,431</text:p>
          </table:table-cell>
          <table:table-cell table:style-name="ce6" office:value-type="float" office:value="49320" calcext:value-type="float">
            <text:p>49,320</text:p>
          </table:table-cell>
          <table:table-cell table:style-name="ce6" office:value-type="float" office:value="49262" calcext:value-type="float">
            <text:p>49,26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serta</text:p>
          </table:table-cell>
          <table:table-cell table:style-name="ce6" office:value-type="float" office:value="74868" calcext:value-type="float">
            <text:p>74,868</text:p>
          </table:table-cell>
          <table:table-cell table:style-name="ce6" office:value-type="float" office:value="77099" calcext:value-type="float">
            <text:p>77,099</text:p>
          </table:table-cell>
          <table:table-cell table:style-name="ce6" office:value-type="float" office:value="76887" calcext:value-type="float">
            <text:p>76,887</text:p>
          </table:table-cell>
          <table:table-cell table:style-name="ce6" office:value-type="float" office:value="76326" calcext:value-type="float">
            <text:p>76,326</text:p>
          </table:table-cell>
          <table:table-cell table:style-name="ce6" office:value-type="float" office:value="76126" calcext:value-type="float">
            <text:p>76,126</text:p>
          </table:table-cell>
          <table:table-cell table:style-name="ce6" office:value-type="float" office:value="75561" calcext:value-type="float">
            <text:p>75,5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ranto</text:p>
          </table:table-cell>
          <table:table-cell table:style-name="ce6" office:value-type="float" office:value="198728" calcext:value-type="float">
            <text:p>198,728</text:p>
          </table:table-cell>
          <table:table-cell table:style-name="ce6" office:value-type="float" office:value="203257" calcext:value-type="float">
            <text:p>203,257</text:p>
          </table:table-cell>
          <table:table-cell table:style-name="ce6" office:value-type="float" office:value="202016" calcext:value-type="float">
            <text:p>202,016</text:p>
          </table:table-cell>
          <table:table-cell table:style-name="ce6" office:value-type="float" office:value="201100" calcext:value-type="float">
            <text:p>201,100</text:p>
          </table:table-cell>
          <table:table-cell table:style-name="ce6" office:value-type="float" office:value="199561" calcext:value-type="float">
            <text:p>199,561</text:p>
          </table:table-cell>
          <table:table-cell table:style-name="ce6" office:value-type="float" office:value="198283" calcext:value-type="float">
            <text:p>198,2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tenza</text:p>
          </table:table-cell>
          <table:table-cell table:style-name="ce6" office:value-type="float" office:value="66405" calcext:value-type="float">
            <text:p>66,405</text:p>
          </table:table-cell>
          <table:table-cell table:style-name="ce6" office:value-type="float" office:value="67403" calcext:value-type="float">
            <text:p>67,403</text:p>
          </table:table-cell>
          <table:table-cell table:style-name="ce6" office:value-type="float" office:value="67348" calcext:value-type="float">
            <text:p>67,348</text:p>
          </table:table-cell>
          <table:table-cell table:style-name="ce6" office:value-type="float" office:value="67122" calcext:value-type="float">
            <text:p>67,122</text:p>
          </table:table-cell>
          <table:table-cell table:style-name="ce6" office:value-type="float" office:value="67168" calcext:value-type="float">
            <text:p>67,168</text:p>
          </table:table-cell>
          <table:table-cell table:style-name="ce6" office:value-type="float" office:value="67211" calcext:value-type="float">
            <text:p>67,2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tanzaro</text:p>
          </table:table-cell>
          <table:table-cell table:style-name="ce6" office:value-type="float" office:value="89062" calcext:value-type="float">
            <text:p>89,062</text:p>
          </table:table-cell>
          <table:table-cell table:style-name="ce6" office:value-type="float" office:value="91028" calcext:value-type="float">
            <text:p>91,028</text:p>
          </table:table-cell>
          <table:table-cell table:style-name="ce6" office:value-type="float" office:value="90840" calcext:value-type="float">
            <text:p>90,840</text:p>
          </table:table-cell>
          <table:table-cell table:style-name="ce6" office:value-type="float" office:value="90612" calcext:value-type="float">
            <text:p>90,612</text:p>
          </table:table-cell>
          <table:table-cell table:style-name="ce6" office:value-type="float" office:value="90240" calcext:value-type="float">
            <text:p>90,240</text:p>
          </table:table-cell>
          <table:table-cell table:style-name="ce6" office:value-type="float" office:value="89718" calcext:value-type="float">
            <text:p>89,7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gio di Calabria</text:p>
          </table:table-cell>
          <table:table-cell table:style-name="ce6" office:value-type="float" office:value="180686" calcext:value-type="float">
            <text:p>180,686</text:p>
          </table:table-cell>
          <table:table-cell table:style-name="ce6" office:value-type="float" office:value="184937" calcext:value-type="float">
            <text:p>184,937</text:p>
          </table:table-cell>
          <table:table-cell table:style-name="ce6" office:value-type="float" office:value="183974" calcext:value-type="float">
            <text:p>183,974</text:p>
          </table:table-cell>
          <table:table-cell table:style-name="ce6" office:value-type="float" office:value="183035" calcext:value-type="float">
            <text:p>183,035</text:p>
          </table:table-cell>
          <table:table-cell table:style-name="ce6" office:value-type="float" office:value="182551" calcext:value-type="float">
            <text:p>182,551</text:p>
          </table:table-cell>
          <table:table-cell table:style-name="ce6" office:value-type="float" office:value="181447" calcext:value-type="float">
            <text:p>181,4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ssari</text:p>
          </table:table-cell>
          <table:table-cell table:style-name="ce6" office:value-type="float" office:value="125672" calcext:value-type="float">
            <text:p>125,672</text:p>
          </table:table-cell>
          <table:table-cell table:style-name="ce6" office:value-type="float" office:value="127715" calcext:value-type="float">
            <text:p>127,715</text:p>
          </table:table-cell>
          <table:table-cell table:style-name="ce6" office:value-type="float" office:value="127625" calcext:value-type="float">
            <text:p>127,625</text:p>
          </table:table-cell>
          <table:table-cell table:style-name="ce6" office:value-type="float" office:value="127525" calcext:value-type="float">
            <text:p>127,525</text:p>
          </table:table-cell>
          <table:table-cell table:style-name="ce6" office:value-type="float" office:value="127533" calcext:value-type="float">
            <text:p>127,533</text:p>
          </table:table-cell>
          <table:table-cell table:style-name="ce6" office:value-type="float" office:value="126769" calcext:value-type="float">
            <text:p>126,7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gliari</text:p>
          </table:table-cell>
          <table:table-cell table:style-name="ce6" office:value-type="float" office:value="149575" calcext:value-type="float">
            <text:p>149,575</text:p>
          </table:table-cell>
          <table:table-cell table:style-name="ce6" office:value-type="float" office:value="154019" calcext:value-type="float">
            <text:p>154,019</text:p>
          </table:table-cell>
          <table:table-cell table:style-name="ce6" office:value-type="float" office:value="154478" calcext:value-type="float">
            <text:p>154,478</text:p>
          </table:table-cell>
          <table:table-cell table:style-name="ce6" office:value-type="float" office:value="154460" calcext:value-type="float">
            <text:p>154,460</text:p>
          </table:table-cell>
          <table:table-cell table:style-name="ce6" office:value-type="float" office:value="154083" calcext:value-type="float">
            <text:p>154,083</text:p>
          </table:table-cell>
          <table:table-cell table:style-name="ce6" office:value-type="float" office:value="154106" calcext:value-type="float">
            <text:p>154,1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dova</text:p>
          </table:table-cell>
          <table:table-cell table:style-name="ce6" office:value-type="float" office:value="207245" calcext:value-type="float">
            <text:p>207,245</text:p>
          </table:table-cell>
          <table:table-cell table:style-name="ce6" office:value-type="float" office:value="209678" calcext:value-type="float">
            <text:p>209,678</text:p>
          </table:table-cell>
          <table:table-cell table:style-name="ce6" office:value-type="float" office:value="211210" calcext:value-type="float">
            <text:p>211,210</text:p>
          </table:table-cell>
          <table:table-cell table:style-name="ce6" office:value-type="float" office:value="210401" calcext:value-type="float">
            <text:p>210,401</text:p>
          </table:table-cell>
          <table:table-cell table:style-name="ce6" office:value-type="float" office:value="209829" calcext:value-type="float">
            <text:p>209,829</text:p>
          </table:table-cell>
          <table:table-cell table:style-name="ce6" office:value-type="float" office:value="210440" calcext:value-type="float">
            <text:p>210,4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escia</text:p>
          </table:table-cell>
          <table:table-cell table:style-name="ce6" office:value-type="float" office:value="188520" calcext:value-type="float">
            <text:p>188,520</text:p>
          </table:table-cell>
          <table:table-cell table:style-name="ce6" office:value-type="float" office:value="193599" calcext:value-type="float">
            <text:p>193,599</text:p>
          </table:table-cell>
          <table:table-cell table:style-name="ce6" office:value-type="float" office:value="196058" calcext:value-type="float">
            <text:p>196,058</text:p>
          </table:table-cell>
          <table:table-cell table:style-name="ce6" office:value-type="float" office:value="196480" calcext:value-type="float">
            <text:p>196,480</text:p>
          </table:table-cell>
          <table:table-cell table:style-name="ce6" office:value-type="float" office:value="196670" calcext:value-type="float">
            <text:p>196,670</text:p>
          </table:table-cell>
          <table:table-cell table:style-name="ce6" office:value-type="float" office:value="196745" calcext:value-type="float">
            <text:p>196,7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dena</text:p>
          </table:table-cell>
          <table:table-cell table:style-name="ce6" office:value-type="float" office:value="179353" calcext:value-type="float">
            <text:p>179,353</text:p>
          </table:table-cell>
          <table:table-cell table:style-name="ce6" office:value-type="float" office:value="184525" calcext:value-type="float">
            <text:p>184,525</text:p>
          </table:table-cell>
          <table:table-cell table:style-name="ce6" office:value-type="float" office:value="185148" calcext:value-type="float">
            <text:p>185,148</text:p>
          </table:table-cell>
          <table:table-cell table:style-name="ce6" office:value-type="float" office:value="184973" calcext:value-type="float">
            <text:p>184,973</text:p>
          </table:table-cell>
          <table:table-cell table:style-name="ce6" office:value-type="float" office:value="184727" calcext:value-type="float">
            <text:p>184,727</text:p>
          </table:table-cell>
          <table:table-cell table:style-name="ce6" office:value-type="float" office:value="185273" calcext:value-type="float">
            <text:p>185,2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ggia</text:p>
          </table:table-cell>
          <table:table-cell table:style-name="ce6" office:value-type="float" office:value="148573" calcext:value-type="float">
            <text:p>148,573</text:p>
          </table:table-cell>
          <table:table-cell table:style-name="ce6" office:value-type="float" office:value="153143" calcext:value-type="float">
            <text:p>153,143</text:p>
          </table:table-cell>
          <table:table-cell table:style-name="ce6" office:value-type="float" office:value="152770" calcext:value-type="float">
            <text:p>152,770</text:p>
          </table:table-cell>
          <table:table-cell table:style-name="ce6" office:value-type="float" office:value="151991" calcext:value-type="float">
            <text:p>151,991</text:p>
          </table:table-cell>
          <table:table-cell table:style-name="ce6" office:value-type="float" office:value="151726" calcext:value-type="float">
            <text:p>151,726</text:p>
          </table:table-cell>
          <table:table-cell table:style-name="ce6" office:value-type="float" office:value="151372" calcext:value-type="float">
            <text:p>151,3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lerno</text:p>
          </table:table-cell>
          <table:table-cell table:style-name="ce6" office:value-type="float" office:value="131925" calcext:value-type="float">
            <text:p>131,925</text:p>
          </table:table-cell>
          <table:table-cell table:style-name="ce6" office:value-type="float" office:value="133885" calcext:value-type="float">
            <text:p>133,885</text:p>
          </table:table-cell>
          <table:table-cell table:style-name="ce6" office:value-type="float" office:value="135603" calcext:value-type="float">
            <text:p>135,603</text:p>
          </table:table-cell>
          <table:table-cell table:style-name="ce6" office:value-type="float" office:value="135261" calcext:value-type="float">
            <text:p>135,261</text:p>
          </table:table-cell>
          <table:table-cell table:style-name="ce6" office:value-type="float" office:value="134850" calcext:value-type="float">
            <text:p>134,850</text:p>
          </table:table-cell>
          <table:table-cell table:style-name="ce6" office:value-type="float" office:value="133970" calcext:value-type="float">
            <text:p>133,9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acenza</text:p>
          </table:table-cell>
          <table:table-cell table:style-name="ce6" office:value-type="float" office:value="100843" calcext:value-type="float">
            <text:p>100,843</text:p>
          </table:table-cell>
          <table:table-cell table:style-name="ce6" office:value-type="float" office:value="102404" calcext:value-type="float">
            <text:p>102,404</text:p>
          </table:table-cell>
          <table:table-cell table:style-name="ce6" office:value-type="float" office:value="102269" calcext:value-type="float">
            <text:p>102,269</text:p>
          </table:table-cell>
          <table:table-cell table:style-name="ce6" office:value-type="float" office:value="102191" calcext:value-type="float">
            <text:p>102,191</text:p>
          </table:table-cell>
          <table:table-cell table:style-name="ce6" office:value-type="float" office:value="102355" calcext:value-type="float">
            <text:p>102,355</text:p>
          </table:table-cell>
          <table:table-cell table:style-name="ce6" office:value-type="float" office:value="103082" calcext:value-type="float">
            <text:p>103,0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lzano</text:p>
          </table:table-cell>
          <table:table-cell table:style-name="ce6" office:value-type="float" office:value="103891" calcext:value-type="float">
            <text:p>103,891</text:p>
          </table:table-cell>
          <table:table-cell table:style-name="ce6" office:value-type="float" office:value="105713" calcext:value-type="float">
            <text:p>105,713</text:p>
          </table:table-cell>
          <table:table-cell table:style-name="ce6" office:value-type="float" office:value="106110" calcext:value-type="float">
            <text:p>106,110</text:p>
          </table:table-cell>
          <table:table-cell table:style-name="ce6" office:value-type="float" office:value="106441" calcext:value-type="float">
            <text:p>106,441</text:p>
          </table:table-cell>
          <table:table-cell table:style-name="ce6" office:value-type="float" office:value="106951" calcext:value-type="float">
            <text:p>106,951</text:p>
          </table:table-cell>
          <table:table-cell table:style-name="ce6" office:value-type="float" office:value="107317" calcext:value-type="float">
            <text:p>107,3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dine</text:p>
          </table:table-cell>
          <table:table-cell table:style-name="ce6" office:value-type="float" office:value="98780" calcext:value-type="float">
            <text:p>98,780</text:p>
          </table:table-cell>
          <table:table-cell table:style-name="ce6" office:value-type="float" office:value="99528" calcext:value-type="float">
            <text:p>99,528</text:p>
          </table:table-cell>
          <table:table-cell table:style-name="ce6" office:value-type="float" office:value="99473" calcext:value-type="float">
            <text:p>99,473</text:p>
          </table:table-cell>
          <table:table-cell table:style-name="ce6" office:value-type="float" office:value="99169" calcext:value-type="float">
            <text:p>99,169</text:p>
          </table:table-cell>
          <table:table-cell table:style-name="ce6" office:value-type="float" office:value="99341" calcext:value-type="float">
            <text:p>99,341</text:p>
          </table:table-cell>
          <table:table-cell table:style-name="ce6" office:value-type="float" office:value="99518" calcext:value-type="float">
            <text:p>99,5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 Spezia</text:p>
          </table:table-cell>
          <table:table-cell table:style-name="ce6" office:value-type="float" office:value="92439" calcext:value-type="float">
            <text:p>92,439</text:p>
          </table:table-cell>
          <table:table-cell table:style-name="ce6" office:value-type="float" office:value="94535" calcext:value-type="float">
            <text:p>94,535</text:p>
          </table:table-cell>
          <table:table-cell table:style-name="ce6" office:value-type="float" office:value="93990" calcext:value-type="float">
            <text:p>93,990</text:p>
          </table:table-cell>
          <table:table-cell table:style-name="ce6" office:value-type="float" office:value="93959" calcext:value-type="float">
            <text:p>93,959</text:p>
          </table:table-cell>
          <table:table-cell table:style-name="ce6" office:value-type="float" office:value="93678" calcext:value-type="float">
            <text:p>93,678</text:p>
          </table:table-cell>
          <table:table-cell table:style-name="ce6" office:value-type="float" office:value="93311" calcext:value-type="float">
            <text:p>93,3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cce</text:p>
          </table:table-cell>
          <table:table-cell table:style-name="ce6" office:value-type="float" office:value="89598" calcext:value-type="float">
            <text:p>89,598</text:p>
          </table:table-cell>
          <table:table-cell table:style-name="ce6" office:value-type="float" office:value="93302" calcext:value-type="float">
            <text:p>93,302</text:p>
          </table:table-cell>
          <table:table-cell table:style-name="ce6" office:value-type="float" office:value="94148" calcext:value-type="float">
            <text:p>94,148</text:p>
          </table:table-cell>
          <table:table-cell table:style-name="ce6" office:value-type="float" office:value="94773" calcext:value-type="float">
            <text:p>94,773</text:p>
          </table:table-cell>
          <table:table-cell table:style-name="ce6" office:value-type="float" office:value="94989" calcext:value-type="float">
            <text:p>94,989</text:p>
          </table:table-cell>
          <table:table-cell table:style-name="ce6" office:value-type="float" office:value="95441" calcext:value-type="float">
            <text:p>95,4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rletta</text:p>
          </table:table-cell>
          <table:table-cell table:style-name="ce6" office:value-type="float" office:value="94681" calcext:value-type="float">
            <text:p>94,681</text:p>
          </table:table-cell>
          <table:table-cell table:style-name="ce6" office:value-type="float" office:value="94903" calcext:value-type="float">
            <text:p>94,903</text:p>
          </table:table-cell>
          <table:table-cell table:style-name="ce6" office:value-type="float" office:value="94971" calcext:value-type="float">
            <text:p>94,971</text:p>
          </table:table-cell>
          <table:table-cell table:style-name="ce6" office:value-type="float" office:value="94814" calcext:value-type="float">
            <text:p>94,814</text:p>
          </table:table-cell>
          <table:table-cell table:style-name="ce6" office:value-type="float" office:value="94673" calcext:value-type="float">
            <text:p>94,673</text:p>
          </table:table-cell>
          <table:table-cell table:style-name="ce6" office:value-type="float" office:value="94477" calcext:value-type="float">
            <text:p>94,4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esaro</text:p>
          </table:table-cell>
          <table:table-cell table:style-name="ce6" office:value-type="float" office:value="94615" calcext:value-type="float">
            <text:p>94,615</text:p>
          </table:table-cell>
          <table:table-cell table:style-name="ce6" office:value-type="float" office:value="94705" calcext:value-type="float">
            <text:p>94,705</text:p>
          </table:table-cell>
          <table:table-cell table:style-name="ce6" office:value-type="float" office:value="94604" calcext:value-type="float">
            <text:p>94,604</text:p>
          </table:table-cell>
          <table:table-cell table:style-name="ce6" office:value-type="float" office:value="94582" calcext:value-type="float">
            <text:p>94,582</text:p>
          </table:table-cell>
          <table:table-cell table:style-name="ce6" office:value-type="float" office:value="94813" calcext:value-type="float">
            <text:p>94,813</text:p>
          </table:table-cell>
          <table:table-cell table:style-name="ce6" office:value-type="float" office:value="94958" calcext:value-type="float">
            <text:p>94,9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style-name="ce6" office:value-type="float" office:value="83422" calcext:value-type="float">
            <text:p>83,422</text:p>
          </table:table-cell>
          <table:table-cell table:style-name="ce6" office:value-type="float" office:value="84834" calcext:value-type="float">
            <text:p>84,834</text:p>
          </table:table-cell>
          <table:table-cell table:style-name="ce6" office:value-type="float" office:value="84687" calcext:value-type="float">
            <text:p>84,687</text:p>
          </table:table-cell>
          <table:table-cell table:style-name="ce6" office:value-type="float" office:value="84495" calcext:value-type="float">
            <text:p>84,495</text:p>
          </table:table-cell>
          <table:table-cell table:style-name="ce6" office:value-type="float" office:value="84326" calcext:value-type="float">
            <text:p>84,326</text:p>
          </table:table-cell>
          <table:table-cell table:style-name="ce6" office:value-type="float" office:value="83320" calcext:value-type="float">
            <text:p>83,3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sa</text:p>
          </table:table-cell>
          <table:table-cell table:style-name="ce6" office:value-type="float" office:value="86263" calcext:value-type="float">
            <text:p>86,263</text:p>
          </table:table-cell>
          <table:table-cell table:style-name="ce6" office:value-type="float" office:value="88627" calcext:value-type="float">
            <text:p>88,627</text:p>
          </table:table-cell>
          <table:table-cell table:style-name="ce6" office:value-type="float" office:value="89523" calcext:value-type="float">
            <text:p>89,523</text:p>
          </table:table-cell>
          <table:table-cell table:style-name="ce6" office:value-type="float" office:value="89158" calcext:value-type="float">
            <text:p>89,158</text:p>
          </table:table-cell>
          <table:table-cell table:style-name="ce6" office:value-type="float" office:value="90488" calcext:value-type="float">
            <text:p>90,488</text:p>
          </table:table-cell>
          <table:table-cell table:style-name="ce6" office:value-type="float" office:value="90118" calcext:value-type="float">
            <text:p>90,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eviso</text:p>
          </table:table-cell>
          <table:table-cell table:style-name="ce6" office:value-type="float" office:value="82462" calcext:value-type="float">
            <text:p>82,462</text:p>
          </table:table-cell>
          <table:table-cell table:style-name="ce6" office:value-type="float" office:value="83145" calcext:value-type="float">
            <text:p>83,145</text:p>
          </table:table-cell>
          <table:table-cell table:style-name="ce6" office:value-type="float" office:value="83652" calcext:value-type="float">
            <text:p>83,652</text:p>
          </table:table-cell>
          <table:table-cell table:style-name="ce6" office:value-type="float" office:value="83731" calcext:value-type="float">
            <text:p>83,731</text:p>
          </table:table-cell>
          <table:table-cell table:style-name="ce6" office:value-type="float" office:value="83950" calcext:value-type="float">
            <text:p>83,950</text:p>
          </table:table-cell>
          <table:table-cell table:style-name="ce6" office:value-type="float" office:value="84954" calcext:value-type="float">
            <text:p>84,9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rese</text:p>
          </table:table-cell>
          <table:table-cell table:style-name="ce6" office:value-type="float" office:value="79333" calcext:value-type="float">
            <text:p>79,333</text:p>
          </table:table-cell>
          <table:table-cell table:style-name="ce6" office:value-type="float" office:value="80927" calcext:value-type="float">
            <text:p>80,927</text:p>
          </table:table-cell>
          <table:table-cell table:style-name="ce6" office:value-type="float" office:value="80857" calcext:value-type="float">
            <text:p>80,857</text:p>
          </table:table-cell>
          <table:table-cell table:style-name="ce6" office:value-type="float" office:value="80799" calcext:value-type="float">
            <text:p>80,799</text:p>
          </table:table-cell>
          <table:table-cell table:style-name="ce6" office:value-type="float" office:value="80694" calcext:value-type="float">
            <text:p>80,694</text:p>
          </table:table-cell>
          <table:table-cell table:style-name="ce6" office:value-type="float" office:value="80544" calcext:value-type="float">
            <text:p>80,5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sto Arsizio</text:p>
          </table:table-cell>
          <table:table-cell table:style-name="ce6" office:value-type="float" office:value="79563" calcext:value-type="float">
            <text:p>79,563</text:p>
          </table:table-cell>
          <table:table-cell table:style-name="ce6" office:value-type="float" office:value="81744" calcext:value-type="float">
            <text:p>81,744</text:p>
          </table:table-cell>
          <table:table-cell table:style-name="ce6" office:value-type="float" office:value="82518" calcext:value-type="float">
            <text:p>82,518</text:p>
          </table:table-cell>
          <table:table-cell table:style-name="ce6" office:value-type="float" office:value="83106" calcext:value-type="float">
            <text:p>83,106</text:p>
          </table:table-cell>
          <table:table-cell table:style-name="ce6" office:value-type="float" office:value="83340" calcext:value-type="float">
            <text:p>83,340</text:p>
          </table:table-cell>
          <table:table-cell table:style-name="ce6" office:value-type="float" office:value="83405" calcext:value-type="float">
            <text:p>83,4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ti</text:p>
          </table:table-cell>
          <table:table-cell table:style-name="ce6" office:value-type="float" office:value="74320" calcext:value-type="float">
            <text:p>74,320</text:p>
          </table:table-cell>
          <table:table-cell table:style-name="ce6" office:value-type="float" office:value="76135" calcext:value-type="float">
            <text:p>76,135</text:p>
          </table:table-cell>
          <table:table-cell table:style-name="ce6" office:value-type="float" office:value="76673" calcext:value-type="float">
            <text:p>76,673</text:p>
          </table:table-cell>
          <table:table-cell table:style-name="ce6" office:value-type="float" office:value="76202" calcext:value-type="float">
            <text:p>76,202</text:p>
          </table:table-cell>
          <table:table-cell table:style-name="ce6" office:value-type="float" office:value="76164" calcext:value-type="float">
            <text:p>76,164</text:p>
          </table:table-cell>
          <table:table-cell table:style-name="ce6" office:value-type="float" office:value="76211" calcext:value-type="float">
            <text:p>76,2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via</text:p>
          </table:table-cell>
          <table:table-cell table:style-name="ce6" office:value-type="float" office:value="68313" calcext:value-type="float">
            <text:p>68,313</text:p>
          </table:table-cell>
          <table:table-cell table:style-name="ce6" office:value-type="float" office:value="71297" calcext:value-type="float">
            <text:p>71,297</text:p>
          </table:table-cell>
          <table:table-cell table:style-name="ce6" office:value-type="float" office:value="72205" calcext:value-type="float">
            <text:p>72,205</text:p>
          </table:table-cell>
          <table:table-cell table:style-name="ce6" office:value-type="float" office:value="72576" calcext:value-type="float">
            <text:p>72,576</text:p>
          </table:table-cell>
          <table:table-cell table:style-name="ce6" office:value-type="float" office:value="72612" calcext:value-type="float">
            <text:p>72,612</text:p>
          </table:table-cell>
          <table:table-cell table:style-name="ce6" office:value-type="float" office:value="72773" calcext:value-type="float">
            <text:p>72,7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sa</text:p>
          </table:table-cell>
          <table:table-cell table:style-name="ce6" office:value-type="float" office:value="69022" calcext:value-type="float">
            <text:p>69,022</text:p>
          </table:table-cell>
          <table:table-cell table:style-name="ce6" office:value-type="float" office:value="70202" calcext:value-type="float">
            <text:p>70,202</text:p>
          </table:table-cell>
          <table:table-cell table:style-name="ce6" office:value-type="float" office:value="69836" calcext:value-type="float">
            <text:p>69,836</text:p>
          </table:table-cell>
          <table:table-cell table:style-name="ce6" office:value-type="float" office:value="69479" calcext:value-type="float">
            <text:p>69,479</text:p>
          </table:table-cell>
          <table:table-cell table:style-name="ce6" office:value-type="float" office:value="69226" calcext:value-type="float">
            <text:p>69,226</text:p>
          </table:table-cell>
          <table:table-cell table:style-name="ce6" office:value-type="float" office:value="69037" calcext:value-type="float">
            <text:p>69,0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senza</text:p>
          </table:table-cell>
          <table:table-cell table:style-name="ce6" office:value-type="float" office:value="69065" calcext:value-type="float">
            <text:p>69,065</text:p>
          </table:table-cell>
          <table:table-cell table:style-name="ce6" office:value-type="float" office:value="67910" calcext:value-type="float">
            <text:p>67,910</text:p>
          </table:table-cell>
          <table:table-cell table:style-name="ce6" office:value-type="float" office:value="67679" calcext:value-type="float">
            <text:p>67,679</text:p>
          </table:table-cell>
          <table:table-cell table:style-name="ce6" office:value-type="float" office:value="67546" calcext:value-type="float">
            <text:p>67,546</text:p>
          </table:table-cell>
          <table:table-cell table:style-name="ce6" office:value-type="float" office:value="67563" calcext:value-type="float">
            <text:p>67,563</text:p>
          </table:table-cell>
          <table:table-cell table:style-name="ce6" office:value-type="float" office:value="67239" calcext:value-type="float">
            <text:p>67,2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vona</text:p>
          </table:table-cell>
          <table:table-cell table:style-name="ce6" office:value-type="float" office:value="60760" calcext:value-type="float">
            <text:p>60,760</text:p>
          </table:table-cell>
          <table:table-cell table:style-name="ce6" office:value-type="float" office:value="61761" calcext:value-type="float">
            <text:p>61,761</text:p>
          </table:table-cell>
          <table:table-cell table:style-name="ce6" office:value-type="float" office:value="61529" calcext:value-type="float">
            <text:p>61,529</text:p>
          </table:table-cell>
          <table:table-cell table:style-name="ce6" office:value-type="float" office:value="61345" calcext:value-type="float">
            <text:p>61,345</text:p>
          </table:table-cell>
          <table:table-cell table:style-name="ce6" office:value-type="float" office:value="61057" calcext:value-type="float">
            <text:p>61,057</text:p>
          </table:table-cell>
          <table:table-cell table:style-name="ce6" office:value-type="float" office:value="60632" calcext:value-type="float">
            <text:p>60,63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tera</text:p>
          </table:table-cell>
          <table:table-cell table:style-name="ce6" office:value-type="float" office:value="60009" calcext:value-type="float">
            <text:p>60,009</text:p>
          </table:table-cell>
          <table:table-cell table:style-name="ce6" office:value-type="float" office:value="60556" calcext:value-type="float">
            <text:p>60,556</text:p>
          </table:table-cell>
          <table:table-cell table:style-name="ce6" office:value-type="float" office:value="60524" calcext:value-type="float">
            <text:p>60,524</text:p>
          </table:table-cell>
          <table:table-cell table:style-name="ce6" office:value-type="float" office:value="60436" calcext:value-type="float">
            <text:p>60,436</text:p>
          </table:table-cell>
          <table:table-cell table:style-name="ce6" office:value-type="float" office:value="60351" calcext:value-type="float">
            <text:p>60,351</text:p>
          </table:table-cell>
          <table:table-cell table:style-name="ce6" office:value-type="float" office:value="60403" calcext:value-type="float">
            <text:p>60,4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ireale</text:p>
          </table:table-cell>
          <table:table-cell table:style-name="ce6" office:value-type="float" office:value="51402" calcext:value-type="float">
            <text:p>51,402</text:p>
          </table:table-cell>
          <table:table-cell table:style-name="ce6" office:value-type="float" office:value="52792" calcext:value-type="float">
            <text:p>52,792</text:p>
          </table:table-cell>
          <table:table-cell table:style-name="ce6" office:value-type="float" office:value="52703" calcext:value-type="float">
            <text:p>52,703</text:p>
          </table:table-cell>
          <table:table-cell table:style-name="ce6" office:value-type="float" office:value="52622" calcext:value-type="float">
            <text:p>52,622</text:p>
          </table:table-cell>
          <table:table-cell table:style-name="ce6" office:value-type="float" office:value="52574" calcext:value-type="float">
            <text:p>52,574</text:p>
          </table:table-cell>
          <table:table-cell table:style-name="ce6" office:value-type="float" office:value="52269" calcext:value-type="float">
            <text:p>52,2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ellino</text:p>
          </table:table-cell>
          <table:table-cell table:style-name="ce6" office:value-type="float" office:value="54706" calcext:value-type="float">
            <text:p>54,706</text:p>
          </table:table-cell>
          <table:table-cell table:style-name="ce6" office:value-type="float" office:value="55448" calcext:value-type="float">
            <text:p>55,448</text:p>
          </table:table-cell>
          <table:table-cell table:style-name="ce6" office:value-type="float" office:value="55171" calcext:value-type="float">
            <text:p>55,171</text:p>
          </table:table-cell>
          <table:table-cell table:style-name="ce6" office:value-type="float" office:value="54857" calcext:value-type="float">
            <text:p>54,857</text:p>
          </table:table-cell>
          <table:table-cell table:style-name="ce6" office:value-type="float" office:value="54561" calcext:value-type="float">
            <text:p>54,561</text:p>
          </table:table-cell>
          <table:table-cell table:style-name="ce6" office:value-type="float" office:value="54353" calcext:value-type="float">
            <text:p>54,3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rdenone</text:p>
          </table:table-cell>
          <table:table-cell table:style-name="ce6" office:value-type="float" office:value="51378" calcext:value-type="float">
            <text:p>51,378</text:p>
          </table:table-cell>
          <table:table-cell table:style-name="ce6" office:value-type="float" office:value="51758" calcext:value-type="float">
            <text:p>51,758</text:p>
          </table:table-cell>
          <table:table-cell table:style-name="ce6" office:value-type="float" office:value="51632" calcext:value-type="float">
            <text:p>51,632</text:p>
          </table:table-cell>
          <table:table-cell table:style-name="ce6" office:value-type="float" office:value="51229" calcext:value-type="float">
            <text:p>51,229</text:p>
          </table:table-cell>
          <table:table-cell table:style-name="ce6" office:value-type="float" office:value="51139" calcext:value-type="float">
            <text:p>51,139</text:p>
          </table:table-cell>
          <table:table-cell table:style-name="ce6" office:value-type="float" office:value="51127" calcext:value-type="float">
            <text:p>51,1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cco</text:p>
          </table:table-cell>
          <table:table-cell table:style-name="ce6" office:value-type="float" office:value="47240" calcext:value-type="float">
            <text:p>47,240</text:p>
          </table:table-cell>
          <table:table-cell table:style-name="ce6" office:value-type="float" office:value="48131" calcext:value-type="float">
            <text:p>48,131</text:p>
          </table:table-cell>
          <table:table-cell table:style-name="ce6" office:value-type="float" office:value="48141" calcext:value-type="float">
            <text:p>48,141</text:p>
          </table:table-cell>
          <table:table-cell table:style-name="ce6" office:value-type="float" office:value="47999" calcext:value-type="float">
            <text:p>47,999</text:p>
          </table:table-cell>
          <table:table-cell table:style-name="ce6" office:value-type="float" office:value="48131" calcext:value-type="float">
            <text:p>48,131</text:p>
          </table:table-cell>
          <table:table-cell table:style-name="ce6" office:value-type="float" office:value="48177" calcext:value-type="float">
            <text:p>48,1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tamura</text:p>
          </table:table-cell>
          <table:table-cell table:style-name="ce6" office:value-type="float" office:value="69901" calcext:value-type="float">
            <text:p>69,901</text:p>
          </table:table-cell>
          <table:table-cell table:style-name="ce6" office:value-type="float" office:value="70171" calcext:value-type="float">
            <text:p>70,171</text:p>
          </table:table-cell>
          <table:table-cell table:style-name="ce6" office:value-type="float" office:value="70347" calcext:value-type="float">
            <text:p>70,347</text:p>
          </table:table-cell>
          <table:table-cell table:style-name="ce6" office:value-type="float" office:value="70396" calcext:value-type="float">
            <text:p>70,396</text:p>
          </table:table-cell>
          <table:table-cell table:style-name="ce6" office:value-type="float" office:value="70595" calcext:value-type="float">
            <text:p>70,595</text:p>
          </table:table-cell>
          <table:table-cell table:style-name="ce6" office:value-type="float" office:value="70514" calcext:value-type="float">
            <text:p>70,5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tonto</text:p>
          </table:table-cell>
          <table:table-cell table:style-name="ce6" office:value-type="float" office:value="56085" calcext:value-type="float">
            <text:p>56,085</text:p>
          </table:table-cell>
          <table:table-cell table:style-name="ce6" office:value-type="float" office:value="56043" calcext:value-type="float">
            <text:p>56,043</text:p>
          </table:table-cell>
          <table:table-cell table:style-name="ce6" office:value-type="float" office:value="55644" calcext:value-type="float">
            <text:p>55,644</text:p>
          </table:table-cell>
          <table:table-cell table:style-name="ce6" office:value-type="float" office:value="55540" calcext:value-type="float">
            <text:p>55,540</text:p>
          </table:table-cell>
          <table:table-cell table:style-name="ce6" office:value-type="float" office:value="55354" calcext:value-type="float">
            <text:p>55,354</text:p>
          </table:table-cell>
          <table:table-cell table:style-name="ce6" office:value-type="float" office:value="55127" calcext:value-type="float">
            <text:p>55,1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lfetta</text:p>
          </table:table-cell>
          <table:table-cell table:style-name="ce6" office:value-type="float" office:value="60338" calcext:value-type="float">
            <text:p>60,338</text:p>
          </table:table-cell>
          <table:table-cell table:style-name="ce6" office:value-type="float" office:value="60397" calcext:value-type="float">
            <text:p>60,397</text:p>
          </table:table-cell>
          <table:table-cell table:style-name="ce6" office:value-type="float" office:value="60058" calcext:value-type="float">
            <text:p>60,058</text:p>
          </table:table-cell>
          <table:table-cell table:style-name="ce6" office:value-type="float" office:value="59874" calcext:value-type="float">
            <text:p>59,874</text:p>
          </table:table-cell>
          <table:table-cell table:style-name="ce6" office:value-type="float" office:value="59623" calcext:value-type="float">
            <text:p>59,623</text:p>
          </table:table-cell>
          <table:table-cell table:style-name="ce6" office:value-type="float" office:value="59470" calcext:value-type="float">
            <text:p>59,4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ttipaglia</text:p>
          </table:table-cell>
          <table:table-cell table:style-name="ce6" office:value-type="float" office:value="50513" calcext:value-type="float">
            <text:p>50,513</text:p>
          </table:table-cell>
          <table:table-cell table:style-name="ce6" office:value-type="float" office:value="50812" calcext:value-type="float">
            <text:p>50,812</text:p>
          </table:table-cell>
          <table:table-cell table:style-name="ce6" office:value-type="float" office:value="50868" calcext:value-type="float">
            <text:p>50,868</text:p>
          </table:table-cell>
          <table:table-cell table:style-name="ce6" office:value-type="float" office:value="50786" calcext:value-type="float">
            <text:p>50,786</text:p>
          </table:table-cell>
          <table:table-cell table:style-name="ce6" office:value-type="float" office:value="50883" calcext:value-type="float">
            <text:p>50,883</text:p>
          </table:table-cell>
          <table:table-cell table:style-name="ce6" office:value-type="float" office:value="51005" calcext:value-type="float">
            <text:p>51,0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sceglie</text:p>
          </table:table-cell>
          <table:table-cell table:style-name="ce6" office:value-type="float" office:value="54877" calcext:value-type="float">
            <text:p>54,877</text:p>
          </table:table-cell>
          <table:table-cell table:style-name="ce6" office:value-type="float" office:value="55424" calcext:value-type="float">
            <text:p>55,424</text:p>
          </table:table-cell>
          <table:table-cell table:style-name="ce6" office:value-type="float" office:value="55517" calcext:value-type="float">
            <text:p>55,517</text:p>
          </table:table-cell>
          <table:table-cell table:style-name="ce6" office:value-type="float" office:value="55422" calcext:value-type="float">
            <text:p>55,422</text:p>
          </table:table-cell>
          <table:table-cell table:style-name="ce6" office:value-type="float" office:value="55390" calcext:value-type="float">
            <text:p>55,390</text:p>
          </table:table-cell>
          <table:table-cell table:style-name="ce6" office:value-type="float" office:value="55385" calcext:value-type="float">
            <text:p>55,3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rpi</text:p>
          </table:table-cell>
          <table:table-cell table:style-name="ce6" office:value-type="float" office:value="67408" calcext:value-type="float">
            <text:p>67,408</text:p>
          </table:table-cell>
          <table:table-cell table:style-name="ce6" office:value-type="float" office:value="69530" calcext:value-type="float">
            <text:p>69,530</text:p>
          </table:table-cell>
          <table:table-cell table:style-name="ce6" office:value-type="float" office:value="70419" calcext:value-type="float">
            <text:p>70,419</text:p>
          </table:table-cell>
          <table:table-cell table:style-name="ce6" office:value-type="float" office:value="70699" calcext:value-type="float">
            <text:p>70,699</text:p>
          </table:table-cell>
          <table:table-cell table:style-name="ce6" office:value-type="float" office:value="71060" calcext:value-type="float">
            <text:p>71,060</text:p>
          </table:table-cell>
          <table:table-cell table:style-name="ce6" office:value-type="float" office:value="71148" calcext:value-type="float">
            <text:p>71,1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erignola</text:p>
          </table:table-cell>
          <table:table-cell table:style-name="ce6" office:value-type="float" office:value="56816" calcext:value-type="float">
            <text:p>56,816</text:p>
          </table:table-cell>
          <table:table-cell table:style-name="ce6" office:value-type="float" office:value="58063" calcext:value-type="float">
            <text:p>58,063</text:p>
          </table:table-cell>
          <table:table-cell table:style-name="ce6" office:value-type="float" office:value="58295" calcext:value-type="float">
            <text:p>58,295</text:p>
          </table:table-cell>
          <table:table-cell table:style-name="ce6" office:value-type="float" office:value="58396" calcext:value-type="float">
            <text:p>58,396</text:p>
          </table:table-cell>
          <table:table-cell table:style-name="ce6" office:value-type="float" office:value="58517" calcext:value-type="float">
            <text:p>58,517</text:p>
          </table:table-cell>
          <table:table-cell table:style-name="ce6" office:value-type="float" office:value="58540" calcext:value-type="float">
            <text:p>58,5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llarate</text:p>
          </table:table-cell>
          <table:table-cell table:style-name="ce6" office:value-type="float" office:value="50961" calcext:value-type="float">
            <text:p>50,961</text:p>
          </table:table-cell>
          <table:table-cell table:style-name="ce6" office:value-type="float" office:value="52455" calcext:value-type="float">
            <text:p>52,455</text:p>
          </table:table-cell>
          <table:table-cell table:style-name="ce6" office:value-type="float" office:value="52850" calcext:value-type="float">
            <text:p>52,850</text:p>
          </table:table-cell>
          <table:table-cell table:style-name="ce6" office:value-type="float" office:value="53343" calcext:value-type="float">
            <text:p>53,343</text:p>
          </table:table-cell>
          <table:table-cell table:style-name="ce6" office:value-type="float" office:value="53145" calcext:value-type="float">
            <text:p>53,145</text:p>
          </table:table-cell>
          <table:table-cell table:style-name="ce6" office:value-type="float" office:value="53425" calcext:value-type="float">
            <text:p>53,4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la</text:p>
          </table:table-cell>
          <table:table-cell table:style-name="ce6" office:value-type="float" office:value="75618" calcext:value-type="float">
            <text:p>75,618</text:p>
          </table:table-cell>
          <table:table-cell table:style-name="ce6" office:value-type="float" office:value="76826" calcext:value-type="float">
            <text:p>76,826</text:p>
          </table:table-cell>
          <table:table-cell table:style-name="ce6" office:value-type="float" office:value="76723" calcext:value-type="float">
            <text:p>76,723</text:p>
          </table:table-cell>
          <table:table-cell table:style-name="ce6" office:value-type="float" office:value="75827" calcext:value-type="float">
            <text:p>75,827</text:p>
          </table:table-cell>
          <table:table-cell table:style-name="ce6" office:value-type="float" office:value="75458" calcext:value-type="float">
            <text:p>75,458</text:p>
          </table:table-cell>
          <table:table-cell table:style-name="ce6" office:value-type="float" office:value="74858" calcext:value-type="float">
            <text:p>74,8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ronno</text:p>
          </table:table-cell>
          <table:table-cell table:style-name="ce6" office:value-type="float" office:value="38902" calcext:value-type="float">
            <text:p>38,902</text:p>
          </table:table-cell>
          <table:table-cell table:style-name="ce6" office:value-type="float" office:value="39422" calcext:value-type="float">
            <text:p>39,422</text:p>
          </table:table-cell>
          <table:table-cell table:style-name="ce6" office:value-type="float" office:value="39437" calcext:value-type="float">
            <text:p>39,437</text:p>
          </table:table-cell>
          <table:table-cell table:style-name="ce6" office:value-type="float" office:value="39401" calcext:value-type="float">
            <text:p>39,401</text:p>
          </table:table-cell>
          <table:table-cell table:style-name="ce6" office:value-type="float" office:value="39351" calcext:value-type="float">
            <text:p>39,351</text:p>
          </table:table-cell>
          <table:table-cell table:style-name="ce6" office:value-type="float" office:value="39419" calcext:value-type="float">
            <text:p>39,4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gheria</text:p>
          </table:table-cell>
          <table:table-cell table:style-name="ce6" office:value-type="float" office:value="54271" calcext:value-type="float">
            <text:p>54,271</text:p>
          </table:table-cell>
          <table:table-cell table:style-name="ce6" office:value-type="float" office:value="55854" calcext:value-type="float">
            <text:p>55,854</text:p>
          </table:table-cell>
          <table:table-cell table:style-name="ce6" office:value-type="float" office:value="55615" calcext:value-type="float">
            <text:p>55,615</text:p>
          </table:table-cell>
          <table:table-cell table:style-name="ce6" office:value-type="float" office:value="55387" calcext:value-type="float">
            <text:p>55,387</text:p>
          </table:table-cell>
          <table:table-cell table:style-name="ce6" office:value-type="float" office:value="55373" calcext:value-type="float">
            <text:p>55,373</text:p>
          </table:table-cell>
          <table:table-cell table:style-name="ce6" office:value-type="float" office:value="55047" calcext:value-type="float">
            <text:p>55,04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zio</text:p>
          </table:table-cell>
          <table:table-cell table:style-name="ce6" office:value-type="float" office:value="50789" calcext:value-type="float">
            <text:p>50,789</text:p>
          </table:table-cell>
          <table:table-cell table:style-name="ce6" office:value-type="float" office:value="53557" calcext:value-type="float">
            <text:p>53,557</text:p>
          </table:table-cell>
          <table:table-cell table:style-name="ce6" office:value-type="float" office:value="53986" calcext:value-type="float">
            <text:p>53,986</text:p>
          </table:table-cell>
          <table:table-cell table:style-name="ce6" office:value-type="float" office:value="54211" calcext:value-type="float">
            <text:p>54,211</text:p>
          </table:table-cell>
          <table:table-cell table:style-name="ce6" office:value-type="float" office:value="54311" calcext:value-type="float">
            <text:p>54,311</text:p>
          </table:table-cell>
          <table:table-cell table:style-name="ce6" office:value-type="float" office:value="54710" calcext:value-type="float">
            <text:p>54,7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ssuolo</text:p>
          </table:table-cell>
          <table:table-cell table:style-name="ce6" office:value-type="float" office:value="39888" calcext:value-type="float">
            <text:p>39,888</text:p>
          </table:table-cell>
          <table:table-cell table:style-name="ce6" office:value-type="float" office:value="41126" calcext:value-type="float">
            <text:p>41,126</text:p>
          </table:table-cell>
          <table:table-cell table:style-name="ce6" office:value-type="float" office:value="41064" calcext:value-type="float">
            <text:p>41,064</text:p>
          </table:table-cell>
          <table:table-cell table:style-name="ce6" office:value-type="float" office:value="40853" calcext:value-type="float">
            <text:p>40,853</text:p>
          </table:table-cell>
          <table:table-cell table:style-name="ce6" office:value-type="float" office:value="40813" calcext:value-type="float">
            <text:p>40,813</text:p>
          </table:table-cell>
          <table:table-cell table:style-name="ce6" office:value-type="float" office:value="40826" calcext:value-type="float">
            <text:p>40,8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ssina</text:p>
          </table:table-cell>
          <table:table-cell table:style-name="ce6" office:value-type="float" office:value="242267" calcext:value-type="float">
            <text:p>242,267</text:p>
          </table:table-cell>
          <table:table-cell table:style-name="ce6" office:value-type="float" office:value="241997" calcext:value-type="float">
            <text:p>241,997</text:p>
          </table:table-cell>
          <table:table-cell table:style-name="ce6" office:value-type="float" office:value="240414" calcext:value-type="float">
            <text:p>240,414</text:p>
          </table:table-cell>
          <table:table-cell table:style-name="ce6" office:value-type="float" office:value="238439" calcext:value-type="float">
            <text:p>238,439</text:p>
          </table:table-cell>
          <table:table-cell table:style-name="ce6" office:value-type="float" office:value="236962" calcext:value-type="float">
            <text:p>236,962</text:p>
          </table:table-cell>
          <table:table-cell table:style-name="ce6" office:value-type="float" office:value="234293" calcext:value-type="float">
            <text:p>234,29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ato</text:p>
          </table:table-cell>
          <table:table-cell table:style-name="ce6" office:value-type="float" office:value="187159" calcext:value-type="float">
            <text:p>187,159</text:p>
          </table:table-cell>
          <table:table-cell table:style-name="ce6" office:value-type="float" office:value="191268" calcext:value-type="float">
            <text:p>191,268</text:p>
          </table:table-cell>
          <table:table-cell table:style-name="ce6" office:value-type="float" office:value="191002" calcext:value-type="float">
            <text:p>191,002</text:p>
          </table:table-cell>
          <table:table-cell table:style-name="ce6" office:value-type="float" office:value="191150" calcext:value-type="float">
            <text:p>191,150</text:p>
          </table:table-cell>
          <table:table-cell table:style-name="ce6" office:value-type="float" office:value="192469" calcext:value-type="float">
            <text:p>192,469</text:p>
          </table:table-cell>
          <table:table-cell table:style-name="ce6" office:value-type="float" office:value="193325" calcext:value-type="float">
            <text:p>193,3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rma</text:p>
          </table:table-cell>
          <table:table-cell table:style-name="ce6" office:value-type="float" office:value="177714" calcext:value-type="float">
            <text:p>177,714</text:p>
          </table:table-cell>
          <table:table-cell table:style-name="ce6" office:value-type="float" office:value="187938" calcext:value-type="float">
            <text:p>187,938</text:p>
          </table:table-cell>
          <table:table-cell table:style-name="ce6" office:value-type="float" office:value="190284" calcext:value-type="float">
            <text:p>190,284</text:p>
          </table:table-cell>
          <table:table-cell table:style-name="ce6" office:value-type="float" office:value="192836" calcext:value-type="float">
            <text:p>192,836</text:p>
          </table:table-cell>
          <table:table-cell table:style-name="ce6" office:value-type="float" office:value="194417" calcext:value-type="float">
            <text:p>194,417</text:p>
          </table:table-cell>
          <table:table-cell table:style-name="ce6" office:value-type="float" office:value="195687" calcext:value-type="float">
            <text:p>195,6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vorno</text:p>
          </table:table-cell>
          <table:table-cell table:style-name="ce6" office:value-type="float" office:value="156998" calcext:value-type="float">
            <text:p>156,998</text:p>
          </table:table-cell>
          <table:table-cell table:style-name="ce6" office:value-type="float" office:value="160512" calcext:value-type="float">
            <text:p>160,512</text:p>
          </table:table-cell>
          <table:table-cell table:style-name="ce6" office:value-type="float" office:value="159542" calcext:value-type="float">
            <text:p>159,542</text:p>
          </table:table-cell>
          <table:table-cell table:style-name="ce6" office:value-type="float" office:value="159219" calcext:value-type="float">
            <text:p>159,219</text:p>
          </table:table-cell>
          <table:table-cell table:style-name="ce6" office:value-type="float" office:value="158916" calcext:value-type="float">
            <text:p>158,916</text:p>
          </table:table-cell>
          <table:table-cell table:style-name="ce6" office:value-type="float" office:value="158371" calcext:value-type="float">
            <text:p>158,3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ggio nell'Emilia</text:p>
          </table:table-cell>
          <table:table-cell table:style-name="ce6" office:value-type="float" office:value="163928" calcext:value-type="float">
            <text:p>163,928</text:p>
          </table:table-cell>
          <table:table-cell table:style-name="ce6" office:value-type="float" office:value="172525" calcext:value-type="float">
            <text:p>172,525</text:p>
          </table:table-cell>
          <table:table-cell table:style-name="ce6" office:value-type="float" office:value="171655" calcext:value-type="float">
            <text:p>171,655</text:p>
          </table:table-cell>
          <table:table-cell table:style-name="ce6" office:value-type="float" office:value="171345" calcext:value-type="float">
            <text:p>171,345</text:p>
          </table:table-cell>
          <table:table-cell table:style-name="ce6" office:value-type="float" office:value="171491" calcext:value-type="float">
            <text:p>171,491</text:p>
          </table:table-cell>
          <table:table-cell table:style-name="ce6" office:value-type="float" office:value="171944" calcext:value-type="float">
            <text:p>171,9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venna</text:p>
          </table:table-cell>
          <table:table-cell table:style-name="ce6" office:value-type="float" office:value="154288" calcext:value-type="float">
            <text:p>154,288</text:p>
          </table:table-cell>
          <table:table-cell table:style-name="ce6" office:value-type="float" office:value="158784" calcext:value-type="float">
            <text:p>158,784</text:p>
          </table:table-cell>
          <table:table-cell table:style-name="ce6" office:value-type="float" office:value="158911" calcext:value-type="float">
            <text:p>158,911</text:p>
          </table:table-cell>
          <table:table-cell table:style-name="ce6" office:value-type="float" office:value="159116" calcext:value-type="float">
            <text:p>159,116</text:p>
          </table:table-cell>
          <table:table-cell table:style-name="ce6" office:value-type="float" office:value="159057" calcext:value-type="float">
            <text:p>159,057</text:p>
          </table:table-cell>
          <table:table-cell table:style-name="ce6" office:value-type="float" office:value="159115" calcext:value-type="float">
            <text:p>159,1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errara</text:p>
          </table:table-cell>
          <table:table-cell table:style-name="ce6" office:value-type="float" office:value="131842" calcext:value-type="float">
            <text:p>131,842</text:p>
          </table:table-cell>
          <table:table-cell table:style-name="ce6" office:value-type="float" office:value="133423" calcext:value-type="float">
            <text:p>133,423</text:p>
          </table:table-cell>
          <table:table-cell table:style-name="ce6" office:value-type="float" office:value="133682" calcext:value-type="float">
            <text:p>133,682</text:p>
          </table:table-cell>
          <table:table-cell table:style-name="ce6" office:value-type="float" office:value="133155" calcext:value-type="float">
            <text:p>133,155</text:p>
          </table:table-cell>
          <table:table-cell table:style-name="ce6" office:value-type="float" office:value="132009" calcext:value-type="float">
            <text:p>132,009</text:p>
          </table:table-cell>
          <table:table-cell table:style-name="ce6" office:value-type="float" office:value="132278" calcext:value-type="float">
            <text:p>132,2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imini</text:p>
          </table:table-cell>
          <table:table-cell table:style-name="ce6" office:value-type="float" office:value="143731" calcext:value-type="float">
            <text:p>143,731</text:p>
          </table:table-cell>
          <table:table-cell table:style-name="ce6" office:value-type="float" office:value="146856" calcext:value-type="float">
            <text:p>146,856</text:p>
          </table:table-cell>
          <table:table-cell table:style-name="ce6" office:value-type="float" office:value="147578" calcext:value-type="float">
            <text:p>147,578</text:p>
          </table:table-cell>
          <table:table-cell table:style-name="ce6" office:value-type="float" office:value="147750" calcext:value-type="float">
            <text:p>147,750</text:p>
          </table:table-cell>
          <table:table-cell table:style-name="ce6" office:value-type="float" office:value="148908" calcext:value-type="float">
            <text:p>148,908</text:p>
          </table:table-cell>
          <table:table-cell table:style-name="ce6" office:value-type="float" office:value="149403" calcext:value-type="float">
            <text:p>149,40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racusa</text:p>
          </table:table-cell>
          <table:table-cell table:style-name="ce6" office:value-type="float" office:value="118644" calcext:value-type="float">
            <text:p>118,644</text:p>
          </table:table-cell>
          <table:table-cell table:style-name="ce6" office:value-type="float" office:value="122304" calcext:value-type="float">
            <text:p>122,304</text:p>
          </table:table-cell>
          <table:table-cell table:style-name="ce6" office:value-type="float" office:value="122503" calcext:value-type="float">
            <text:p>122,503</text:p>
          </table:table-cell>
          <table:table-cell table:style-name="ce6" office:value-type="float" office:value="122291" calcext:value-type="float">
            <text:p>122,291</text:p>
          </table:table-cell>
          <table:table-cell table:style-name="ce6" office:value-type="float" office:value="122031" calcext:value-type="float">
            <text:p>122,031</text:p>
          </table:table-cell>
          <table:table-cell table:style-name="ce6" office:value-type="float" office:value="121605" calcext:value-type="float">
            <text:p>121,60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za</text:p>
          </table:table-cell>
          <table:table-cell table:style-name="ce6" office:value-type="float" office:value="120440" calcext:value-type="float">
            <text:p>120,440</text:p>
          </table:table-cell>
          <table:table-cell table:style-name="ce6" office:value-type="float" office:value="123151" calcext:value-type="float">
            <text:p>123,151</text:p>
          </table:table-cell>
          <table:table-cell table:style-name="ce6" office:value-type="float" office:value="122367" calcext:value-type="float">
            <text:p>122,367</text:p>
          </table:table-cell>
          <table:table-cell table:style-name="ce6" office:value-type="float" office:value="122671" calcext:value-type="float">
            <text:p>122,671</text:p>
          </table:table-cell>
          <table:table-cell table:style-name="ce6" office:value-type="float" office:value="122955" calcext:value-type="float">
            <text:p>122,955</text:p>
          </table:table-cell>
          <table:table-cell table:style-name="ce6" office:value-type="float" office:value="123598" calcext:value-type="float">
            <text:p>123,59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gamo</text:p>
          </table:table-cell>
          <table:table-cell table:style-name="ce6" office:value-type="float" office:value="115072" calcext:value-type="float">
            <text:p>115,072</text:p>
          </table:table-cell>
          <table:table-cell table:style-name="ce6" office:value-type="float" office:value="118717" calcext:value-type="float">
            <text:p>118,717</text:p>
          </table:table-cell>
          <table:table-cell table:style-name="ce6" office:value-type="float" office:value="119002" calcext:value-type="float">
            <text:p>119,002</text:p>
          </table:table-cell>
          <table:table-cell table:style-name="ce6" office:value-type="float" office:value="119381" calcext:value-type="float">
            <text:p>119,381</text:p>
          </table:table-cell>
          <table:table-cell table:style-name="ce6" office:value-type="float" office:value="120287" calcext:value-type="float">
            <text:p>120,287</text:p>
          </table:table-cell>
          <table:table-cell table:style-name="ce6" office:value-type="float" office:value="120923" calcext:value-type="float">
            <text:p>120,9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lì</text:p>
          </table:table-cell>
          <table:table-cell table:style-name="ce6" office:value-type="float" office:value="116029" calcext:value-type="float">
            <text:p>116,029</text:p>
          </table:table-cell>
          <table:table-cell table:style-name="ce6" office:value-type="float" office:value="118359" calcext:value-type="float">
            <text:p>118,359</text:p>
          </table:table-cell>
          <table:table-cell table:style-name="ce6" office:value-type="float" office:value="118255" calcext:value-type="float">
            <text:p>118,255</text:p>
          </table:table-cell>
          <table:table-cell table:style-name="ce6" office:value-type="float" office:value="117913" calcext:value-type="float">
            <text:p>117,913</text:p>
          </table:table-cell>
          <table:table-cell table:style-name="ce6" office:value-type="float" office:value="117946" calcext:value-type="float">
            <text:p>117,946</text:p>
          </table:table-cell>
          <table:table-cell table:style-name="ce6" office:value-type="float" office:value="117863" calcext:value-type="float">
            <text:p>117,8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tina</text:p>
          </table:table-cell>
          <table:table-cell table:style-name="ce6" office:value-type="float" office:value="119426" calcext:value-type="float">
            <text:p>119,426</text:p>
          </table:table-cell>
          <table:table-cell table:style-name="ce6" office:value-type="float" office:value="125375" calcext:value-type="float">
            <text:p>125,375</text:p>
          </table:table-cell>
          <table:table-cell table:style-name="ce6" office:value-type="float" office:value="125496" calcext:value-type="float">
            <text:p>125,496</text:p>
          </table:table-cell>
          <table:table-cell table:style-name="ce6" office:value-type="float" office:value="125985" calcext:value-type="float">
            <text:p>125,985</text:p>
          </table:table-cell>
          <table:table-cell table:style-name="ce6" office:value-type="float" office:value="126151" calcext:value-type="float">
            <text:p>126,151</text:p>
          </table:table-cell>
          <table:table-cell table:style-name="ce6" office:value-type="float" office:value="126470" calcext:value-type="float">
            <text:p>126,4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cenza</text:p>
          </table:table-cell>
          <table:table-cell table:style-name="ce6" office:value-type="float" office:value="113639" calcext:value-type="float">
            <text:p>113,639</text:p>
          </table:table-cell>
          <table:table-cell table:style-name="ce6" office:value-type="float" office:value="113655" calcext:value-type="float">
            <text:p>113,655</text:p>
          </table:table-cell>
          <table:table-cell table:style-name="ce6" office:value-type="float" office:value="113599" calcext:value-type="float">
            <text:p>113,599</text:p>
          </table:table-cell>
          <table:table-cell table:style-name="ce6" office:value-type="float" office:value="112953" calcext:value-type="float">
            <text:p>112,953</text:p>
          </table:table-cell>
          <table:table-cell table:style-name="ce6" office:value-type="float" office:value="112198" calcext:value-type="float">
            <text:p>112,198</text:p>
          </table:table-cell>
          <table:table-cell table:style-name="ce6" office:value-type="float" office:value="111620" calcext:value-type="float">
            <text:p>111,6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rni</text:p>
          </table:table-cell>
          <table:table-cell table:style-name="ce6" office:value-type="float" office:value="109382" calcext:value-type="float">
            <text:p>109,382</text:p>
          </table:table-cell>
          <table:table-cell table:style-name="ce6" office:value-type="float" office:value="112227" calcext:value-type="float">
            <text:p>112,227</text:p>
          </table:table-cell>
          <table:table-cell table:style-name="ce6" office:value-type="float" office:value="112133" calcext:value-type="float">
            <text:p>112,133</text:p>
          </table:table-cell>
          <table:table-cell table:style-name="ce6" office:value-type="float" office:value="111501" calcext:value-type="float">
            <text:p>111,501</text:p>
          </table:table-cell>
          <table:table-cell table:style-name="ce6" office:value-type="float" office:value="111455" calcext:value-type="float">
            <text:p>111,455</text:p>
          </table:table-cell>
          <table:table-cell table:style-name="ce6" office:value-type="float" office:value="111189" calcext:value-type="float">
            <text:p>111,1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style-name="ce6" office:value-type="float" office:value="101933" calcext:value-type="float">
            <text:p>101,933</text:p>
          </table:table-cell>
          <table:table-cell table:style-name="ce6" office:value-type="float" office:value="104736" calcext:value-type="float">
            <text:p>104,736</text:p>
          </table:table-cell>
          <table:table-cell table:style-name="ce6" office:value-type="float" office:value="104452" calcext:value-type="float">
            <text:p>104,452</text:p>
          </table:table-cell>
          <table:table-cell table:style-name="ce6" office:value-type="float" office:value="104380" calcext:value-type="float">
            <text:p>104,380</text:p>
          </table:table-cell>
          <table:table-cell table:style-name="ce6" office:value-type="float" office:value="104284" calcext:value-type="float">
            <text:p>104,284</text:p>
          </table:table-cell>
          <table:table-cell table:style-name="ce6" office:value-type="float" office:value="104183" calcext:value-type="float">
            <text:p>104,18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iugliano in Campania</text:p>
          </table:table-cell>
          <table:table-cell table:style-name="ce6" office:value-type="float" office:value="110473" calcext:value-type="float">
            <text:p>110,473</text:p>
          </table:table-cell>
          <table:table-cell table:style-name="ce6" office:value-type="float" office:value="120157" calcext:value-type="float">
            <text:p>120,157</text:p>
          </table:table-cell>
          <table:table-cell table:style-name="ce6" office:value-type="float" office:value="121201" calcext:value-type="float">
            <text:p>121,201</text:p>
          </table:table-cell>
          <table:table-cell table:style-name="ce6" office:value-type="float" office:value="122974" calcext:value-type="float">
            <text:p>122,974</text:p>
          </table:table-cell>
          <table:table-cell table:style-name="ce6" office:value-type="float" office:value="123839" calcext:value-type="float">
            <text:p>123,839</text:p>
          </table:table-cell>
          <table:table-cell table:style-name="ce6" office:value-type="float" office:value="124361" calcext:value-type="float">
            <text:p>124,3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essandria</text:p>
          </table:table-cell>
          <table:table-cell table:style-name="ce6" office:value-type="float" office:value="89446" calcext:value-type="float">
            <text:p>89,446</text:p>
          </table:table-cell>
          <table:table-cell table:style-name="ce6" office:value-type="float" office:value="93805" calcext:value-type="float">
            <text:p>93,805</text:p>
          </table:table-cell>
          <table:table-cell table:style-name="ce6" office:value-type="float" office:value="93963" calcext:value-type="float">
            <text:p>93,963</text:p>
          </table:table-cell>
          <table:table-cell table:style-name="ce6" office:value-type="float" office:value="93943" calcext:value-type="float">
            <text:p>93,943</text:p>
          </table:table-cell>
          <table:table-cell table:style-name="ce6" office:value-type="float" office:value="93839" calcext:value-type="float">
            <text:p>93,839</text:p>
          </table:table-cell>
          <table:table-cell table:style-name="ce6" office:value-type="float" office:value="93980" calcext:value-type="float">
            <text:p>93,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ezzo</text:p>
          </table:table-cell>
          <table:table-cell table:style-name="ce6" office:value-type="float" office:value="98352" calcext:value-type="float">
            <text:p>98,352</text:p>
          </table:table-cell>
          <table:table-cell table:style-name="ce6" office:value-type="float" office:value="99232" calcext:value-type="float">
            <text:p>99,232</text:p>
          </table:table-cell>
          <table:table-cell table:style-name="ce6" office:value-type="float" office:value="99434" calcext:value-type="float">
            <text:p>99,434</text:p>
          </table:table-cell>
          <table:table-cell table:style-name="ce6" office:value-type="float" office:value="99543" calcext:value-type="float">
            <text:p>99,543</text:p>
          </table:table-cell>
          <table:table-cell table:style-name="ce6" office:value-type="float" office:value="99469" calcext:value-type="float">
            <text:p>99,469</text:p>
          </table:table-cell>
          <table:table-cell table:style-name="ce6" office:value-type="float" office:value="99419" calcext:value-type="float">
            <text:p>99,4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osseto</text:p>
          </table:table-cell>
          <table:table-cell table:style-name="ce6" office:value-type="float" office:value="79216" calcext:value-type="float">
            <text:p>79,216</text:p>
          </table:table-cell>
          <table:table-cell table:style-name="ce6" office:value-type="float" office:value="81536" calcext:value-type="float">
            <text:p>81,536</text:p>
          </table:table-cell>
          <table:table-cell table:style-name="ce6" office:value-type="float" office:value="81837" calcext:value-type="float">
            <text:p>81,837</text:p>
          </table:table-cell>
          <table:table-cell table:style-name="ce6" office:value-type="float" office:value="82087" calcext:value-type="float">
            <text:p>82,087</text:p>
          </table:table-cell>
          <table:table-cell table:style-name="ce6" office:value-type="float" office:value="82143" calcext:value-type="float">
            <text:p>82,143</text:p>
          </table:table-cell>
          <table:table-cell table:style-name="ce6" office:value-type="float" office:value="82036" calcext:value-type="float">
            <text:p>82,03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indisi</text:p>
          </table:table-cell>
          <table:table-cell table:style-name="ce6" office:value-type="float" office:value="88611" calcext:value-type="float">
            <text:p>88,611</text:p>
          </table:table-cell>
          <table:table-cell table:style-name="ce6" office:value-type="float" office:value="89165" calcext:value-type="float">
            <text:p>89,165</text:p>
          </table:table-cell>
          <table:table-cell table:style-name="ce6" office:value-type="float" office:value="88667" calcext:value-type="float">
            <text:p>88,667</text:p>
          </table:table-cell>
          <table:table-cell table:style-name="ce6" office:value-type="float" office:value="88302" calcext:value-type="float">
            <text:p>88,302</text:p>
          </table:table-cell>
          <table:table-cell table:style-name="ce6" office:value-type="float" office:value="87820" calcext:value-type="float">
            <text:p>87,820</text:p>
          </table:table-cell>
          <table:table-cell table:style-name="ce6" office:value-type="float" office:value="87141" calcext:value-type="float">
            <text:p>87,14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pani</text:p>
          </table:table-cell>
          <table:table-cell table:style-name="ce6" office:value-type="float" office:value="68967" calcext:value-type="float">
            <text:p>68,967</text:p>
          </table:table-cell>
          <table:table-cell table:style-name="ce6" office:value-type="float" office:value="69293" calcext:value-type="float">
            <text:p>69,293</text:p>
          </table:table-cell>
          <table:table-cell table:style-name="ce6" office:value-type="float" office:value="69182" calcext:value-type="float">
            <text:p>69,182</text:p>
          </table:table-cell>
          <table:table-cell table:style-name="ce6" office:value-type="float" office:value="68759" calcext:value-type="float">
            <text:p>68,759</text:p>
          </table:table-cell>
          <table:table-cell table:style-name="ce6" office:value-type="float" office:value="68528" calcext:value-type="float">
            <text:p>68,528</text:p>
          </table:table-cell>
          <table:table-cell table:style-name="ce6" office:value-type="float" office:value="67923" calcext:value-type="float">
            <text:p>67,9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gusa</text:p>
          </table:table-cell>
          <table:table-cell table:style-name="ce6" office:value-type="float" office:value="69816" calcext:value-type="float">
            <text:p>69,816</text:p>
          </table:table-cell>
          <table:table-cell table:style-name="ce6" office:value-type="float" office:value="72812" calcext:value-type="float">
            <text:p>72,812</text:p>
          </table:table-cell>
          <table:table-cell table:style-name="ce6" office:value-type="float" office:value="73030" calcext:value-type="float">
            <text:p>73,030</text:p>
          </table:table-cell>
          <table:table-cell table:style-name="ce6" office:value-type="float" office:value="73313" calcext:value-type="float">
            <text:p>73,313</text:p>
          </table:table-cell>
          <table:table-cell table:style-name="ce6" office:value-type="float" office:value="73500" calcext:value-type="float">
            <text:p>73,500</text:p>
          </table:table-cell>
          <table:table-cell table:style-name="ce6" office:value-type="float" office:value="73638" calcext:value-type="float">
            <text:p>73,6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dria</text:p>
          </table:table-cell>
          <table:table-cell table:style-name="ce6" office:value-type="float" office:value="100432" calcext:value-type="float">
            <text:p>100,432</text:p>
          </table:table-cell>
          <table:table-cell table:style-name="ce6" office:value-type="float" office:value="100333" calcext:value-type="float">
            <text:p>100,333</text:p>
          </table:table-cell>
          <table:table-cell table:style-name="ce6" office:value-type="float" office:value="100518" calcext:value-type="float">
            <text:p>100,518</text:p>
          </table:table-cell>
          <table:table-cell table:style-name="ce6" office:value-type="float" office:value="100440" calcext:value-type="float">
            <text:p>100,440</text:p>
          </table:table-cell>
          <table:table-cell table:style-name="ce6" office:value-type="float" office:value="100331" calcext:value-type="float">
            <text:p>100,331</text:p>
          </table:table-cell>
          <table:table-cell table:style-name="ce6" office:value-type="float" office:value="99857" calcext:value-type="float">
            <text:p>99,8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ni</text:p>
          </table:table-cell>
          <table:table-cell table:style-name="ce6" office:value-type="float" office:value="55786" calcext:value-type="float">
            <text:p>55,786</text:p>
          </table:table-cell>
          <table:table-cell table:style-name="ce6" office:value-type="float" office:value="55680" calcext:value-type="float">
            <text:p>55,680</text:p>
          </table:table-cell>
          <table:table-cell table:style-name="ce6" office:value-type="float" office:value="56221" calcext:value-type="float">
            <text:p>56,221</text:p>
          </table:table-cell>
          <table:table-cell table:style-name="ce6" office:value-type="float" office:value="56217" calcext:value-type="float">
            <text:p>56,217</text:p>
          </table:table-cell>
          <table:table-cell table:style-name="ce6" office:value-type="float" office:value="56076" calcext:value-type="float">
            <text:p>56,076</text:p>
          </table:table-cell>
          <table:table-cell table:style-name="ce6" office:value-type="float" office:value="56031" calcext:value-type="float">
            <text:p>56,0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'Aquila</text:p>
          </table:table-cell>
          <table:table-cell table:style-name="ce6" office:value-type="float" office:value="68304" calcext:value-type="float">
            <text:p>68,304</text:p>
          </table:table-cell>
          <table:table-cell table:style-name="ce6" office:value-type="float" office:value="70967" calcext:value-type="float">
            <text:p>70,967</text:p>
          </table:table-cell>
          <table:table-cell table:style-name="ce6" office:value-type="float" office:value="70230" calcext:value-type="float">
            <text:p>70,230</text:p>
          </table:table-cell>
          <table:table-cell table:style-name="ce6" office:value-type="float" office:value="69753" calcext:value-type="float">
            <text:p>69,753</text:p>
          </table:table-cell>
          <table:table-cell table:style-name="ce6" office:value-type="float" office:value="69605" calcext:value-type="float">
            <text:p>69,605</text:p>
          </table:table-cell>
          <table:table-cell table:style-name="ce6" office:value-type="float" office:value="69439" calcext:value-type="float">
            <text:p>69,43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Luxembourg (Grand Duchy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6" office:value-type="float" office:value="103641" calcext:value-type="float">
            <text:p>103,641</text:p>
          </table:table-cell>
          <table:table-cell table:style-name="ce6" office:value-type="float" office:value="107247" calcext:value-type="float">
            <text:p>107,247</text:p>
          </table:table-cell>
          <table:table-cell table:style-name="ce6" office:value-type="float" office:value="111287" calcext:value-type="float">
            <text:p>111,287</text:p>
          </table:table-cell>
          <table:table-cell table:style-name="ce6" office:value-type="float" office:value="115227" calcext:value-type="float">
            <text:p>115,22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Netherlands</text:p>
          </table:table-cell>
          <table:covered-table-cell table:number-columns-repeated="4" table:style-name="ce6"/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's-Gravenhage</text:p>
          </table:table-cell>
          <table:table-cell table:style-name="ce6" office:value-type="float" office:value="505856" calcext:value-type="float">
            <text:p>505,856</text:p>
          </table:table-cell>
          <table:table-cell table:style-name="ce6" office:value-type="float" office:value="508940" calcext:value-type="float">
            <text:p>508,94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44315" calcext:value-type="float">
            <text:p>744,31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Amsterdam</text:p>
          </table:table-cell>
          <table:table-cell table:style-name="ce6" office:value-type="float" office:value="799278" calcext:value-type="float">
            <text:p>799,278</text:p>
          </table:table-cell>
          <table:table-cell table:style-name="ce6" office:value-type="float" office:value="810938" calcext:value-type="float">
            <text:p>810,938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60402" calcext:value-type="float">
            <text:p>960,402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Rotterdam</text:p>
          </table:table-cell>
          <table:table-cell table:style-name="ce6" office:value-type="float" office:value="616294" calcext:value-type="float">
            <text:p>616,294</text:p>
          </table:table-cell>
          <table:table-cell table:style-name="ce6" office:value-type="float" office:value="618357" calcext:value-type="float">
            <text:p>618,35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10065" calcext:value-type="float">
            <text:p>1,210,06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Utrecht</text:p>
          </table:table-cell>
          <table:table-cell table:style-name="ce6" office:value-type="float" office:value="321916" calcext:value-type="float">
            <text:p>321,916</text:p>
          </table:table-cell>
          <table:table-cell table:style-name="ce6" office:value-type="float" office:value="328164" calcext:value-type="float">
            <text:p>328,164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434777" calcext:value-type="float">
            <text:p>434,77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Eindhoven</text:p>
          </table:table-cell>
          <table:table-cell table:style-name="ce6" office:value-type="float" office:value="218433" calcext:value-type="float">
            <text:p>218,433</text:p>
          </table:table-cell>
          <table:table-cell table:style-name="ce6" office:value-type="float" office:value="220920" calcext:value-type="float">
            <text:p>220,92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69061" calcext:value-type="float">
            <text:p>269,061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lburg</text:p>
          </table:table-cell>
          <table:table-cell table:style-name="ce6" office:value-type="float" office:value="208527" calcext:value-type="float">
            <text:p>208,527</text:p>
          </table:table-cell>
          <table:table-cell table:style-name="ce6" office:value-type="float" office:value="210267" calcext:value-type="float">
            <text:p>210,26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12915" calcext:value-type="float">
            <text:p>212,91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oningen</text:p>
          </table:table-cell>
          <table:table-cell table:style-name="ce6" office:value-type="float" office:value="195418" calcext:value-type="float">
            <text:p>195,418</text:p>
          </table:table-cell>
          <table:table-cell table:style-name="ce6" office:value-type="float" office:value="198317" calcext:value-type="float">
            <text:p>198,31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00908" calcext:value-type="float">
            <text:p>200,90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schede</text:p>
          </table:table-cell>
          <table:table-cell table:style-name="ce6" office:value-type="float" office:value="158627" calcext:value-type="float">
            <text:p>158,627</text:p>
          </table:table-cell>
          <table:table-cell table:style-name="ce6" office:value-type="float" office:value="158586" calcext:value-type="float">
            <text:p>158,58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58289" calcext:value-type="float">
            <text:p>158,289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Arnhem</text:p>
          </table:table-cell>
          <table:table-cell table:style-name="ce6" office:value-type="float" office:value="149827" calcext:value-type="float">
            <text:p>149,827</text:p>
          </table:table-cell>
          <table:table-cell table:style-name="ce6" office:value-type="float" office:value="150823" calcext:value-type="float">
            <text:p>150,82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68815" calcext:value-type="float">
            <text:p>168,81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Heerlen</text:p>
          </table:table-cell>
          <table:table-cell table:style-name="ce6" office:value-type="float" office:value="88747" calcext:value-type="float">
            <text:p>88,747</text:p>
          </table:table-cell>
          <table:table-cell table:style-name="ce6" office:value-type="float" office:value="88259" calcext:value-type="float">
            <text:p>88,25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99324" calcext:value-type="float">
            <text:p>199,324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mere</text:p>
          </table:table-cell>
          <table:table-cell table:style-name="ce6" office:value-type="float" office:value="195213" calcext:value-type="float">
            <text:p>195,213</text:p>
          </table:table-cell>
          <table:table-cell table:style-name="ce6" office:value-type="float" office:value="196013" calcext:value-type="float">
            <text:p>196,01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98077" calcext:value-type="float">
            <text:p>198,07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eda</text:p>
          </table:table-cell>
          <table:table-cell table:style-name="ce6" office:value-type="float" office:value="178140" calcext:value-type="float">
            <text:p>178,140</text:p>
          </table:table-cell>
          <table:table-cell table:style-name="ce6" office:value-type="float" office:value="179623" calcext:value-type="float">
            <text:p>179,62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81349" calcext:value-type="float">
            <text:p>181,349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ijmegen</text:p>
          </table:table-cell>
          <table:table-cell table:style-name="ce6" office:value-type="float" office:value="166382" calcext:value-type="float">
            <text:p>166,382</text:p>
          </table:table-cell>
          <table:table-cell table:style-name="ce6" office:value-type="float" office:value="168292" calcext:value-type="float">
            <text:p>168,29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72082" calcext:value-type="float">
            <text:p>172,082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peldoorn</text:p>
          </table:table-cell>
          <table:table-cell table:style-name="ce6" office:value-type="float" office:value="157315" calcext:value-type="float">
            <text:p>157,315</text:p>
          </table:table-cell>
          <table:table-cell table:style-name="ce6" office:value-type="float" office:value="157545" calcext:value-type="float">
            <text:p>157,545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59050" calcext:value-type="float">
            <text:p>159,05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euwarden</text:p>
          </table:table-cell>
          <table:table-cell table:style-name="ce6" office:value-type="float" office:value="95949" calcext:value-type="float">
            <text:p>95,949</text:p>
          </table:table-cell>
          <table:table-cell table:style-name="ce6" office:value-type="float" office:value="107342" calcext:value-type="float">
            <text:p>107,34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07868" calcext:value-type="float">
            <text:p>107,86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Sittard-Geleen</text:p>
          </table:table-cell>
          <table:table-cell table:style-name="ce6" office:value-type="float" office:value="94024" calcext:value-type="float">
            <text:p>94,024</text:p>
          </table:table-cell>
          <table:table-cell table:style-name="ce6" office:value-type="float" office:value="93691" calcext:value-type="float">
            <text:p>93,691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18598" calcext:value-type="float">
            <text:p>118,59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ilversum</text:p>
          </table:table-cell>
          <table:table-cell table:style-name="ce6" office:value-type="float" office:value="86017" calcext:value-type="float">
            <text:p>86,017</text:p>
          </table:table-cell>
          <table:table-cell table:style-name="ce6" office:value-type="float" office:value="86426" calcext:value-type="float">
            <text:p>86,42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87822" calcext:value-type="float">
            <text:p>87,822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sendaal</text:p>
          </table:table-cell>
          <table:table-cell table:style-name="ce6" office:value-type="float" office:value="77155" calcext:value-type="float">
            <text:p>77,155</text:p>
          </table:table-cell>
          <table:table-cell table:style-name="ce6" office:value-type="float" office:value="77027" calcext:value-type="float">
            <text:p>77,02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6948" calcext:value-type="float">
            <text:p>76,94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Nissewaard</text:p>
          </table:table-cell>
          <table:table-cell table:style-name="ce6" office:value-type="float" office:value="72375" calcext:value-type="float">
            <text:p>72,375</text:p>
          </table:table-cell>
          <table:table-cell table:style-name="ce6" office:value-type="float" office:value="72561" calcext:value-type="float">
            <text:p>72,561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34093" calcext:value-type="float">
            <text:p>134,09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urmerend</text:p>
          </table:table-cell>
          <table:table-cell table:style-name="ce6" office:value-type="float" office:value="79482" calcext:value-type="float">
            <text:p>79,482</text:p>
          </table:table-cell>
          <table:table-cell table:style-name="ce6" office:value-type="float" office:value="79576" calcext:value-type="float">
            <text:p>79,57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9885" calcext:value-type="float">
            <text:p>79,88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phen aan den Rijn</text:p>
          </table:table-cell>
          <table:table-cell table:style-name="ce6" office:value-type="float" office:value="72913" calcext:value-type="float">
            <text:p>72,913</text:p>
          </table:table-cell>
          <table:table-cell table:style-name="ce6" office:value-type="float" office:value="106784" calcext:value-type="float">
            <text:p>106,784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07943" calcext:value-type="float">
            <text:p>107,94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gen op Zoom</text:p>
          </table:table-cell>
          <table:table-cell table:style-name="ce6" office:value-type="float" office:value="66287" calcext:value-type="float">
            <text:p>66,287</text:p>
          </table:table-cell>
          <table:table-cell table:style-name="ce6" office:value-type="float" office:value="66419" calcext:value-type="float">
            <text:p>66,41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66230" calcext:value-type="float">
            <text:p>66,23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ouda</text:p>
          </table:table-cell>
          <table:table-cell table:style-name="ce6" office:value-type="float" office:value="70904" calcext:value-type="float">
            <text:p>70,904</text:p>
          </table:table-cell>
          <table:table-cell table:style-name="ce6" office:value-type="float" office:value="70941" calcext:value-type="float">
            <text:p>70,941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1196" calcext:value-type="float">
            <text:p>71,196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orn</text:p>
          </table:table-cell>
          <table:table-cell table:style-name="ce6" office:value-type="float" office:value="71360" calcext:value-type="float">
            <text:p>71,360</text:p>
          </table:table-cell>
          <table:table-cell table:style-name="ce6" office:value-type="float" office:value="71703" calcext:value-type="float">
            <text:p>71,70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2172" calcext:value-type="float">
            <text:p>72,172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Middelburg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92314" calcext:value-type="float">
            <text:p>92,314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Haarlem</text:p>
          </table:table-cell>
          <table:table-cell table:style-name="ce6" office:value-type="float" office:value="153093" calcext:value-type="float">
            <text:p>153,093</text:p>
          </table:table-cell>
          <table:table-cell table:style-name="ce6" office:value-type="float" office:value="155147" calcext:value-type="float">
            <text:p>155,14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74620" calcext:value-type="float">
            <text:p>274,62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aanstad</text:p>
          </table:table-cell>
          <table:table-cell table:style-name="ce6" office:value-type="float" office:value="149622" calcext:value-type="float">
            <text:p>149,622</text:p>
          </table:table-cell>
          <table:table-cell table:style-name="ce6" office:value-type="float" office:value="150598" calcext:value-type="float">
            <text:p>150,598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52419" calcext:value-type="float">
            <text:p>152,419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's-Hertogenbosch</text:p>
          </table:table-cell>
          <table:table-cell table:style-name="ce6" office:value-type="float" office:value="142817" calcext:value-type="float">
            <text:p>142,817</text:p>
          </table:table-cell>
          <table:table-cell table:style-name="ce6" office:value-type="float" office:value="143733" calcext:value-type="float">
            <text:p>143,73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51635" calcext:value-type="float">
            <text:p>151,63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mersfoort</text:p>
          </table:table-cell>
          <table:table-cell table:style-name="ce6" office:value-type="float" office:value="149662" calcext:value-type="float">
            <text:p>149,662</text:p>
          </table:table-cell>
          <table:table-cell table:style-name="ce6" office:value-type="float" office:value="150897" calcext:value-type="float">
            <text:p>150,89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53586" calcext:value-type="float">
            <text:p>153,586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astricht</text:p>
          </table:table-cell>
          <table:table-cell table:style-name="ce6" office:value-type="float" office:value="121819" calcext:value-type="float">
            <text:p>121,819</text:p>
          </table:table-cell>
          <table:table-cell table:style-name="ce6" office:value-type="float" office:value="122488" calcext:value-type="float">
            <text:p>122,488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2473" calcext:value-type="float">
            <text:p>122,47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Leiden</text:p>
          </table:table-cell>
          <table:table-cell table:style-name="ce6" office:value-type="float" office:value="118748" calcext:value-type="float">
            <text:p>118,748</text:p>
          </table:table-cell>
          <table:table-cell table:style-name="ce6" office:value-type="float" office:value="121163" calcext:value-type="float">
            <text:p>121,16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62145" calcext:value-type="float">
            <text:p>262,14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arlemmermeer</text:p>
          </table:table-cell>
          <table:table-cell table:style-name="ce6" office:value-type="float" office:value="144153" calcext:value-type="float">
            <text:p>144,153</text:p>
          </table:table-cell>
          <table:table-cell table:style-name="ce6" office:value-type="float" office:value="144060" calcext:value-type="float">
            <text:p>144,06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44505" calcext:value-type="float">
            <text:p>144,50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oetermeer</text:p>
          </table:table-cell>
          <table:table-cell table:style-name="ce6" office:value-type="float" office:value="123092" calcext:value-type="float">
            <text:p>123,092</text:p>
          </table:table-cell>
          <table:table-cell table:style-name="ce6" office:value-type="float" office:value="123561" calcext:value-type="float">
            <text:p>123,561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4088" calcext:value-type="float">
            <text:p>124,08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wolle</text:p>
          </table:table-cell>
          <table:table-cell table:style-name="ce6" office:value-type="float" office:value="122562" calcext:value-type="float">
            <text:p>122,562</text:p>
          </table:table-cell>
          <table:table-cell table:style-name="ce6" office:value-type="float" office:value="123159" calcext:value-type="float">
            <text:p>123,15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4897" calcext:value-type="float">
            <text:p>124,89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Ede</text:p>
          </table:table-cell>
          <table:table-cell table:style-name="ce6" office:value-type="float" office:value="109823" calcext:value-type="float">
            <text:p>109,823</text:p>
          </table:table-cell>
          <table:table-cell table:style-name="ce6" office:value-type="float" office:value="110656" calcext:value-type="float">
            <text:p>110,65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50224" calcext:value-type="float">
            <text:p>150,224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venter</text:p>
          </table:table-cell>
          <table:table-cell table:style-name="ce6" office:value-type="float" office:value="98581" calcext:value-type="float">
            <text:p>98,581</text:p>
          </table:table-cell>
          <table:table-cell table:style-name="ce6" office:value-type="float" office:value="98322" calcext:value-type="float">
            <text:p>98,32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8871" calcext:value-type="float">
            <text:p>98,871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Alkmaar</text:p>
          </table:table-cell>
          <table:table-cell table:style-name="ce6" office:value-type="float" office:value="94505" calcext:value-type="float">
            <text:p>94,505</text:p>
          </table:table-cell>
          <table:table-cell table:style-name="ce6" office:value-type="float" office:value="94866" calcext:value-type="float">
            <text:p>94,86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84235" calcext:value-type="float">
            <text:p>184,23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nlo</text:p>
          </table:table-cell>
          <table:table-cell table:style-name="ce6" office:value-type="float" office:value="100159" calcext:value-type="float">
            <text:p>100,159</text:p>
          </table:table-cell>
          <table:table-cell table:style-name="ce6" office:value-type="float" office:value="100428" calcext:value-type="float">
            <text:p>100,428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00352" calcext:value-type="float">
            <text:p>100,352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mond</text:p>
          </table:table-cell>
          <table:table-cell table:style-name="ce6" office:value-type="float" office:value="89023" calcext:value-type="float">
            <text:p>89,023</text:p>
          </table:table-cell>
          <table:table-cell table:style-name="ce6" office:value-type="float" office:value="89256" calcext:value-type="float">
            <text:p>89,25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0133" calcext:value-type="float">
            <text:p>90,13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ngelo</text:p>
          </table:table-cell>
          <table:table-cell table:style-name="ce6" office:value-type="float" office:value="80952" calcext:value-type="float">
            <text:p>80,952</text:p>
          </table:table-cell>
          <table:table-cell table:style-name="ce6" office:value-type="float" office:value="80957" calcext:value-type="float">
            <text:p>80,95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81051" calcext:value-type="float">
            <text:p>81,051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melo</text:p>
          </table:table-cell>
          <table:table-cell table:style-name="ce6" office:value-type="float" office:value="72729" calcext:value-type="float">
            <text:p>72,729</text:p>
          </table:table-cell>
          <table:table-cell table:style-name="ce6" office:value-type="float" office:value="72459" calcext:value-type="float">
            <text:p>72,45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2436" calcext:value-type="float">
            <text:p>72,436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lystad</text:p>
          </table:table-cell>
          <table:table-cell table:style-name="ce6" office:value-type="float" office:value="75778" calcext:value-type="float">
            <text:p>75,778</text:p>
          </table:table-cell>
          <table:table-cell table:style-name="ce6" office:value-type="float" office:value="76142" calcext:value-type="float">
            <text:p>76,14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6777" calcext:value-type="float">
            <text:p>76,77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ss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90006" calcext:value-type="float">
            <text:p>90,006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sen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67053" calcext:value-type="float">
            <text:p>67,05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enendaal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63810" calcext:value-type="float">
            <text:p>63,81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Heemskerk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92965" calcext:value-type="float">
            <text:p>92,96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eater Soest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70013" calcext:value-type="float">
            <text:p>70,01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Austria</text:p>
          </table:table-cell>
          <table:covered-table-cell table:number-columns-repeated="2" table:style-name="ce6"/>
          <table:covered-table-cell table:number-columns-repeated="4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Wien</text:p>
          </table:table-cell>
          <table:table-cell table:style-name="ce6" office:value-type="float" office:value="1741246" calcext:value-type="float">
            <text:p>1,741,246</text:p>
          </table:table-cell>
          <table:table-cell table:style-name="ce6" office:value-type="float" office:value="1766746" calcext:value-type="float">
            <text:p>1,766,746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z</text:p>
          </table:table-cell>
          <table:table-cell table:style-name="ce6" office:value-type="float" office:value="265778" calcext:value-type="float">
            <text:p>265,778</text:p>
          </table:table-cell>
          <table:table-cell table:style-name="ce6" office:value-type="float" office:value="269997" calcext:value-type="float">
            <text:p>269,997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nz</text:p>
          </table:table-cell>
          <table:table-cell table:style-name="ce6" office:value-type="float" office:value="191501" calcext:value-type="float">
            <text:p>191,501</text:p>
          </table:table-cell>
          <table:table-cell table:style-name="ce6" office:value-type="float" office:value="193814" calcext:value-type="float">
            <text:p>193,814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lzburg</text:p>
          </table:table-cell>
          <table:table-cell table:style-name="ce6" office:value-type="float" office:value="145871" calcext:value-type="float">
            <text:p>145,871</text:p>
          </table:table-cell>
          <table:table-cell table:style-name="ce6" office:value-type="float" office:value="146631" calcext:value-type="float">
            <text:p>146,631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nsbruck</text:p>
          </table:table-cell>
          <table:table-cell table:style-name="ce6" office:value-type="float" office:value="122458" calcext:value-type="float">
            <text:p>122,458</text:p>
          </table:table-cell>
          <table:table-cell table:style-name="ce6" office:value-type="float" office:value="124579" calcext:value-type="float">
            <text:p>124,579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lagenfurt</text:p>
          </table:table-cell>
          <table:table-cell table:style-name="ce6" office:value-type="float" office:value="95450" calcext:value-type="float">
            <text:p>95,450</text:p>
          </table:table-cell>
          <table:table-cell table:style-name="ce6" office:value-type="float" office:value="96640" calcext:value-type="float">
            <text:p>96,640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Romania</text:p>
          </table:table-cell>
          <table:covered-table-cell table:number-columns-repeated="3" table:style-name="ce6"/>
          <table:covered-table-cell table:style-name="ce12"/>
          <table:covered-table-cell table:style-name="ce6"/>
          <table:covered-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Bucuresti</text:p>
          </table:table-cell>
          <table:table-cell table:style-name="ce6" office:value-type="float" office:value="2134030" calcext:value-type="float">
            <text:p>2,134,030</text:p>
          </table:table-cell>
          <table:table-cell table:style-name="ce6" office:value-type="float" office:value="2110878" calcext:value-type="float">
            <text:p>2,110,878</text:p>
          </table:table-cell>
          <table:table-cell table:style-name="ce6" office:value-type="float" office:value="2107399" calcext:value-type="float">
            <text:p>2,107,39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112483" calcext:value-type="float">
            <text:p>2,112,483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luj-Napoca</text:p>
          </table:table-cell>
          <table:table-cell table:style-name="ce6" office:value-type="float" office:value="320819" calcext:value-type="float">
            <text:p>320,819</text:p>
          </table:table-cell>
          <table:table-cell table:style-name="ce6" office:value-type="float" office:value="321427" calcext:value-type="float">
            <text:p>321,427</text:p>
          </table:table-cell>
          <table:table-cell table:style-name="ce6" office:value-type="float" office:value="321916" calcext:value-type="float">
            <text:p>321,91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323484" calcext:value-type="float">
            <text:p>323,48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misoara</text:p>
          </table:table-cell>
          <table:table-cell table:style-name="ce6" office:value-type="float" office:value="333650" calcext:value-type="float">
            <text:p>333,650</text:p>
          </table:table-cell>
          <table:table-cell table:style-name="ce6" office:value-type="float" office:value="333825" calcext:value-type="float">
            <text:p>333,825</text:p>
          </table:table-cell>
          <table:table-cell table:style-name="ce6" office:value-type="float" office:value="333210" calcext:value-type="float">
            <text:p>333,21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330014" calcext:value-type="float">
            <text:p>330,01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aiova</text:p>
          </table:table-cell>
          <table:table-cell table:style-name="ce6" office:value-type="float" office:value="308144" calcext:value-type="float">
            <text:p>308,144</text:p>
          </table:table-cell>
          <table:table-cell table:style-name="ce6" office:value-type="float" office:value="307193" calcext:value-type="float">
            <text:p>307,193</text:p>
          </table:table-cell>
          <table:table-cell table:style-name="ce6" office:value-type="float" office:value="305946" calcext:value-type="float">
            <text:p>305,94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302783" calcext:value-type="float">
            <text:p>302,783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aila</text:p>
          </table:table-cell>
          <table:table-cell table:style-name="ce6" office:value-type="float" office:value="215319" calcext:value-type="float">
            <text:p>215,319</text:p>
          </table:table-cell>
          <table:table-cell table:style-name="ce6" office:value-type="float" office:value="213089" calcext:value-type="float">
            <text:p>213,089</text:p>
          </table:table-cell>
          <table:table-cell table:style-name="ce6" office:value-type="float" office:value="210699" calcext:value-type="float">
            <text:p>210,69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05172" calcext:value-type="float">
            <text:p>205,17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adea</text:p>
          </table:table-cell>
          <table:table-cell table:style-name="ce6" office:value-type="float" office:value="223718" calcext:value-type="float">
            <text:p>223,718</text:p>
          </table:table-cell>
          <table:table-cell table:style-name="ce6" office:value-type="float" office:value="223317" calcext:value-type="float">
            <text:p>223,317</text:p>
          </table:table-cell>
          <table:table-cell table:style-name="ce6" office:value-type="float" office:value="222850" calcext:value-type="float">
            <text:p>222,85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21796" calcext:value-type="float">
            <text:p>221,79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cau</text:p>
          </table:table-cell>
          <table:table-cell table:style-name="ce6" office:value-type="float" office:value="194952" calcext:value-type="float">
            <text:p>194,952</text:p>
          </table:table-cell>
          <table:table-cell table:style-name="ce6" office:value-type="float" office:value="196447" calcext:value-type="float">
            <text:p>196,447</text:p>
          </table:table-cell>
          <table:table-cell table:style-name="ce6" office:value-type="float" office:value="197362" calcext:value-type="float">
            <text:p>197,36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97285" calcext:value-type="float">
            <text:p>197,285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rad</text:p>
          </table:table-cell>
          <table:table-cell table:style-name="ce6" office:value-type="float" office:value="180224" calcext:value-type="float">
            <text:p>180,224</text:p>
          </table:table-cell>
          <table:table-cell table:style-name="ce6" office:value-type="float" office:value="179716" calcext:value-type="float">
            <text:p>179,716</text:p>
          </table:table-cell>
          <table:table-cell table:style-name="ce6" office:value-type="float" office:value="179155" calcext:value-type="float">
            <text:p>179,155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77464" calcext:value-type="float">
            <text:p>177,46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biu</text:p>
          </table:table-cell>
          <table:table-cell table:style-name="ce6" office:value-type="float" office:value="169741" calcext:value-type="float">
            <text:p>169,741</text:p>
          </table:table-cell>
          <table:table-cell table:style-name="ce6" office:value-type="float" office:value="169820" calcext:value-type="float">
            <text:p>169,820</text:p>
          </table:table-cell>
          <table:table-cell table:style-name="ce6" office:value-type="float" office:value="169880" calcext:value-type="float">
            <text:p>169,88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69177" calcext:value-type="float">
            <text:p>169,17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ârgu Mures</text:p>
          </table:table-cell>
          <table:table-cell table:style-name="ce6" office:value-type="float" office:value="151684" calcext:value-type="float">
            <text:p>151,684</text:p>
          </table:table-cell>
          <table:table-cell table:style-name="ce6" office:value-type="float" office:value="151129" calcext:value-type="float">
            <text:p>151,129</text:p>
          </table:table-cell>
          <table:table-cell table:style-name="ce6" office:value-type="float" office:value="150286" calcext:value-type="float">
            <text:p>150,28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48490" calcext:value-type="float">
            <text:p>148,49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atra Neamt</text:p>
          </table:table-cell>
          <table:table-cell table:style-name="ce6" office:value-type="float" office:value="116833" calcext:value-type="float">
            <text:p>116,833</text:p>
          </table:table-cell>
          <table:table-cell table:style-name="ce6" office:value-type="float" office:value="116355" calcext:value-type="float">
            <text:p>116,355</text:p>
          </table:table-cell>
          <table:table-cell table:style-name="ce6" office:value-type="float" office:value="115369" calcext:value-type="float">
            <text:p>115,369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13396" calcext:value-type="float">
            <text:p>113,39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larasi</text:p>
          </table:table-cell>
          <table:table-cell table:style-name="ce6" office:value-type="float" office:value="78553" calcext:value-type="float">
            <text:p>78,553</text:p>
          </table:table-cell>
          <table:table-cell table:style-name="ce6" office:value-type="float" office:value="78102" calcext:value-type="float">
            <text:p>78,102</text:p>
          </table:table-cell>
          <table:table-cell table:style-name="ce6" office:value-type="float" office:value="77735" calcext:value-type="float">
            <text:p>77,735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6380" calcext:value-type="float">
            <text:p>76,38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iurgiu</text:p>
          </table:table-cell>
          <table:table-cell table:style-name="ce6" office:value-type="float" office:value="70194" calcext:value-type="float">
            <text:p>70,194</text:p>
          </table:table-cell>
          <table:table-cell table:style-name="ce6" office:value-type="float" office:value="69674" calcext:value-type="float">
            <text:p>69,674</text:p>
          </table:table-cell>
          <table:table-cell table:style-name="ce6" office:value-type="float" office:value="69105" calcext:value-type="float">
            <text:p>69,105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67721" calcext:value-type="float">
            <text:p>67,72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ba Iulia</text:p>
          </table:table-cell>
          <table:table-cell table:style-name="ce6" office:value-type="float" office:value="73717" calcext:value-type="float">
            <text:p>73,717</text:p>
          </table:table-cell>
          <table:table-cell table:style-name="ce6" office:value-type="float" office:value="73979" calcext:value-type="float">
            <text:p>73,979</text:p>
          </table:table-cell>
          <table:table-cell table:style-name="ce6" office:value-type="float" office:value="74283" calcext:value-type="float">
            <text:p>74,28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4574" calcext:value-type="float">
            <text:p>74,57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csani</text:p>
          </table:table-cell>
          <table:table-cell table:style-name="ce6" office:value-type="float" office:value="95470" calcext:value-type="float">
            <text:p>95,470</text:p>
          </table:table-cell>
          <table:table-cell table:style-name="ce6" office:value-type="float" office:value="95127" calcext:value-type="float">
            <text:p>95,127</text:p>
          </table:table-cell>
          <table:table-cell table:style-name="ce6" office:value-type="float" office:value="94474" calcext:value-type="float">
            <text:p>94,474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2936" calcext:value-type="float">
            <text:p>92,93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ârgu Jiu</text:p>
          </table:table-cell>
          <table:table-cell table:style-name="ce6" office:value-type="float" office:value="97643" calcext:value-type="float">
            <text:p>97,643</text:p>
          </table:table-cell>
          <table:table-cell table:style-name="ce6" office:value-type="float" office:value="97336" calcext:value-type="float">
            <text:p>97,336</text:p>
          </table:table-cell>
          <table:table-cell table:style-name="ce6" office:value-type="float" office:value="96887" calcext:value-type="float">
            <text:p>96,88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5869" calcext:value-type="float">
            <text:p>95,86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lcea</text:p>
          </table:table-cell>
          <table:table-cell table:style-name="ce6" office:value-type="float" office:value="91101" calcext:value-type="float">
            <text:p>91,101</text:p>
          </table:table-cell>
          <table:table-cell table:style-name="ce6" office:value-type="float" office:value="90503" calcext:value-type="float">
            <text:p>90,503</text:p>
          </table:table-cell>
          <table:table-cell table:style-name="ce6" office:value-type="float" office:value="89747" calcext:value-type="float">
            <text:p>89,74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87698" calcext:value-type="float">
            <text:p>87,698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ârgoviste</text:p>
          </table:table-cell>
          <table:table-cell table:style-name="ce6" office:value-type="float" office:value="94819" calcext:value-type="float">
            <text:p>94,819</text:p>
          </table:table-cell>
          <table:table-cell table:style-name="ce6" office:value-type="float" office:value="94240" calcext:value-type="float">
            <text:p>94,240</text:p>
          </table:table-cell>
          <table:table-cell table:style-name="ce6" office:value-type="float" office:value="93626" calcext:value-type="float">
            <text:p>93,62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2090" calcext:value-type="float">
            <text:p>92,09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latina</text:p>
          </table:table-cell>
          <table:table-cell table:style-name="ce6" office:value-type="float" office:value="85430" calcext:value-type="float">
            <text:p>85,430</text:p>
          </table:table-cell>
          <table:table-cell table:style-name="ce6" office:value-type="float" office:value="85074" calcext:value-type="float">
            <text:p>85,074</text:p>
          </table:table-cell>
          <table:table-cell table:style-name="ce6" office:value-type="float" office:value="84593" calcext:value-type="float">
            <text:p>84,59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83389" calcext:value-type="float">
            <text:p>83,38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ârlad</text:p>
          </table:table-cell>
          <table:table-cell table:style-name="ce6" office:value-type="float" office:value="74068" calcext:value-type="float">
            <text:p>74,068</text:p>
          </table:table-cell>
          <table:table-cell table:style-name="ce6" office:value-type="float" office:value="73580" calcext:value-type="float">
            <text:p>73,580</text:p>
          </table:table-cell>
          <table:table-cell table:style-name="ce6" office:value-type="float" office:value="72926" calcext:value-type="float">
            <text:p>72,92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71431" calcext:value-type="float">
            <text:p>71,43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man</text:p>
          </table:table-cell>
          <table:table-cell table:style-name="ce6" office:value-type="float" office:value="71767" calcext:value-type="float">
            <text:p>71,767</text:p>
          </table:table-cell>
          <table:table-cell table:style-name="ce6" office:value-type="float" office:value="71254" calcext:value-type="float">
            <text:p>71,254</text:p>
          </table:table-cell>
          <table:table-cell table:style-name="ce6" office:value-type="float" office:value="70747" calcext:value-type="float">
            <text:p>70,74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69479" calcext:value-type="float">
            <text:p>69,47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strita</text:p>
          </table:table-cell>
          <table:table-cell table:style-name="ce6" office:value-type="float" office:value="92448" calcext:value-type="float">
            <text:p>92,448</text:p>
          </table:table-cell>
          <table:table-cell table:style-name="ce6" office:value-type="float" office:value="92892" calcext:value-type="float">
            <text:p>92,892</text:p>
          </table:table-cell>
          <table:table-cell table:style-name="ce6" office:value-type="float" office:value="93415" calcext:value-type="float">
            <text:p>93,415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93950" calcext:value-type="float">
            <text:p>93,95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stanta</text:p>
          </table:table-cell>
          <table:table-cell table:style-name="ce6" office:value-type="float" office:value="320318" calcext:value-type="float">
            <text:p>320,318</text:p>
          </table:table-cell>
          <table:table-cell table:style-name="ce6" office:value-type="float" office:value="319266" calcext:value-type="float">
            <text:p>319,266</text:p>
          </table:table-cell>
          <table:table-cell table:style-name="ce6" office:value-type="float" office:value="317974" calcext:value-type="float">
            <text:p>317,974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314816" calcext:value-type="float">
            <text:p>314,81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asi</text:p>
          </table:table-cell>
          <table:table-cell table:style-name="ce6" office:value-type="float" office:value="350924" calcext:value-type="float">
            <text:p>350,924</text:p>
          </table:table-cell>
          <table:table-cell table:style-name="ce6" office:value-type="float" office:value="357868" calcext:value-type="float">
            <text:p>357,868</text:p>
          </table:table-cell>
          <table:table-cell table:style-name="ce6" office:value-type="float" office:value="363312" calcext:value-type="float">
            <text:p>363,31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373507" calcext:value-type="float">
            <text:p>373,50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lati</text:p>
          </table:table-cell>
          <table:table-cell table:style-name="ce6" office:value-type="float" office:value="306895" calcext:value-type="float">
            <text:p>306,895</text:p>
          </table:table-cell>
          <table:table-cell table:style-name="ce6" office:value-type="float" office:value="306046" calcext:value-type="float">
            <text:p>306,046</text:p>
          </table:table-cell>
          <table:table-cell table:style-name="ce6" office:value-type="float" office:value="304610" calcext:value-type="float">
            <text:p>304,61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303069" calcext:value-type="float">
            <text:p>303,06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asov</text:p>
          </table:table-cell>
          <table:table-cell table:style-name="ce6" office:value-type="float" office:value="291921" calcext:value-type="float">
            <text:p>291,921</text:p>
          </table:table-cell>
          <table:table-cell table:style-name="ce6" office:value-type="float" office:value="291363" calcext:value-type="float">
            <text:p>291,363</text:p>
          </table:table-cell>
          <table:table-cell table:style-name="ce6" office:value-type="float" office:value="290955" calcext:value-type="float">
            <text:p>290,955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89878" calcext:value-type="float">
            <text:p>289,878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loiesti</text:p>
          </table:table-cell>
          <table:table-cell table:style-name="ce6" office:value-type="float" office:value="235698" calcext:value-type="float">
            <text:p>235,698</text:p>
          </table:table-cell>
          <table:table-cell table:style-name="ce6" office:value-type="float" office:value="235041" calcext:value-type="float">
            <text:p>235,041</text:p>
          </table:table-cell>
          <table:table-cell table:style-name="ce6" office:value-type="float" office:value="233762" calcext:value-type="float">
            <text:p>233,76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229641" calcext:value-type="float">
            <text:p>229,64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itesti</text:p>
          </table:table-cell>
          <table:table-cell table:style-name="ce6" office:value-type="float" office:value="177965" calcext:value-type="float">
            <text:p>177,965</text:p>
          </table:table-cell>
          <table:table-cell table:style-name="ce6" office:value-type="float" office:value="177485" calcext:value-type="float">
            <text:p>177,485</text:p>
          </table:table-cell>
          <table:table-cell table:style-name="ce6" office:value-type="float" office:value="176803" calcext:value-type="float">
            <text:p>176,80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75047" calcext:value-type="float">
            <text:p>175,04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ia Mare</text:p>
          </table:table-cell>
          <table:table-cell table:style-name="ce6" office:value-type="float" office:value="149031" calcext:value-type="float">
            <text:p>149,031</text:p>
          </table:table-cell>
          <table:table-cell table:style-name="ce6" office:value-type="float" office:value="148429" calcext:value-type="float">
            <text:p>148,429</text:p>
          </table:table-cell>
          <table:table-cell table:style-name="ce6" office:value-type="float" office:value="147897" calcext:value-type="float">
            <text:p>147,897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46241" calcext:value-type="float">
            <text:p>146,24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zau</text:p>
          </table:table-cell>
          <table:table-cell table:style-name="ce6" office:value-type="float" office:value="137753" calcext:value-type="float">
            <text:p>137,753</text:p>
          </table:table-cell>
          <table:table-cell table:style-name="ce6" office:value-type="float" office:value="136773" calcext:value-type="float">
            <text:p>136,773</text:p>
          </table:table-cell>
          <table:table-cell table:style-name="ce6" office:value-type="float" office:value="135662" calcext:value-type="float">
            <text:p>135,66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33376" calcext:value-type="float">
            <text:p>133,37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tu Mare</text:p>
          </table:table-cell>
          <table:table-cell table:style-name="ce6" office:value-type="float" office:value="124096" calcext:value-type="float">
            <text:p>124,096</text:p>
          </table:table-cell>
          <table:table-cell table:style-name="ce6" office:value-type="float" office:value="123438" calcext:value-type="float">
            <text:p>123,438</text:p>
          </table:table-cell>
          <table:table-cell table:style-name="ce6" office:value-type="float" office:value="122560" calcext:value-type="float">
            <text:p>122,56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0736" calcext:value-type="float">
            <text:p>120,736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tosani</text:p>
          </table:table-cell>
          <table:table-cell table:style-name="ce6" office:value-type="float" office:value="123922" calcext:value-type="float">
            <text:p>123,922</text:p>
          </table:table-cell>
          <table:table-cell table:style-name="ce6" office:value-type="float" office:value="122999" calcext:value-type="float">
            <text:p>122,999</text:p>
          </table:table-cell>
          <table:table-cell table:style-name="ce6" office:value-type="float" office:value="122433" calcext:value-type="float">
            <text:p>122,433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0902" calcext:value-type="float">
            <text:p>120,90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âmnicu Vâlcea</text:p>
          </table:table-cell>
          <table:table-cell table:style-name="ce6" office:value-type="float" office:value="119348" calcext:value-type="float">
            <text:p>119,348</text:p>
          </table:table-cell>
          <table:table-cell table:style-name="ce6" office:value-type="float" office:value="119252" calcext:value-type="float">
            <text:p>119,252</text:p>
          </table:table-cell>
          <table:table-cell table:style-name="ce6" office:value-type="float" office:value="118832" calcext:value-type="float">
            <text:p>118,83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18111" calcext:value-type="float">
            <text:p>118,11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ceava</text:p>
          </table:table-cell>
          <table:table-cell table:style-name="ce6" office:value-type="float" office:value="116311" calcext:value-type="float">
            <text:p>116,311</text:p>
          </table:table-cell>
          <table:table-cell table:style-name="ce6" office:value-type="float" office:value="116082" calcext:value-type="float">
            <text:p>116,082</text:p>
          </table:table-cell>
          <table:table-cell table:style-name="ce6" office:value-type="float" office:value="116666" calcext:value-type="float">
            <text:p>116,666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22231" calcext:value-type="float">
            <text:p>122,23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robeta-Turnu Severin</text:p>
          </table:table-cell>
          <table:table-cell table:style-name="ce6" office:value-type="float" office:value="111580" calcext:value-type="float">
            <text:p>111,580</text:p>
          </table:table-cell>
          <table:table-cell table:style-name="ce6" office:value-type="float" office:value="110768" calcext:value-type="float">
            <text:p>110,768</text:p>
          </table:table-cell>
          <table:table-cell table:style-name="ce6" office:value-type="float" office:value="109730" calcext:value-type="float">
            <text:p>109,730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07614" calcext:value-type="float">
            <text:p>107,61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Slovenia</text:p>
          </table:table-cell>
          <table:covered-table-cell table:number-columns-repeated="5" table:style-name="ce6"/>
          <table:covered-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Ljubljana</text:p>
          </table:table-cell>
          <table:table-cell table:style-name="ce6" office:value-type="float" office:value="282994" calcext:value-type="float">
            <text:p>282,994</text:p>
          </table:table-cell>
          <table:table-cell table:style-name="ce6" office:value-type="float" office:value="285857" calcext:value-type="float">
            <text:p>285,857</text:p>
          </table:table-cell>
          <table:table-cell table:style-name="ce6" office:value-type="float" office:value="287218" calcext:value-type="float">
            <text:p>287,218</text:p>
          </table:table-cell>
          <table:table-cell table:style-name="ce6" office:value-type="float" office:value="288307" calcext:value-type="float">
            <text:p>288,307</text:p>
          </table:table-cell>
          <table:table-cell table:style-name="ce6" office:value-type="float" office:value="288919" calcext:value-type="float">
            <text:p>288,91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ribor</text:p>
          </table:table-cell>
          <table:table-cell table:style-name="ce6" office:value-type="float" office:value="111374" calcext:value-type="float">
            <text:p>111,374</text:p>
          </table:table-cell>
          <table:table-cell table:style-name="ce6" office:value-type="float" office:value="112088" calcext:value-type="float">
            <text:p>112,088</text:p>
          </table:table-cell>
          <table:table-cell table:style-name="ce6" office:value-type="float" office:value="112325" calcext:value-type="float">
            <text:p>112,325</text:p>
          </table:table-cell>
          <table:table-cell table:style-name="ce6" office:value-type="float" office:value="111832" calcext:value-type="float">
            <text:p>111,832</text:p>
          </table:table-cell>
          <table:table-cell table:style-name="ce6" office:value-type="float" office:value="111079" calcext:value-type="float">
            <text:p>111,07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Slovakia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Bratislava</text:p>
          </table:table-cell>
          <table:table-cell table:style-name="ce6" office:value-type="float" office:value="415589" calcext:value-type="float">
            <text:p>415,589</text:p>
          </table:table-cell>
          <table:table-cell table:style-name="ce6" office:value-type="float" office:value="417389" calcext:value-type="float">
            <text:p>417,389</text:p>
          </table:table-cell>
          <table:table-cell table:style-name="ce6" office:value-type="float" office:value="419678" calcext:value-type="float">
            <text:p>419,678</text:p>
          </table:table-cell>
          <table:table-cell table:style-name="ce6" office:value-type="float" office:value="422932" calcext:value-type="float">
            <text:p>422,932</text:p>
          </table:table-cell>
          <table:table-cell table:style-name="ce6" office:value-type="float" office:value="425923" calcext:value-type="float">
            <text:p>425,923</text:p>
          </table:table-cell>
          <table:table-cell table:style-name="ce6" office:value-type="float" office:value="429564" calcext:value-type="float">
            <text:p>429,5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osice</text:p>
          </table:table-cell>
          <table:table-cell table:style-name="ce6" office:value-type="float" office:value="240164" calcext:value-type="float">
            <text:p>240,164</text:p>
          </table:table-cell>
          <table:table-cell table:style-name="ce6" office:value-type="float" office:value="239797" calcext:value-type="float">
            <text:p>239,797</text:p>
          </table:table-cell>
          <table:table-cell table:style-name="ce6" office:value-type="float" office:value="239464" calcext:value-type="float">
            <text:p>239,464</text:p>
          </table:table-cell>
          <table:table-cell table:style-name="ce6" office:value-type="float" office:value="239200" calcext:value-type="float">
            <text:p>239,200</text:p>
          </table:table-cell>
          <table:table-cell table:style-name="ce6" office:value-type="float" office:value="239141" calcext:value-type="float">
            <text:p>239,141</text:p>
          </table:table-cell>
          <table:table-cell table:style-name="ce6" office:value-type="float" office:value="239095" calcext:value-type="float">
            <text:p>239,0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nská Bystrica</text:p>
          </table:table-cell>
          <table:table-cell table:style-name="ce6" office:value-type="float" office:value="79583" calcext:value-type="float">
            <text:p>79,583</text:p>
          </table:table-cell>
          <table:table-cell table:style-name="ce6" office:value-type="float" office:value="79368" calcext:value-type="float">
            <text:p>79,368</text:p>
          </table:table-cell>
          <table:table-cell table:style-name="ce6" office:value-type="float" office:value="79027" calcext:value-type="float">
            <text:p>79,027</text:p>
          </table:table-cell>
          <table:table-cell table:style-name="ce6" office:value-type="float" office:value="78758" calcext:value-type="float">
            <text:p>78,758</text:p>
          </table:table-cell>
          <table:table-cell table:style-name="ce6" office:value-type="float" office:value="78635" calcext:value-type="float">
            <text:p>78,635</text:p>
          </table:table-cell>
          <table:table-cell table:style-name="ce6" office:value-type="float" office:value="78484" calcext:value-type="float">
            <text:p>78,4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itra</text:p>
          </table:table-cell>
          <table:table-cell table:style-name="ce6" office:value-type="float" office:value="78607" calcext:value-type="float">
            <text:p>78,607</text:p>
          </table:table-cell>
          <table:table-cell table:style-name="ce6" office:value-type="float" office:value="78351" calcext:value-type="float">
            <text:p>78,351</text:p>
          </table:table-cell>
          <table:table-cell table:style-name="ce6" office:value-type="float" office:value="78033" calcext:value-type="float">
            <text:p>78,033</text:p>
          </table:table-cell>
          <table:table-cell table:style-name="ce6" office:value-type="float" office:value="77670" calcext:value-type="float">
            <text:p>77,670</text:p>
          </table:table-cell>
          <table:table-cell table:style-name="ce6" office:value-type="float" office:value="77374" calcext:value-type="float">
            <text:p>77,374</text:p>
          </table:table-cell>
          <table:table-cell table:style-name="ce6" office:value-type="float" office:value="77048" calcext:value-type="float">
            <text:p>77,0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esov</text:p>
          </table:table-cell>
          <table:table-cell table:style-name="ce6" office:value-type="float" office:value="91352" calcext:value-type="float">
            <text:p>91,352</text:p>
          </table:table-cell>
          <table:table-cell table:style-name="ce6" office:value-type="float" office:value="90923" calcext:value-type="float">
            <text:p>90,923</text:p>
          </table:table-cell>
          <table:table-cell table:style-name="ce6" office:value-type="float" office:value="90187" calcext:value-type="float">
            <text:p>90,187</text:p>
          </table:table-cell>
          <table:table-cell table:style-name="ce6" office:value-type="float" office:value="89959" calcext:value-type="float">
            <text:p>89,959</text:p>
          </table:table-cell>
          <table:table-cell table:style-name="ce6" office:value-type="float" office:value="89618" calcext:value-type="float">
            <text:p>89,618</text:p>
          </table:table-cell>
          <table:table-cell table:style-name="ce6" office:value-type="float" office:value="89138" calcext:value-type="float">
            <text:p>89,1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ilina</text:p>
          </table:table-cell>
          <table:table-cell table:style-name="ce6" office:value-type="float" office:value="81382" calcext:value-type="float">
            <text:p>81,382</text:p>
          </table:table-cell>
          <table:table-cell table:style-name="ce6" office:value-type="float" office:value="81273" calcext:value-type="float">
            <text:p>81,273</text:p>
          </table:table-cell>
          <table:table-cell table:style-name="ce6" office:value-type="float" office:value="81155" calcext:value-type="float">
            <text:p>81,155</text:p>
          </table:table-cell>
          <table:table-cell table:style-name="ce6" office:value-type="float" office:value="81114" calcext:value-type="float">
            <text:p>81,114</text:p>
          </table:table-cell>
          <table:table-cell table:style-name="ce6" office:value-type="float" office:value="81041" calcext:value-type="float">
            <text:p>81,041</text:p>
          </table:table-cell>
          <table:table-cell table:style-name="ce6" office:value-type="float" office:value="80978" calcext:value-type="float">
            <text:p>80,9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nava</text:p>
          </table:table-cell>
          <table:table-cell table:style-name="ce6" office:value-type="float" office:value="66073" calcext:value-type="float">
            <text:p>66,073</text:p>
          </table:table-cell>
          <table:table-cell table:style-name="ce6" office:value-type="float" office:value="65978" calcext:value-type="float">
            <text:p>65,978</text:p>
          </table:table-cell>
          <table:table-cell table:style-name="ce6" office:value-type="float" office:value="65713" calcext:value-type="float">
            <text:p>65,713</text:p>
          </table:table-cell>
          <table:table-cell table:style-name="ce6" office:value-type="float" office:value="65596" calcext:value-type="float">
            <text:p>65,596</text:p>
          </table:table-cell>
          <table:table-cell table:style-name="ce6" office:value-type="float" office:value="65536" calcext:value-type="float">
            <text:p>65,536</text:p>
          </table:table-cell>
          <table:table-cell table:style-name="ce6" office:value-type="float" office:value="65382" calcext:value-type="float">
            <text:p>65,3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encín</text:p>
          </table:table-cell>
          <table:table-cell table:style-name="ce6" office:value-type="float" office:value="55883" calcext:value-type="float">
            <text:p>55,883</text:p>
          </table:table-cell>
          <table:table-cell table:style-name="ce6" office:value-type="float" office:value="55886" calcext:value-type="float">
            <text:p>55,886</text:p>
          </table:table-cell>
          <table:table-cell table:style-name="ce6" office:value-type="float" office:value="55857" calcext:value-type="float">
            <text:p>55,857</text:p>
          </table:table-cell>
          <table:table-cell table:style-name="ce6" office:value-type="float" office:value="55698" calcext:value-type="float">
            <text:p>55,698</text:p>
          </table:table-cell>
          <table:table-cell table:style-name="ce6" office:value-type="float" office:value="55593" calcext:value-type="float">
            <text:p>55,593</text:p>
          </table:table-cell>
          <table:table-cell table:style-name="ce6" office:value-type="float" office:value="55537" calcext:value-type="float">
            <text:p>55,537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Finland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Helsinki / Helsingfors</text:p>
          </table:table-cell>
          <table:table-cell table:style-name="ce6" office:value-type="float" office:value="612664" calcext:value-type="float">
            <text:p>612,664</text:p>
          </table:table-cell>
          <table:table-cell table:number-columns-repeated="2" table:style-name="ce6" office:value-type="float" office:value="620715" calcext:value-type="float">
            <text:p>620,715</text:p>
          </table:table-cell>
          <table:table-cell table:style-name="ce6" office:value-type="float" office:value="628208" calcext:value-type="float">
            <text:p>628,208</text:p>
          </table:table-cell>
          <table:table-cell table:style-name="ce6" office:value-type="float" office:value="635181" calcext:value-type="float">
            <text:p>635,181</text:p>
          </table:table-cell>
          <table:table-cell table:style-name="ce6" office:value-type="float" office:value="643272" calcext:value-type="float">
            <text:p>643,2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sinki / Helsingfors (greater city)</text:p>
          </table:table-cell>
          <table:table-cell table:style-name="ce6" office:value-type="float" office:value="1090616" calcext:value-type="float">
            <text:p>1,090,616</text:p>
          </table:table-cell>
          <table:table-cell table:number-columns-repeated="2" table:style-name="ce6" office:value-type="float" office:value="1106418" calcext:value-type="float">
            <text:p>1,106,418</text:p>
          </table:table-cell>
          <table:table-cell table:style-name="ce6" office:value-type="float" office:value="1122101" calcext:value-type="float">
            <text:p>1,122,101</text:p>
          </table:table-cell>
          <table:table-cell table:style-name="ce6" office:value-type="float" office:value="1138502" calcext:value-type="float">
            <text:p>1,138,502</text:p>
          </table:table-cell>
          <table:table-cell table:style-name="ce6" office:value-type="float" office:value="1154967" calcext:value-type="float">
            <text:p>1,154,9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mpere / Tammerfors</text:p>
          </table:table-cell>
          <table:table-cell table:style-name="ce6" office:value-type="float" office:value="217421" calcext:value-type="float">
            <text:p>217,421</text:p>
          </table:table-cell>
          <table:table-cell table:style-name="ce6" office:value-type="float" office:value="220446" calcext:value-type="float">
            <text:p>220,446</text:p>
          </table:table-cell>
          <table:table-cell table:style-name="ce6" office:value-type="float" office:value="223004" calcext:value-type="float">
            <text:p>223,004</text:p>
          </table:table-cell>
          <table:table-cell table:style-name="ce6" office:value-type="float" office:value="225118" calcext:value-type="float">
            <text:p>225,118</text:p>
          </table:table-cell>
          <table:table-cell table:style-name="ce6" office:value-type="float" office:value="228274" calcext:value-type="float">
            <text:p>228,274</text:p>
          </table:table-cell>
          <table:table-cell table:style-name="ce6" office:value-type="float" office:value="231853" calcext:value-type="float">
            <text:p>231,8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urku / Åbo</text:p>
          </table:table-cell>
          <table:table-cell table:style-name="ce6" office:value-type="float" office:value="180225" calcext:value-type="float">
            <text:p>180,225</text:p>
          </table:table-cell>
          <table:table-cell table:style-name="ce6" office:value-type="float" office:value="182072" calcext:value-type="float">
            <text:p>182,072</text:p>
          </table:table-cell>
          <table:table-cell table:style-name="ce6" office:value-type="float" office:value="183824" calcext:value-type="float">
            <text:p>183,824</text:p>
          </table:table-cell>
          <table:table-cell table:style-name="ce6" office:value-type="float" office:value="185908" calcext:value-type="float">
            <text:p>185,908</text:p>
          </table:table-cell>
          <table:table-cell table:style-name="ce6" office:value-type="float" office:value="187604" calcext:value-type="float">
            <text:p>187,604</text:p>
          </table:table-cell>
          <table:table-cell table:style-name="ce6" office:value-type="float" office:value="189669" calcext:value-type="float">
            <text:p>189,66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ulu</text:p>
          </table:table-cell>
          <table:table-cell table:style-name="ce6" office:value-type="float" office:value="190847" calcext:value-type="float">
            <text:p>190,847</text:p>
          </table:table-cell>
          <table:table-cell table:style-name="ce6" office:value-type="float" office:value="193798" calcext:value-type="float">
            <text:p>193,798</text:p>
          </table:table-cell>
          <table:table-cell table:style-name="ce6" office:value-type="float" office:value="196291" calcext:value-type="float">
            <text:p>196,291</text:p>
          </table:table-cell>
          <table:table-cell table:style-name="ce6" office:value-type="float" office:value="198525" calcext:value-type="float">
            <text:p>198,525</text:p>
          </table:table-cell>
          <table:table-cell table:style-name="ce6" office:value-type="float" office:value="200526" calcext:value-type="float">
            <text:p>200,526</text:p>
          </table:table-cell>
          <table:table-cell table:style-name="ce6" office:value-type="float" office:value="201810" calcext:value-type="float">
            <text:p>201,8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poo / Esbo</text:p>
          </table:table-cell>
          <table:table-cell table:style-name="ce6" office:value-type="float" office:value="260753" calcext:value-type="float">
            <text:p>260,753</text:p>
          </table:table-cell>
          <table:table-cell table:number-columns-repeated="2" table:style-name="ce6" office:value-type="float" office:value="265543" calcext:value-type="float">
            <text:p>265,543</text:p>
          </table:table-cell>
          <table:table-cell table:style-name="ce6" office:value-type="float" office:value="269802" calcext:value-type="float">
            <text:p>269,802</text:p>
          </table:table-cell>
          <table:table-cell table:style-name="ce6" office:value-type="float" office:value="274583" calcext:value-type="float">
            <text:p>274,583</text:p>
          </table:table-cell>
          <table:table-cell table:style-name="ce6" office:value-type="float" office:value="279044" calcext:value-type="float">
            <text:p>279,04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ntaa / Vanda</text:p>
          </table:table-cell>
          <table:table-cell table:style-name="ce6" office:value-type="float" office:value="205312" calcext:value-type="float">
            <text:p>205,312</text:p>
          </table:table-cell>
          <table:table-cell table:style-name="ce6" office:value-type="float" office:value="208098" calcext:value-type="float">
            <text:p>208,098</text:p>
          </table:table-cell>
          <table:table-cell table:style-name="ce6" office:value-type="float" office:value="210803" calcext:value-type="float">
            <text:p>210,803</text:p>
          </table:table-cell>
          <table:table-cell table:style-name="ce6" office:value-type="float" office:value="214605" calcext:value-type="float">
            <text:p>214,605</text:p>
          </table:table-cell>
          <table:table-cell table:style-name="ce6" office:value-type="float" office:value="219341" calcext:value-type="float">
            <text:p>219,341</text:p>
          </table:table-cell>
          <table:table-cell table:style-name="ce6" office:value-type="float" office:value="223027" calcext:value-type="float">
            <text:p>223,0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hti / Lahtis</text:p>
          </table:table-cell>
          <table:table-cell table:style-name="ce6" office:value-type="float" office:value="103016" calcext:value-type="float">
            <text:p>103,016</text:p>
          </table:table-cell>
          <table:table-cell table:style-name="ce6" office:value-type="float" office:value="103364" calcext:value-type="float">
            <text:p>103,364</text:p>
          </table:table-cell>
          <table:table-cell table:style-name="ce6" office:value-type="float" office:value="118644" calcext:value-type="float">
            <text:p>118,644</text:p>
          </table:table-cell>
          <table:table-cell table:style-name="ce6" office:value-type="float" office:value="118743" calcext:value-type="float">
            <text:p>118,743</text:p>
          </table:table-cell>
          <table:table-cell table:style-name="ce6" office:value-type="float" office:value="119452" calcext:value-type="float">
            <text:p>119,452</text:p>
          </table:table-cell>
          <table:table-cell table:style-name="ce6" office:value-type="float" office:value="119573" calcext:value-type="float">
            <text:p>119,5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uopio</text:p>
          </table:table-cell>
          <table:table-cell table:style-name="ce6" office:value-type="float" office:value="108962" calcext:value-type="float">
            <text:p>108,962</text:p>
          </table:table-cell>
          <table:table-cell table:style-name="ce6" office:value-type="float" office:value="110113" calcext:value-type="float">
            <text:p>110,113</text:p>
          </table:table-cell>
          <table:table-cell table:style-name="ce6" office:value-type="float" office:value="116171" calcext:value-type="float">
            <text:p>116,171</text:p>
          </table:table-cell>
          <table:table-cell table:style-name="ce6" office:value-type="float" office:value="116921" calcext:value-type="float">
            <text:p>116,921</text:p>
          </table:table-cell>
          <table:table-cell table:style-name="ce6" office:value-type="float" office:value="117740" calcext:value-type="float">
            <text:p>117,740</text:p>
          </table:table-cell>
          <table:table-cell table:style-name="ce6" office:value-type="float" office:value="118209" calcext:value-type="float">
            <text:p>118,2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yväskylä</text:p>
          </table:table-cell>
          <table:table-cell table:style-name="ce6" office:value-type="float" office:value="133482" calcext:value-type="float">
            <text:p>133,482</text:p>
          </table:table-cell>
          <table:table-cell table:style-name="ce6" office:value-type="float" office:value="134658" calcext:value-type="float">
            <text:p>134,658</text:p>
          </table:table-cell>
          <table:table-cell table:style-name="ce6" office:value-type="float" office:value="135780" calcext:value-type="float">
            <text:p>135,780</text:p>
          </table:table-cell>
          <table:table-cell table:style-name="ce6" office:value-type="float" office:value="137368" calcext:value-type="float">
            <text:p>137,368</text:p>
          </table:table-cell>
          <table:table-cell table:style-name="ce6" office:value-type="float" office:value="138850" calcext:value-type="float">
            <text:p>138,850</text:p>
          </table:table-cell>
          <table:table-cell table:style-name="ce6" office:value-type="float" office:value="140188" calcext:value-type="float">
            <text:p>140,18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Sweden</text:p>
          </table:table-cell>
          <table:covered-table-cell table:number-columns-repeated="4" table:style-name="ce12"/>
          <table:covered-table-cell table:style-name="ce6"/>
          <table:covered-table-cell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Stockholm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935619" calcext:value-type="float">
            <text:p>935,61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ockholm (greater city)</text:p>
          </table:table-cell>
          <table:table-cell table:style-name="ce6" office:value-type="float" office:value="1637551" calcext:value-type="float">
            <text:p>1,637,551</text:p>
          </table:table-cell>
          <table:table-cell table:style-name="ce6" office:value-type="float" office:value="1665006" calcext:value-type="float">
            <text:p>1,665,006</text:p>
          </table:table-cell>
          <table:table-cell table:style-name="ce6" office:value-type="float" office:value="1689952" calcext:value-type="float">
            <text:p>1,689,952</text:p>
          </table:table-cell>
          <table:table-cell table:style-name="ce12" office:value-type="string" calcext:value-type="string">
            <text:p>:</text:p>
          </table:table-cell>
          <table:table-cell table:style-name="ce6" office:value-type="float" office:value="1716807" calcext:value-type="float">
            <text:p>1,716,80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öteborg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556640" calcext:value-type="float">
            <text:p>556,64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lmö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328494" calcext:value-type="float">
            <text:p>328,494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önköping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35297" calcext:value-type="float">
            <text:p>135,29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meå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22892" calcext:value-type="float">
            <text:p>122,89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ppsala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214559" calcext:value-type="float">
            <text:p>214,559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nköping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55817" calcext:value-type="float">
            <text:p>155,81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Örebro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46631" calcext:value-type="float">
            <text:p>146,631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ästerås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47420" calcext:value-type="float">
            <text:p>147,42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rrköping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39363" calcext:value-type="float">
            <text:p>139,363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elsingborg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40547" calcext:value-type="float">
            <text:p>140,547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nd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18542" calcext:value-type="float">
            <text:p>118,542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orås</text:p>
          </table:table-cell>
          <table:table-cell table:number-columns-repeated="4" table:style-name="ce12" office:value-type="string" calcext:value-type="string">
            <text:p>:</text:p>
          </table:table-cell>
          <table:table-cell table:style-name="ce6" office:value-type="float" office:value="109880" calcext:value-type="float">
            <text:p>109,880</text:p>
          </table:table-cell>
          <table:table-cell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United Kingdom</text:p>
          </table:table-cell>
          <table:covered-table-cell table:number-columns-repeated="2" table:style-name="ce12"/>
          <table:covered-table-cell table:number-columns-repeated="3" table:style-name="ce6"/>
          <table:covered-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Glasgow City</text:p>
          </table:table-cell>
          <table:table-cell table:style-name="ce6" office:value-type="float" office:value="595800" calcext:value-type="float">
            <text:p>595,800</text:p>
          </table:table-cell>
          <table:table-cell table:style-name="ce6" office:value-type="float" office:value="598100" calcext:value-type="float">
            <text:p>598,100</text:p>
          </table:table-cell>
          <table:table-cell table:style-name="ce6" office:value-type="float" office:value="602990" calcext:value-type="float">
            <text:p>602,990</text:p>
          </table:table-cell>
          <table:table-cell table:style-name="ce6" office:value-type="float" office:value="610705" calcext:value-type="float">
            <text:p>610,705</text:p>
          </table:table-cell>
          <table:table-cell table:style-name="ce6" office:value-type="float" office:value="618045" calcext:value-type="float">
            <text:p>618,045</text:p>
          </table:table-cell>
          <table:table-cell table:style-name="ce6" office:value-type="float" office:value="623715" calcext:value-type="float">
            <text:p>623,71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reater Glasgow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986575" calcext:value-type="float">
            <text:p>986,575</text:p>
          </table:table-cell>
          <table:table-cell table:style-name="ce6" office:value-type="float" office:value="996545" calcext:value-type="float">
            <text:p>996,545</text:p>
          </table:table-cell>
          <table:table-cell table:style-name="ce6" office:value-type="float" office:value="1004220" calcext:value-type="float">
            <text:p>1,004,22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ity of Edinburgh</text:p>
          </table:table-cell>
          <table:table-cell table:style-name="ce6" office:value-type="float" office:value="485100" calcext:value-type="float">
            <text:p>485,100</text:p>
          </table:table-cell>
          <table:table-cell table:style-name="ce6" office:value-type="float" office:value="490100" calcext:value-type="float">
            <text:p>490,100</text:p>
          </table:table-cell>
          <table:table-cell table:style-name="ce6" office:value-type="float" office:value="495710" calcext:value-type="float">
            <text:p>495,710</text:p>
          </table:table-cell>
          <table:table-cell table:style-name="ce6" office:value-type="float" office:value="502990" calcext:value-type="float">
            <text:p>502,990</text:p>
          </table:table-cell>
          <table:table-cell table:style-name="ce6" office:value-type="float" office:value="510190" calcext:value-type="float">
            <text:p>510,190</text:p>
          </table:table-cell>
          <table:table-cell table:style-name="ce6" office:value-type="float" office:value="515855" calcext:value-type="float">
            <text:p>515,85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berdeen City</text:p>
          </table:table-cell>
          <table:table-cell table:style-name="ce6" office:value-type="float" office:value="226100" calcext:value-type="float">
            <text:p>226,100</text:p>
          </table:table-cell>
          <table:table-cell table:style-name="ce6" office:value-type="float" office:value="228100" calcext:value-type="float">
            <text:p>228,100</text:p>
          </table:table-cell>
          <table:table-cell table:style-name="ce6" office:value-type="float" office:value="229635" calcext:value-type="float">
            <text:p>229,635</text:p>
          </table:table-cell>
          <table:table-cell table:style-name="ce6" office:value-type="float" office:value="230095" calcext:value-type="float">
            <text:p>230,095</text:p>
          </table:table-cell>
          <table:table-cell table:style-name="ce6" office:value-type="float" office:value="229320" calcext:value-type="float">
            <text:p>229,320</text:p>
          </table:table-cell>
          <table:table-cell table:style-name="ce6" office:value-type="float" office:value="228180" calcext:value-type="float">
            <text:p>228,18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ndee City</text:p>
          </table:table-cell>
          <table:table-cell table:style-name="ce6" office:value-type="float" office:value="148000" calcext:value-type="float">
            <text:p>148,000</text:p>
          </table:table-cell>
          <table:table-cell table:style-name="ce6" office:value-type="float" office:value="148200" calcext:value-type="float">
            <text:p>148,200</text:p>
          </table:table-cell>
          <table:table-cell table:style-name="ce6" office:value-type="float" office:value="148170" calcext:value-type="float">
            <text:p>148,170</text:p>
          </table:table-cell>
          <table:table-cell table:style-name="ce6" office:value-type="float" office:value="148240" calcext:value-type="float">
            <text:p>148,240</text:p>
          </table:table-cell>
          <table:table-cell table:style-name="ce6" office:value-type="float" office:value="148490" calcext:value-type="float">
            <text:p>148,490</text:p>
          </table:table-cell>
          <table:table-cell table:style-name="ce6" office:value-type="float" office:value="148730" calcext:value-type="float">
            <text:p>148,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nfrewshire (Paisley)</text:p>
          </table:table-cell>
          <table:table-cell table:number-columns-repeated="3" table:style-name="ce12" office:value-type="string" calcext:value-type="string">
            <text:p>:</text:p>
          </table:table-cell>
          <table:table-cell table:style-name="ce6" office:value-type="float" office:value="175245" calcext:value-type="float">
            <text:p>175,245</text:p>
          </table:table-cell>
          <table:table-cell table:style-name="ce6" office:value-type="float" office:value="176380" calcext:value-type="float">
            <text:p>176,380</text:p>
          </table:table-cell>
          <table:table-cell table:style-name="ce6" office:value-type="float" office:value="177310" calcext:value-type="float">
            <text:p>177,3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ilbride</text:p>
          </table:table-cell>
          <table:table-cell table:style-name="ce12" table:number-columns-repeated="3"/>
          <table:table-cell table:style-name="ce6" table:number-columns-repeated="2"/>
          <table:table-cell table:style-name="ce6" office:value-type="float" office:value="75000" calcext:value-type="float">
            <text:p>75,0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ivingston</text:p>
          </table:table-cell>
          <table:table-cell table:style-name="ce12" table:number-columns-repeated="3"/>
          <table:table-cell table:style-name="ce6" table:number-columns-repeated="2"/>
          <table:table-cell table:style-name="ce6" office:value-type="float" office:value="57000" calcext:value-type="float">
            <text:p>57,0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Hamilton</text:p>
          </table:table-cell>
          <table:table-cell table:style-name="ce12" table:number-columns-repeated="3"/>
          <table:table-cell table:style-name="ce6" table:number-columns-repeated="2"/>
          <table:table-cell table:style-name="ce6" office:value-type="float" office:value="54000" calcext:value-type="float">
            <text:p>54,0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nfermline</text:p>
          </table:table-cell>
          <table:table-cell table:style-name="ce12" table:number-columns-repeated="3"/>
          <table:table-cell table:style-name="ce6" table:number-columns-repeated="2"/>
          <table:table-cell table:style-name="ce6" office:value-type="float" office:value="53100" calcext:value-type="float">
            <text:p>53,1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umbernauld</text:p>
          </table:table-cell>
          <table:table-cell table:style-name="ce12" table:number-columns-repeated="3"/>
          <table:table-cell table:style-name="ce6" table:number-columns-repeated="2"/>
          <table:table-cell table:style-name="ce6" office:value-type="float" office:value="51000" calcext:value-type="float">
            <text:p>51,0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Kirkcaldy</text:p>
          </table:table-cell>
          <table:table-cell table:style-name="ce12" table:number-columns-repeated="3"/>
          <table:table-cell table:style-name="ce6" table:number-columns-repeated="2"/>
          <table:table-cell table:style-name="ce6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Norge</text:p>
          </table:table-cell>
          <table:covered-table-cell table:style-name="ce6"/>
          <table:covered-table-cell table:number-columns-repeated="5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Oslo</text:p>
          </table:table-cell>
          <table:table-cell table:style-name="ce6" office:value-type="float" office:value="623966" calcext:value-type="float">
            <text:p>623,966</text:p>
          </table:table-cell>
          <table:table-cell table:number-columns-repeated="5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style-name="ce6" office:value-type="float" office:value="267950" calcext:value-type="float">
            <text:p>267,950</text:p>
          </table:table-cell>
          <table:table-cell table:number-columns-repeated="5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ondheim</text:p>
          </table:table-cell>
          <table:table-cell table:style-name="ce6" office:value-type="float" office:value="179692" calcext:value-type="float">
            <text:p>179,692</text:p>
          </table:table-cell>
          <table:table-cell table:number-columns-repeated="5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avanger</text:p>
          </table:table-cell>
          <table:table-cell table:style-name="ce6" office:value-type="float" office:value="129191" calcext:value-type="float">
            <text:p>129,191</text:p>
          </table:table-cell>
          <table:table-cell table:number-columns-repeated="5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ristiansand</text:p>
          </table:table-cell>
          <table:table-cell table:style-name="ce6" office:value-type="float" office:value="84476" calcext:value-type="float">
            <text:p>84,476</text:p>
          </table:table-cell>
          <table:table-cell table:number-columns-repeated="5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omsø</text:p>
          </table:table-cell>
          <table:table-cell table:style-name="ce6" office:value-type="float" office:value="70358" calcext:value-type="float">
            <text:p>70,358</text:p>
          </table:table-cell>
          <table:table-cell table:number-columns-repeated="5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Schweiz/Suisse</text:p>
          </table:table-cell>
          <table:covered-table-cell table:number-columns-repeated="4" table:style-name="ce6"/>
          <table:covered-table-cell table:number-columns-repeated="2" table:style-name="ce12"/>
          <table:table-cell table:number-columns-repeated="1017"/>
        </table:table-row>
        <table:table-row table:style-name="ro1">
          <table:table-cell table:style-name="ce2" office:value-type="string" calcext:value-type="string">
            <text:p>Zürich</text:p>
          </table:table-cell>
          <table:table-cell table:style-name="ce6" office:value-type="float" office:value="380777" calcext:value-type="float">
            <text:p>380,777</text:p>
          </table:table-cell>
          <table:table-cell table:style-name="ce6" office:value-type="float" office:value="384786" calcext:value-type="float">
            <text:p>384,786</text:p>
          </table:table-cell>
          <table:table-cell table:style-name="ce6" office:value-type="float" office:value="391359" calcext:value-type="float">
            <text:p>391,359</text:p>
          </table:table-cell>
          <table:table-cell table:style-name="ce6" office:value-type="float" office:value="396955" calcext:value-type="float">
            <text:p>396,95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Zürich (greater city)</text:p>
          </table:table-cell>
          <table:table-cell table:style-name="ce6" office:value-type="float" office:value="605812" calcext:value-type="float">
            <text:p>605,812</text:p>
          </table:table-cell>
          <table:table-cell table:style-name="ce6" office:value-type="float" office:value="613646" calcext:value-type="float">
            <text:p>613,646</text:p>
          </table:table-cell>
          <table:table-cell table:style-name="ce6" office:value-type="float" office:value="624768" calcext:value-type="float">
            <text:p>624,768</text:p>
          </table:table-cell>
          <table:table-cell table:style-name="ce6" office:value-type="float" office:value="635060" calcext:value-type="float">
            <text:p>635,06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ève</text:p>
          </table:table-cell>
          <table:table-cell table:style-name="ce6" office:value-type="float" office:value="189033" calcext:value-type="float">
            <text:p>189,033</text:p>
          </table:table-cell>
          <table:table-cell table:style-name="ce6" office:value-type="float" office:value="191557" calcext:value-type="float">
            <text:p>191,557</text:p>
          </table:table-cell>
          <table:table-cell table:style-name="ce6" office:value-type="float" office:value="194565" calcext:value-type="float">
            <text:p>194,565</text:p>
          </table:table-cell>
          <table:table-cell table:style-name="ce6" office:value-type="float" office:value="198072" calcext:value-type="float">
            <text:p>198,072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enève (greater city)</text:p>
          </table:table-cell>
          <table:table-cell table:style-name="ce6" office:value-type="float" office:value="353162" calcext:value-type="float">
            <text:p>353,162</text:p>
          </table:table-cell>
          <table:table-cell table:style-name="ce6" office:value-type="float" office:value="358095" calcext:value-type="float">
            <text:p>358,095</text:p>
          </table:table-cell>
          <table:table-cell table:style-name="ce6" office:value-type="float" office:value="364702" calcext:value-type="float">
            <text:p>364,702</text:p>
          </table:table-cell>
          <table:table-cell table:style-name="ce6" office:value-type="float" office:value="370858" calcext:value-type="float">
            <text:p>370,85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l</text:p>
          </table:table-cell>
          <table:table-cell table:style-name="ce6" office:value-type="float" office:value="165566" calcext:value-type="float">
            <text:p>165,566</text:p>
          </table:table-cell>
          <table:table-cell table:style-name="ce6" office:value-type="float" office:value="167386" calcext:value-type="float">
            <text:p>167,386</text:p>
          </table:table-cell>
          <table:table-cell table:style-name="ce6" office:value-type="float" office:value="168620" calcext:value-type="float">
            <text:p>168,620</text:p>
          </table:table-cell>
          <table:table-cell table:style-name="ce6" office:value-type="float" office:value="169916" calcext:value-type="float">
            <text:p>169,916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l (greater city)</text:p>
          </table:table-cell>
          <table:table-cell table:style-name="ce6" office:value-type="float" office:value="312003" calcext:value-type="float">
            <text:p>312,003</text:p>
          </table:table-cell>
          <table:table-cell table:style-name="ce6" office:value-type="float" office:value="314852" calcext:value-type="float">
            <text:p>314,852</text:p>
          </table:table-cell>
          <table:table-cell table:style-name="ce6" office:value-type="float" office:value="317162" calcext:value-type="float">
            <text:p>317,162</text:p>
          </table:table-cell>
          <table:table-cell table:style-name="ce6" office:value-type="float" office:value="319220" calcext:value-type="float">
            <text:p>319,220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n</text:p>
          </table:table-cell>
          <table:table-cell table:style-name="ce6" office:value-type="float" office:value="127515" calcext:value-type="float">
            <text:p>127,515</text:p>
          </table:table-cell>
          <table:table-cell table:style-name="ce6" office:value-type="float" office:value="128848" calcext:value-type="float">
            <text:p>128,848</text:p>
          </table:table-cell>
          <table:table-cell table:style-name="ce6" office:value-type="float" office:value="130015" calcext:value-type="float">
            <text:p>130,015</text:p>
          </table:table-cell>
          <table:table-cell table:style-name="ce6" office:value-type="float" office:value="131554" calcext:value-type="float">
            <text:p>131,554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n (greater city)</text:p>
          </table:table-cell>
          <table:table-cell table:style-name="ce6" office:value-type="float" office:value="215337" calcext:value-type="float">
            <text:p>215,337</text:p>
          </table:table-cell>
          <table:table-cell table:style-name="ce6" office:value-type="float" office:value="217804" calcext:value-type="float">
            <text:p>217,804</text:p>
          </table:table-cell>
          <table:table-cell table:style-name="ce6" office:value-type="float" office:value="219982" calcext:value-type="float">
            <text:p>219,982</text:p>
          </table:table-cell>
          <table:table-cell table:style-name="ce6" office:value-type="float" office:value="222217" calcext:value-type="float">
            <text:p>222,21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usanne</text:p>
          </table:table-cell>
          <table:table-cell table:style-name="ce6" office:value-type="float" office:value="130421" calcext:value-type="float">
            <text:p>130,421</text:p>
          </table:table-cell>
          <table:table-cell table:style-name="ce6" office:value-type="float" office:value="132788" calcext:value-type="float">
            <text:p>132,788</text:p>
          </table:table-cell>
          <table:table-cell table:style-name="ce6" office:value-type="float" office:value="133897" calcext:value-type="float">
            <text:p>133,897</text:p>
          </table:table-cell>
          <table:table-cell table:style-name="ce6" office:value-type="float" office:value="135629" calcext:value-type="float">
            <text:p>135,629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ausanne (greater city)</text:p>
          </table:table-cell>
          <table:table-cell table:style-name="ce6" office:value-type="float" office:value="220846" calcext:value-type="float">
            <text:p>220,846</text:p>
          </table:table-cell>
          <table:table-cell table:style-name="ce6" office:value-type="float" office:value="224379" calcext:value-type="float">
            <text:p>224,379</text:p>
          </table:table-cell>
          <table:table-cell table:style-name="ce6" office:value-type="float" office:value="226581" calcext:value-type="float">
            <text:p>226,581</text:p>
          </table:table-cell>
          <table:table-cell table:style-name="ce6" office:value-type="float" office:value="229425" calcext:value-type="float">
            <text:p>229,42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nterthur</text:p>
          </table:table-cell>
          <table:table-cell table:style-name="ce6" office:value-type="float" office:value="104468" calcext:value-type="float">
            <text:p>104,468</text:p>
          </table:table-cell>
          <table:table-cell table:style-name="ce6" office:value-type="float" office:value="105676" calcext:value-type="float">
            <text:p>105,676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. Gallen</text:p>
          </table:table-cell>
          <table:table-cell table:style-name="ce6" office:value-type="float" office:value="74111" calcext:value-type="float">
            <text:p>74,111</text:p>
          </table:table-cell>
          <table:table-cell table:style-name="ce6" office:value-type="float" office:value="74581" calcext:value-type="float">
            <text:p>74,581</text:p>
          </table:table-cell>
          <table:table-cell table:style-name="ce6" office:value-type="float" office:value="75310" calcext:value-type="float">
            <text:p>75,310</text:p>
          </table:table-cell>
          <table:table-cell table:style-name="ce6" office:value-type="float" office:value="75538" calcext:value-type="float">
            <text:p>75,538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zern</text:p>
          </table:table-cell>
          <table:table-cell table:style-name="ce6" office:value-type="float" office:value="79478" calcext:value-type="float">
            <text:p>79,478</text:p>
          </table:table-cell>
          <table:table-cell table:style-name="ce6" office:value-type="float" office:value="80501" calcext:value-type="float">
            <text:p>80,501</text:p>
          </table:table-cell>
          <table:table-cell table:style-name="ce6" office:value-type="float" office:value="81057" calcext:value-type="float">
            <text:p>81,057</text:p>
          </table:table-cell>
          <table:table-cell table:style-name="ce6" office:value-type="float" office:value="81295" calcext:value-type="float">
            <text:p>81,295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zern (greater city)</text:p>
          </table:table-cell>
          <table:table-cell table:style-name="ce6" office:value-type="float" office:value="155775" calcext:value-type="float">
            <text:p>155,775</text:p>
          </table:table-cell>
          <table:table-cell table:style-name="ce6" office:value-type="float" office:value="157412" calcext:value-type="float">
            <text:p>157,412</text:p>
          </table:table-cell>
          <table:table-cell table:style-name="ce6" office:value-type="float" office:value="158637" calcext:value-type="float">
            <text:p>158,637</text:p>
          </table:table-cell>
          <table:table-cell table:style-name="ce6" office:value-type="float" office:value="159189" calcext:value-type="float">
            <text:p>159,189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gano</text:p>
          </table:table-cell>
          <table:table-cell table:style-name="ce6" office:value-type="float" office:value="61837" calcext:value-type="float">
            <text:p>61,837</text:p>
          </table:table-cell>
          <table:table-cell table:style-name="ce6" office:value-type="float" office:value="62792" calcext:value-type="float">
            <text:p>62,792</text:p>
          </table:table-cell>
          <table:table-cell table:style-name="ce6" office:value-type="float" office:value="63668" calcext:value-type="float">
            <text:p>63,668</text:p>
          </table:table-cell>
          <table:table-cell table:style-name="ce6" office:value-type="float" office:value="63583" calcext:value-type="float">
            <text:p>63,583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gano (greater city)</text:p>
          </table:table-cell>
          <table:table-cell table:style-name="ce6" office:value-type="float" office:value="80995" calcext:value-type="float">
            <text:p>80,995</text:p>
          </table:table-cell>
          <table:table-cell table:style-name="ce6" office:value-type="float" office:value="82453" calcext:value-type="float">
            <text:p>82,453</text:p>
          </table:table-cell>
          <table:table-cell table:style-name="ce6" office:value-type="float" office:value="83635" calcext:value-type="float">
            <text:p>83,635</text:p>
          </table:table-cell>
          <table:table-cell table:style-name="ce6" office:value-type="float" office:value="83727" calcext:value-type="float">
            <text:p>83,727</text:p>
          </table:table-cell>
          <table:table-cell table:number-columns-repeated="2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iel/Bienne</text:p>
          </table:table-cell>
          <table:table-cell table:style-name="ce6" office:value-type="float" office:value="52351" calcext:value-type="float">
            <text:p>52,351</text:p>
          </table:table-cell>
          <table:table-cell table:style-name="ce6" office:value-type="float" office:value="53031" calcext:value-type="float">
            <text:p>53,031</text:p>
          </table:table-cell>
          <table:table-cell table:number-columns-repeated="4" table:style-name="ce12" office:value-type="string" calcext:value-type="string">
            <text:p>:</text:p>
          </table:table-cell>
          <table:table-cell table:number-columns-repeated="1017"/>
        </table:table-row>
        <table:table-row table:style-name="ro1" table:number-rows-repeated="10431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2" style:volatile="true">
      <loext:text> </loext:text>
      <loext:fill-character> </loext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.</number:text>
      <number:month number:style="long"/>
      <number:text>.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fo:font-size="11pt" style:font-name-asian="Noto Sans CJK SC" style:font-family-asian="'Noto Sans CJK SC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ltr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1:10:46.000331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3T11:20:32.724046157</dc:date>
    <meta:editing-duration>PT23M40S</meta:editing-duration>
    <meta:editing-cycles>6</meta:editing-cycles>
    <meta:document-statistic meta:table-count="1" meta:cell-count="2285" meta:object-count="0"/>
  </office:meta>
</office:document-meta>
</file>